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5.002cm"/>
    </style:style>
    <style:style style:name="co10" style:family="table-column">
      <style:table-column-properties fo:break-before="auto" style:column-width="4.40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Fermi Level" table:style-name="ta1">
        <table:shapes>
          <draw:frame draw:z-index="0" draw:style-name="gr1" svg:width="15.999cm" svg:height="8.999cm" svg:x="12.825cm" svg:y="1.46cm">
            <draw:object draw:notify-on-update-of-ranges="'Fermi Level'.A2:'Fermi Level'.A101 'Fermi Level'.B1:'Fermi Level'.B1 'Fermi Level'.B2:'Fermi Level'.B101 'Fermi Level'.A2:'Fermi Level'.A101 'Fermi Level'.C1:'Fermi Level'.C1 'Fermi Level'.C2:'Fermi Level'.C101 'Fermi Level'.A2:'Fermi Level'.A101 'Fermi Level'.D1:'Fermi Level'.D1 'Fermi Level'.D2:'Fermi Level'.D101 'Fermi Level'.A2:'Fermi Level'.A101 'Fermi Level'.E1:'Fermi Level'.E1 'Fermi Level'.E2:'Fermi Level'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Ef extrinsic</text:p>
          </table:table-cell>
          <table:table-cell table:style-name="ce1" office:value-type="string">
            <text:p>Ef intrinsic</text:p>
          </table:table-cell>
          <table:table-cell table:style-name="ce1" office:value-type="string">
            <text:p>Conduction</text:p>
          </table:table-cell>
          <table:table-cell table:style-name="ce1" office:value-type="string">
            <text:p>Valence</text:p>
          </table:table-cell>
          <table:table-cell table:style-name="ce1"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14017">
            <text:p>-0.14017</text:p>
          </table:table-cell>
          <table:table-cell office:value-type="float" office:value="-0.39212">
            <text:p>-0.3921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15219">
            <text:p>-0.15219</text:p>
          </table:table-cell>
          <table:table-cell office:value-type="float" office:value="-0.3916">
            <text:p>-0.3916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16437">
            <text:p>-0.16437</text:p>
          </table:table-cell>
          <table:table-cell office:value-type="float" office:value="-0.39107">
            <text:p>-0.3910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17671">
            <text:p>-0.17671</text:p>
          </table:table-cell>
          <table:table-cell office:value-type="float" office:value="-0.39055">
            <text:p>-0.3905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18918">
            <text:p>-0.18918</text:p>
          </table:table-cell>
          <table:table-cell office:value-type="float" office:value="-0.39002">
            <text:p>-0.3900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0.2018">
            <text:p>-0.2018</text:p>
          </table:table-cell>
          <table:table-cell office:value-type="float" office:value="-0.3895">
            <text:p>-0.389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0.21454">
            <text:p>-0.21454</text:p>
          </table:table-cell>
          <table:table-cell office:value-type="float" office:value="-0.38897">
            <text:p>-0.3889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0.2274">
            <text:p>-0.2274</text:p>
          </table:table-cell>
          <table:table-cell office:value-type="float" office:value="-0.38845">
            <text:p>-0.3884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0.24037">
            <text:p>-0.24037</text:p>
          </table:table-cell>
          <table:table-cell office:value-type="float" office:value="-0.38792">
            <text:p>-0.3879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0.25342">
            <text:p>-0.25342</text:p>
          </table:table-cell>
          <table:table-cell office:value-type="float" office:value="-0.3874">
            <text:p>-0.387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0.26653">
            <text:p>-0.26653</text:p>
          </table:table-cell>
          <table:table-cell office:value-type="float" office:value="-0.38687">
            <text:p>-0.3868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0.27962">
            <text:p>-0.27962</text:p>
          </table:table-cell>
          <table:table-cell office:value-type="float" office:value="-0.38635">
            <text:p>-0.3863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0.29255">
            <text:p>-0.29255</text:p>
          </table:table-cell>
          <table:table-cell office:value-type="float" office:value="-0.38582">
            <text:p>-0.3858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0.30513">
            <text:p>-0.30513</text:p>
          </table:table-cell>
          <table:table-cell office:value-type="float" office:value="-0.3853">
            <text:p>-0.3853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0.31705">
            <text:p>-0.31705</text:p>
          </table:table-cell>
          <table:table-cell office:value-type="float" office:value="-0.38477">
            <text:p>-0.3847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32795">
            <text:p>-0.32795</text:p>
          </table:table-cell>
          <table:table-cell office:value-type="float" office:value="-0.38425">
            <text:p>-0.3842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0.3375">
            <text:p>-0.3375</text:p>
          </table:table-cell>
          <table:table-cell office:value-type="float" office:value="-0.38372">
            <text:p>-0.3837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0.34552">
            <text:p>-0.34552</text:p>
          </table:table-cell>
          <table:table-cell office:value-type="float" office:value="-0.3832">
            <text:p>-0.383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0.35201">
            <text:p>-0.35201</text:p>
          </table:table-cell>
          <table:table-cell office:value-type="float" office:value="-0.38267">
            <text:p>-0.3826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0.35714">
            <text:p>-0.35714</text:p>
          </table:table-cell>
          <table:table-cell office:value-type="float" office:value="-0.38215">
            <text:p>-0.3821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0.36111">
            <text:p>-0.36111</text:p>
          </table:table-cell>
          <table:table-cell office:value-type="float" office:value="-0.38162">
            <text:p>-0.3816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-0.36415">
            <text:p>-0.36415</text:p>
          </table:table-cell>
          <table:table-cell office:value-type="float" office:value="-0.3811">
            <text:p>-0.3811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0.36647">
            <text:p>-0.36647</text:p>
          </table:table-cell>
          <table:table-cell office:value-type="float" office:value="-0.38057">
            <text:p>-0.3805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0.36821">
            <text:p>-0.36821</text:p>
          </table:table-cell>
          <table:table-cell office:value-type="float" office:value="-0.38005">
            <text:p>-0.3800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-0.36951">
            <text:p>-0.36951</text:p>
          </table:table-cell>
          <table:table-cell office:value-type="float" office:value="-0.37952">
            <text:p>-0.3795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-0.37047">
            <text:p>-0.37047</text:p>
          </table:table-cell>
          <table:table-cell office:value-type="float" office:value="-0.379">
            <text:p>-0.37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-0.37115">
            <text:p>-0.37115</text:p>
          </table:table-cell>
          <table:table-cell office:value-type="float" office:value="-0.37847">
            <text:p>-0.3784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-0.37162">
            <text:p>-0.37162</text:p>
          </table:table-cell>
          <table:table-cell office:value-type="float" office:value="-0.37795">
            <text:p>-0.3779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-0.37192">
            <text:p>-0.37192</text:p>
          </table:table-cell>
          <table:table-cell office:value-type="float" office:value="-0.37742">
            <text:p>-0.3774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-0.37208">
            <text:p>-0.37208</text:p>
          </table:table-cell>
          <table:table-cell office:value-type="float" office:value="-0.3769">
            <text:p>-0.376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-0.37214">
            <text:p>-0.37214</text:p>
          </table:table-cell>
          <table:table-cell office:value-type="float" office:value="-0.37637">
            <text:p>-0.3763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-0.3721">
            <text:p>-0.3721</text:p>
          </table:table-cell>
          <table:table-cell office:value-type="float" office:value="-0.37585">
            <text:p>-0.3758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-0.37199">
            <text:p>-0.37199</text:p>
          </table:table-cell>
          <table:table-cell office:value-type="float" office:value="-0.37532">
            <text:p>-0.3753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-0.37182">
            <text:p>-0.37182</text:p>
          </table:table-cell>
          <table:table-cell office:value-type="float" office:value="-0.3748">
            <text:p>-0.3748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-0.3716">
            <text:p>-0.3716</text:p>
          </table:table-cell>
          <table:table-cell office:value-type="float" office:value="-0.37427">
            <text:p>-0.3742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-0.37134">
            <text:p>-0.37134</text:p>
          </table:table-cell>
          <table:table-cell office:value-type="float" office:value="-0.37375">
            <text:p>-0.3737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-0.37105">
            <text:p>-0.37105</text:p>
          </table:table-cell>
          <table:table-cell office:value-type="float" office:value="-0.37322">
            <text:p>-0.3732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-0.37073">
            <text:p>-0.37073</text:p>
          </table:table-cell>
          <table:table-cell office:value-type="float" office:value="-0.3727">
            <text:p>-0.372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-0.37038">
            <text:p>-0.37038</text:p>
          </table:table-cell>
          <table:table-cell office:value-type="float" office:value="-0.37217">
            <text:p>-0.3721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-0.37001">
            <text:p>-0.37001</text:p>
          </table:table-cell>
          <table:table-cell office:value-type="float" office:value="-0.37165">
            <text:p>-0.3716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-0.36962">
            <text:p>-0.36962</text:p>
          </table:table-cell>
          <table:table-cell office:value-type="float" office:value="-0.37112">
            <text:p>-0.3711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-0.36921">
            <text:p>-0.36921</text:p>
          </table:table-cell>
          <table:table-cell office:value-type="float" office:value="-0.3706">
            <text:p>-0.3706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-0.3688">
            <text:p>-0.3688</text:p>
          </table:table-cell>
          <table:table-cell office:value-type="float" office:value="-0.37007">
            <text:p>-0.3700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-0.36837">
            <text:p>-0.36837</text:p>
          </table:table-cell>
          <table:table-cell office:value-type="float" office:value="-0.36955">
            <text:p>-0.3695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-0.36793">
            <text:p>-0.36793</text:p>
          </table:table-cell>
          <table:table-cell office:value-type="float" office:value="-0.36902">
            <text:p>-0.3690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-0.36748">
            <text:p>-0.36748</text:p>
          </table:table-cell>
          <table:table-cell office:value-type="float" office:value="-0.3685">
            <text:p>-0.368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-0.36703">
            <text:p>-0.36703</text:p>
          </table:table-cell>
          <table:table-cell office:value-type="float" office:value="-0.36797">
            <text:p>-0.3679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-0.36657">
            <text:p>-0.36657</text:p>
          </table:table-cell>
          <table:table-cell office:value-type="float" office:value="-0.36745">
            <text:p>-0.36745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-0.3661">
            <text:p>-0.3661</text:p>
          </table:table-cell>
          <table:table-cell office:value-type="float" office:value="-0.36692">
            <text:p>-0.3669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-0.36562">
            <text:p>-0.36562</text:p>
          </table:table-cell>
          <table:table-cell office:value-type="float" office:value="-0.3664">
            <text:p>-0.366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-0.36515">
            <text:p>-0.36515</text:p>
          </table:table-cell>
          <table:table-cell office:value-type="float" office:value="-0.36587">
            <text:p>-0.3658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-0.36467">
            <text:p>-0.36467</text:p>
          </table:table-cell>
          <table:table-cell office:value-type="float" office:value="-0.36534">
            <text:p>-0.3653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-0.36418">
            <text:p>-0.36418</text:p>
          </table:table-cell>
          <table:table-cell office:value-type="float" office:value="-0.36482">
            <text:p>-0.3648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-0.36369">
            <text:p>-0.36369</text:p>
          </table:table-cell>
          <table:table-cell office:value-type="float" office:value="-0.36429">
            <text:p>-0.3642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-0.3632">
            <text:p>-0.3632</text:p>
          </table:table-cell>
          <table:table-cell office:value-type="float" office:value="-0.36377">
            <text:p>-0.3637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0.3627">
            <text:p>-0.3627</text:p>
          </table:table-cell>
          <table:table-cell office:value-type="float" office:value="-0.36324">
            <text:p>-0.3632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-0.36221">
            <text:p>-0.36221</text:p>
          </table:table-cell>
          <table:table-cell office:value-type="float" office:value="-0.36272">
            <text:p>-0.3627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-0.36171">
            <text:p>-0.36171</text:p>
          </table:table-cell>
          <table:table-cell office:value-type="float" office:value="-0.36219">
            <text:p>-0.3621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-0.36121">
            <text:p>-0.36121</text:p>
          </table:table-cell>
          <table:table-cell office:value-type="float" office:value="-0.36167">
            <text:p>-0.3616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-0.3607">
            <text:p>-0.3607</text:p>
          </table:table-cell>
          <table:table-cell office:value-type="float" office:value="-0.36114">
            <text:p>-0.3611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-0.3602">
            <text:p>-0.3602</text:p>
          </table:table-cell>
          <table:table-cell office:value-type="float" office:value="-0.36062">
            <text:p>-0.3606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-0.35969">
            <text:p>-0.35969</text:p>
          </table:table-cell>
          <table:table-cell office:value-type="float" office:value="-0.36009">
            <text:p>-0.3600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-0.35919">
            <text:p>-0.35919</text:p>
          </table:table-cell>
          <table:table-cell office:value-type="float" office:value="-0.35957">
            <text:p>-0.3595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-0.35868">
            <text:p>-0.35868</text:p>
          </table:table-cell>
          <table:table-cell office:value-type="float" office:value="-0.35904">
            <text:p>-0.3590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-0.35817">
            <text:p>-0.35817</text:p>
          </table:table-cell>
          <table:table-cell office:value-type="float" office:value="-0.35852">
            <text:p>-0.3585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-0.35766">
            <text:p>-0.35766</text:p>
          </table:table-cell>
          <table:table-cell office:value-type="float" office:value="-0.35799">
            <text:p>-0.3579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-0.35715">
            <text:p>-0.35715</text:p>
          </table:table-cell>
          <table:table-cell office:value-type="float" office:value="-0.35747">
            <text:p>-0.3574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-0.35664">
            <text:p>-0.35664</text:p>
          </table:table-cell>
          <table:table-cell office:value-type="float" office:value="-0.35694">
            <text:p>-0.3569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-0.35612">
            <text:p>-0.35612</text:p>
          </table:table-cell>
          <table:table-cell office:value-type="float" office:value="-0.35642">
            <text:p>-0.3564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-0.35561">
            <text:p>-0.35561</text:p>
          </table:table-cell>
          <table:table-cell office:value-type="float" office:value="-0.35589">
            <text:p>-0.3558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-0.3551">
            <text:p>-0.3551</text:p>
          </table:table-cell>
          <table:table-cell office:value-type="float" office:value="-0.35537">
            <text:p>-0.3553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-0.35458">
            <text:p>-0.35458</text:p>
          </table:table-cell>
          <table:table-cell office:value-type="float" office:value="-0.35484">
            <text:p>-0.3548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-0.35406">
            <text:p>-0.35406</text:p>
          </table:table-cell>
          <table:table-cell office:value-type="float" office:value="-0.35432">
            <text:p>-0.3543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-0.35355">
            <text:p>-0.35355</text:p>
          </table:table-cell>
          <table:table-cell office:value-type="float" office:value="-0.35379">
            <text:p>-0.3537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-0.35303">
            <text:p>-0.35303</text:p>
          </table:table-cell>
          <table:table-cell office:value-type="float" office:value="-0.35327">
            <text:p>-0.3532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-0.35251">
            <text:p>-0.35251</text:p>
          </table:table-cell>
          <table:table-cell office:value-type="float" office:value="-0.35274">
            <text:p>-0.3527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-0.352">
            <text:p>-0.352</text:p>
          </table:table-cell>
          <table:table-cell office:value-type="float" office:value="-0.35222">
            <text:p>-0.3522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-0.35148">
            <text:p>-0.35148</text:p>
          </table:table-cell>
          <table:table-cell office:value-type="float" office:value="-0.35169">
            <text:p>-0.3516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-0.35096">
            <text:p>-0.35096</text:p>
          </table:table-cell>
          <table:table-cell office:value-type="float" office:value="-0.35117">
            <text:p>-0.3511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-0.35044">
            <text:p>-0.35044</text:p>
          </table:table-cell>
          <table:table-cell office:value-type="float" office:value="-0.35064">
            <text:p>-0.3506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-0.34992">
            <text:p>-0.34992</text:p>
          </table:table-cell>
          <table:table-cell office:value-type="float" office:value="-0.35012">
            <text:p>-0.3501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-0.3494">
            <text:p>-0.3494</text:p>
          </table:table-cell>
          <table:table-cell office:value-type="float" office:value="-0.34959">
            <text:p>-0.3495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-0.34888">
            <text:p>-0.34888</text:p>
          </table:table-cell>
          <table:table-cell office:value-type="float" office:value="-0.34907">
            <text:p>-0.3490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-0.34837">
            <text:p>-0.34837</text:p>
          </table:table-cell>
          <table:table-cell office:value-type="float" office:value="-0.34854">
            <text:p>-0.3485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-0.34785">
            <text:p>-0.34785</text:p>
          </table:table-cell>
          <table:table-cell office:value-type="float" office:value="-0.34802">
            <text:p>-0.3480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0.34732">
            <text:p>-0.34732</text:p>
          </table:table-cell>
          <table:table-cell office:value-type="float" office:value="-0.34749">
            <text:p>-0.3474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-0.3468">
            <text:p>-0.3468</text:p>
          </table:table-cell>
          <table:table-cell office:value-type="float" office:value="-0.34697">
            <text:p>-0.3469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-0.34628">
            <text:p>-0.34628</text:p>
          </table:table-cell>
          <table:table-cell office:value-type="float" office:value="-0.34644">
            <text:p>-0.3464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-0.34576">
            <text:p>-0.34576</text:p>
          </table:table-cell>
          <table:table-cell office:value-type="float" office:value="-0.34592">
            <text:p>-0.3459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-0.34524">
            <text:p>-0.34524</text:p>
          </table:table-cell>
          <table:table-cell office:value-type="float" office:value="-0.34539">
            <text:p>-0.3453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-0.34472">
            <text:p>-0.34472</text:p>
          </table:table-cell>
          <table:table-cell office:value-type="float" office:value="-0.34487">
            <text:p>-0.3448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-0.3442">
            <text:p>-0.3442</text:p>
          </table:table-cell>
          <table:table-cell office:value-type="float" office:value="-0.34434">
            <text:p>-0.3443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-0.34368">
            <text:p>-0.34368</text:p>
          </table:table-cell>
          <table:table-cell office:value-type="float" office:value="-0.34382">
            <text:p>-0.3438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-0.34316">
            <text:p>-0.34316</text:p>
          </table:table-cell>
          <table:table-cell office:value-type="float" office:value="-0.34329">
            <text:p>-0.3432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-0.34263">
            <text:p>-0.34263</text:p>
          </table:table-cell>
          <table:table-cell office:value-type="float" office:value="-0.34277">
            <text:p>-0.3427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-0.34211">
            <text:p>-0.34211</text:p>
          </table:table-cell>
          <table:table-cell office:value-type="float" office:value="-0.34224">
            <text:p>-0.3422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-0.34159">
            <text:p>-0.34159</text:p>
          </table:table-cell>
          <table:table-cell office:value-type="float" office:value="-0.34172">
            <text:p>-0.34172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-0.34107">
            <text:p>-0.34107</text:p>
          </table:table-cell>
          <table:table-cell office:value-type="float" office:value="-0.34119">
            <text:p>-0.34119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-0.34055">
            <text:p>-0.34055</text:p>
          </table:table-cell>
          <table:table-cell office:value-type="float" office:value="-0.34067">
            <text:p>-0.34067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-0.34002">
            <text:p>-0.34002</text:p>
          </table:table-cell>
          <table:table-cell office:value-type="float" office:value="-0.34014">
            <text:p>-0.3401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table:number-columns-repeated="1019"/>
        </table:table-row>
      </table:table>
      <table:table table:name="Seebeck" table:style-name="ta1">
        <table:shapes>
          <draw:frame draw:z-index="0" draw:style-name="gr1" svg:width="15.999cm" svg:height="8.999cm" svg:x="7.627cm" svg:y="1.428cm">
            <draw:object draw:notify-on-update-of-ranges="Seebeck.A2:Seebeck.A101 Seebeck.B1:Seebeck.B1 Seebeck.B2:Seebeck.B101 Seebeck.A2:Seebeck.A101 Seebeck.C1:Seebeck.C1 Seebeck.C2:Seebeck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Seebeck (microVolts/K))</text:p>
          </table:table-cell>
          <table:table-cell table:style-name="ce1" office:value-type="string">
            <text:p>Seebeck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638.73554">
            <text:p>-638.73554</text:p>
          </table:table-cell>
          <table:table-cell office:value-type="float" office:value="-639.09964">
            <text:p>-639.0996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647.07801">
            <text:p>-647.07801</text:p>
          </table:table-cell>
          <table:table-cell office:value-type="float" office:value="-647.42445">
            <text:p>-647.42445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654.91454">
            <text:p>-654.91454</text:p>
          </table:table-cell>
          <table:table-cell office:value-type="float" office:value="-655.24587">
            <text:p>-655.2458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662.30296">
            <text:p>-662.30296</text:p>
          </table:table-cell>
          <table:table-cell office:value-type="float" office:value="-662.62124">
            <text:p>-662.6212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669.29156">
            <text:p>-669.29156</text:p>
          </table:table-cell>
          <table:table-cell office:value-type="float" office:value="-669.59848">
            <text:p>-669.5984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675.92068">
            <text:p>-675.92068</text:p>
          </table:table-cell>
          <table:table-cell office:value-type="float" office:value="-676.21766">
            <text:p>-676.21766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682.22339">
            <text:p>-682.22339</text:p>
          </table:table-cell>
          <table:table-cell office:value-type="float" office:value="-682.51159">
            <text:p>-682.5115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688.22454">
            <text:p>-688.22454</text:p>
          </table:table-cell>
          <table:table-cell office:value-type="float" office:value="-688.50495">
            <text:p>-688.50495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693.93735">
            <text:p>-693.93735</text:p>
          </table:table-cell>
          <table:table-cell office:value-type="float" office:value="-694.21083">
            <text:p>-694.21083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699.35568">
            <text:p>-699.35568</text:p>
          </table:table-cell>
          <table:table-cell office:value-type="float" office:value="-699.623">
            <text:p>-699.62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704.43951">
            <text:p>-704.43951</text:p>
          </table:table-cell>
          <table:table-cell office:value-type="float" office:value="-704.70139">
            <text:p>-704.70139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709.09133">
            <text:p>-709.09133</text:p>
          </table:table-cell>
          <table:table-cell office:value-type="float" office:value="-709.34852">
            <text:p>-709.34852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713.12404">
            <text:p>-713.12404</text:p>
          </table:table-cell>
          <table:table-cell office:value-type="float" office:value="-713.37735">
            <text:p>-713.37735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716.23096">
            <text:p>-716.23096</text:p>
          </table:table-cell>
          <table:table-cell office:value-type="float" office:value="-716.4814">
            <text:p>-716.4814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717.9877">
            <text:p>-717.9877</text:p>
          </table:table-cell>
          <table:table-cell office:value-type="float" office:value="-718.23657">
            <text:p>-718.23657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717.92877">
            <text:p>-717.92877</text:p>
          </table:table-cell>
          <table:table-cell office:value-type="float" office:value="-718.1777">
            <text:p>-718.1777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715.70482">
            <text:p>-715.70482</text:p>
          </table:table-cell>
          <table:table-cell office:value-type="float" office:value="-715.95574">
            <text:p>-715.95574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711.23403">
            <text:p>-711.23403</text:p>
          </table:table-cell>
          <table:table-cell office:value-type="float" office:value="-711.48913">
            <text:p>-711.48913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704.72938">
            <text:p>-704.72938</text:p>
          </table:table-cell>
          <table:table-cell office:value-type="float" office:value="-704.99097">
            <text:p>-704.99097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696.5935">
            <text:p>-696.5935</text:p>
          </table:table-cell>
          <table:table-cell office:value-type="float" office:value="-696.86392">
            <text:p>-696.86392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687.27936">
            <text:p>-687.27936</text:p>
          </table:table-cell>
          <table:table-cell office:value-type="float" office:value="-687.56096">
            <text:p>-687.56096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-677.19628">
            <text:p>-677.19628</text:p>
          </table:table-cell>
          <table:table-cell office:value-type="float" office:value="-677.49142">
            <text:p>-677.49142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666.67282">
            <text:p>-666.67282</text:p>
          </table:table-cell>
          <table:table-cell office:value-type="float" office:value="-666.98389">
            <text:p>-666.98389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655.95512">
            <text:p>-655.95512</text:p>
          </table:table-cell>
          <table:table-cell office:value-type="float" office:value="-656.28454">
            <text:p>-656.28454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-645.21982">
            <text:p>-645.21982</text:p>
          </table:table-cell>
          <table:table-cell office:value-type="float" office:value="-645.57005">
            <text:p>-645.5700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-634.58978">
            <text:p>-634.58978</text:p>
          </table:table-cell>
          <table:table-cell office:value-type="float" office:value="-634.96331">
            <text:p>-634.96331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-624.14811">
            <text:p>-624.14811</text:p>
          </table:table-cell>
          <table:table-cell office:value-type="float" office:value="-624.54752">
            <text:p>-624.54752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-613.94928">
            <text:p>-613.94928</text:p>
          </table:table-cell>
          <table:table-cell office:value-type="float" office:value="-614.37714">
            <text:p>-614.37714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-604.02728">
            <text:p>-604.02728</text:p>
          </table:table-cell>
          <table:table-cell office:value-type="float" office:value="-604.48624">
            <text:p>-604.48624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-594.40171">
            <text:p>-594.40171</text:p>
          </table:table-cell>
          <table:table-cell office:value-type="float" office:value="-594.89445">
            <text:p>-594.89445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-585.08205">
            <text:p>-585.08205</text:p>
          </table:table-cell>
          <table:table-cell office:value-type="float" office:value="-585.61126">
            <text:p>-585.61126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-576.07073">
            <text:p>-576.07073</text:p>
          </table:table-cell>
          <table:table-cell office:value-type="float" office:value="-576.63914">
            <text:p>-576.63914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-567.36535">
            <text:p>-567.36535</text:p>
          </table:table-cell>
          <table:table-cell office:value-type="float" office:value="-567.97569">
            <text:p>-567.97569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-558.9602">
            <text:p>-558.9602</text:p>
          </table:table-cell>
          <table:table-cell office:value-type="float" office:value="-559.61523">
            <text:p>-559.61523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-550.84742">
            <text:p>-550.84742</text:p>
          </table:table-cell>
          <table:table-cell office:value-type="float" office:value="-551.54986">
            <text:p>-551.5498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-543.01775">
            <text:p>-543.01775</text:p>
          </table:table-cell>
          <table:table-cell office:value-type="float" office:value="-543.77035">
            <text:p>-543.77035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-535.46111">
            <text:p>-535.46111</text:p>
          </table:table-cell>
          <table:table-cell office:value-type="float" office:value="-536.26658">
            <text:p>-536.26658</text:p>
          </table:table-cell>
          <table:table-cell table:number-columns-repeated="2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-528.167">
            <text:p>-528.167</text:p>
          </table:table-cell>
          <table:table-cell office:value-type="float" office:value="-529.02805">
            <text:p>-529.02805</text:p>
          </table:table-cell>
          <table:table-cell table:number-columns-repeated="2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-521.12479">
            <text:p>-521.12479</text:p>
          </table:table-cell>
          <table:table-cell office:value-type="float" office:value="-522.04409">
            <text:p>-522.04409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-514.32389">
            <text:p>-514.32389</text:p>
          </table:table-cell>
          <table:table-cell office:value-type="float" office:value="-515.30409">
            <text:p>-515.30409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-507.75394">
            <text:p>-507.75394</text:p>
          </table:table-cell>
          <table:table-cell office:value-type="float" office:value="-508.79763">
            <text:p>-508.79763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-501.40481">
            <text:p>-501.40481</text:p>
          </table:table-cell>
          <table:table-cell office:value-type="float" office:value="-502.51457">
            <text:p>-502.51457</text:p>
          </table:table-cell>
          <table:table-cell table:number-columns-repeated="2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-495.26677">
            <text:p>-495.26677</text:p>
          </table:table-cell>
          <table:table-cell office:value-type="float" office:value="-496.44511">
            <text:p>-496.44511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-489.33042">
            <text:p>-489.33042</text:p>
          </table:table-cell>
          <table:table-cell office:value-type="float" office:value="-490.57982">
            <text:p>-490.57982</text:p>
          </table:table-cell>
          <table:table-cell table:number-columns-repeated="2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-483.58681">
            <text:p>-483.58681</text:p>
          </table:table-cell>
          <table:table-cell office:value-type="float" office:value="-484.90967">
            <text:p>-484.90967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-478.02735">
            <text:p>-478.02735</text:p>
          </table:table-cell>
          <table:table-cell office:value-type="float" office:value="-479.42604">
            <text:p>-479.42604</text:p>
          </table:table-cell>
          <table:table-cell table:number-columns-repeated="2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-472.6439">
            <text:p>-472.6439</text:p>
          </table:table-cell>
          <table:table-cell office:value-type="float" office:value="-474.12072">
            <text:p>-474.12072</text:p>
          </table:table-cell>
          <table:table-cell table:number-columns-repeated="2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-467.42867">
            <text:p>-467.42867</text:p>
          </table:table-cell>
          <table:table-cell office:value-type="float" office:value="-468.98587">
            <text:p>-468.98587</text:p>
          </table:table-cell>
          <table:table-cell table:number-columns-repeated="2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-462.3743">
            <text:p>-462.3743</text:p>
          </table:table-cell>
          <table:table-cell office:value-type="float" office:value="-464.01406">
            <text:p>-464.01406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-457.47378">
            <text:p>-457.47378</text:p>
          </table:table-cell>
          <table:table-cell office:value-type="float" office:value="-459.19822">
            <text:p>-459.19822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-452.72048">
            <text:p>-452.72048</text:p>
          </table:table-cell>
          <table:table-cell office:value-type="float" office:value="-454.53165">
            <text:p>-454.53165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-448.10809">
            <text:p>-448.10809</text:p>
          </table:table-cell>
          <table:table-cell office:value-type="float" office:value="-450.00798">
            <text:p>-450.00798</text:p>
          </table:table-cell>
          <table:table-cell table:number-columns-repeated="2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-443.63063">
            <text:p>-443.63063</text:p>
          </table:table-cell>
          <table:table-cell office:value-type="float" office:value="-445.62116">
            <text:p>-445.62116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-439.28244">
            <text:p>-439.28244</text:p>
          </table:table-cell>
          <table:table-cell office:value-type="float" office:value="-441.36547">
            <text:p>-441.36547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-435.05816">
            <text:p>-435.05816</text:p>
          </table:table-cell>
          <table:table-cell office:value-type="float" office:value="-437.23547">
            <text:p>-437.23547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430.95267">
            <text:p>-430.95267</text:p>
          </table:table-cell>
          <table:table-cell office:value-type="float" office:value="-433.22599">
            <text:p>-433.22599</text:p>
          </table:table-cell>
          <table:table-cell table:number-columns-repeated="2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-426.96116">
            <text:p>-426.96116</text:p>
          </table:table-cell>
          <table:table-cell office:value-type="float" office:value="-429.33214">
            <text:p>-429.33214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-423.07902">
            <text:p>-423.07902</text:p>
          </table:table-cell>
          <table:table-cell office:value-type="float" office:value="-425.54926">
            <text:p>-425.54926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-419.30192">
            <text:p>-419.30192</text:p>
          </table:table-cell>
          <table:table-cell office:value-type="float" office:value="-421.87292">
            <text:p>-421.87292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-415.62571">
            <text:p>-415.62571</text:p>
          </table:table-cell>
          <table:table-cell office:value-type="float" office:value="-418.29894">
            <text:p>-418.29894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-412.04646">
            <text:p>-412.04646</text:p>
          </table:table-cell>
          <table:table-cell office:value-type="float" office:value="-414.82332">
            <text:p>-414.82332</text:p>
          </table:table-cell>
          <table:table-cell table:number-columns-repeated="2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-408.56046">
            <text:p>-408.56046</text:p>
          </table:table-cell>
          <table:table-cell office:value-type="float" office:value="-411.44226">
            <text:p>-411.44226</text:p>
          </table:table-cell>
          <table:table-cell table:number-columns-repeated="2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-405.16413">
            <text:p>-405.16413</text:p>
          </table:table-cell>
          <table:table-cell office:value-type="float" office:value="-408.15214">
            <text:p>-408.15214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-401.85412">
            <text:p>-401.85412</text:p>
          </table:table-cell>
          <table:table-cell office:value-type="float" office:value="-404.94954">
            <text:p>-404.94954</text:p>
          </table:table-cell>
          <table:table-cell table:number-columns-repeated="2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-398.6272">
            <text:p>-398.6272</text:p>
          </table:table-cell>
          <table:table-cell office:value-type="float" office:value="-401.83118">
            <text:p>-401.83118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-395.48032">
            <text:p>-395.48032</text:p>
          </table:table-cell>
          <table:table-cell office:value-type="float" office:value="-398.79394">
            <text:p>-398.79394</text:p>
          </table:table-cell>
          <table:table-cell table:number-columns-repeated="2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-392.41058">
            <text:p>-392.41058</text:p>
          </table:table-cell>
          <table:table-cell office:value-type="float" office:value="-395.83486">
            <text:p>-395.83486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-389.41518">
            <text:p>-389.41518</text:p>
          </table:table-cell>
          <table:table-cell office:value-type="float" office:value="-392.95108">
            <text:p>-392.95108</text:p>
          </table:table-cell>
          <table:table-cell table:number-columns-repeated="2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-386.49148">
            <text:p>-386.49148</text:p>
          </table:table-cell>
          <table:table-cell office:value-type="float" office:value="-390.13992">
            <text:p>-390.13992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-383.63697">
            <text:p>-383.63697</text:p>
          </table:table-cell>
          <table:table-cell office:value-type="float" office:value="-387.3988">
            <text:p>-387.3988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-380.84923">
            <text:p>-380.84923</text:p>
          </table:table-cell>
          <table:table-cell office:value-type="float" office:value="-384.72525">
            <text:p>-384.72525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-378.12596">
            <text:p>-378.12596</text:p>
          </table:table-cell>
          <table:table-cell office:value-type="float" office:value="-382.11692">
            <text:p>-382.11692</text:p>
          </table:table-cell>
          <table:table-cell table:number-columns-repeated="2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-375.46497">
            <text:p>-375.46497</text:p>
          </table:table-cell>
          <table:table-cell office:value-type="float" office:value="-379.57156">
            <text:p>-379.57156</text:p>
          </table:table-cell>
          <table:table-cell table:number-columns-repeated="2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-372.86415">
            <text:p>-372.86415</text:p>
          </table:table-cell>
          <table:table-cell office:value-type="float" office:value="-377.08703">
            <text:p>-377.08703</text:p>
          </table:table-cell>
          <table:table-cell table:number-columns-repeated="2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-370.3215">
            <text:p>-370.3215</text:p>
          </table:table-cell>
          <table:table-cell office:value-type="float" office:value="-374.66126">
            <text:p>-374.66126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-367.8351">
            <text:p>-367.8351</text:p>
          </table:table-cell>
          <table:table-cell office:value-type="float" office:value="-372.2923">
            <text:p>-372.2923</text:p>
          </table:table-cell>
          <table:table-cell table:number-columns-repeated="2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-365.40311">
            <text:p>-365.40311</text:p>
          </table:table-cell>
          <table:table-cell office:value-type="float" office:value="-369.97826">
            <text:p>-369.97826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-363.02378">
            <text:p>-363.02378</text:p>
          </table:table-cell>
          <table:table-cell office:value-type="float" office:value="-367.71734">
            <text:p>-367.71734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-360.69542">
            <text:p>-360.69542</text:p>
          </table:table-cell>
          <table:table-cell office:value-type="float" office:value="-365.50781">
            <text:p>-365.50781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-358.41641">
            <text:p>-358.41641</text:p>
          </table:table-cell>
          <table:table-cell office:value-type="float" office:value="-363.34801">
            <text:p>-363.34801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-356.18521">
            <text:p>-356.18521</text:p>
          </table:table-cell>
          <table:table-cell office:value-type="float" office:value="-361.23636">
            <text:p>-361.23636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-354.00034">
            <text:p>-354.00034</text:p>
          </table:table-cell>
          <table:table-cell office:value-type="float" office:value="-359.17135">
            <text:p>-359.17135</text:p>
          </table:table-cell>
          <table:table-cell table:number-columns-repeated="2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-351.86037">
            <text:p>-351.86037</text:p>
          </table:table-cell>
          <table:table-cell office:value-type="float" office:value="-357.1515">
            <text:p>-357.1515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-349.76395">
            <text:p>-349.76395</text:p>
          </table:table-cell>
          <table:table-cell office:value-type="float" office:value="-355.17541">
            <text:p>-355.17541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-347.70974">
            <text:p>-347.70974</text:p>
          </table:table-cell>
          <table:table-cell office:value-type="float" office:value="-353.24175">
            <text:p>-353.2417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-345.69651">
            <text:p>-345.69651</text:p>
          </table:table-cell>
          <table:table-cell office:value-type="float" office:value="-351.34921">
            <text:p>-351.34921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-343.72303">
            <text:p>-343.72303</text:p>
          </table:table-cell>
          <table:table-cell office:value-type="float" office:value="-349.49655">
            <text:p>-349.49655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-341.78815">
            <text:p>-341.78815</text:p>
          </table:table-cell>
          <table:table-cell office:value-type="float" office:value="-347.68259">
            <text:p>-347.68259</text:p>
          </table:table-cell>
          <table:table-cell table:number-columns-repeated="2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-339.89075">
            <text:p>-339.89075</text:p>
          </table:table-cell>
          <table:table-cell office:value-type="float" office:value="-345.90617">
            <text:p>-345.90617</text:p>
          </table:table-cell>
          <table:table-cell table:number-columns-repeated="2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-338.02975">
            <text:p>-338.02975</text:p>
          </table:table-cell>
          <table:table-cell office:value-type="float" office:value="-344.16618">
            <text:p>-344.16618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-336.20411">
            <text:p>-336.20411</text:p>
          </table:table-cell>
          <table:table-cell office:value-type="float" office:value="-342.46157">
            <text:p>-342.46157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-334.41284">
            <text:p>-334.41284</text:p>
          </table:table-cell>
          <table:table-cell office:value-type="float" office:value="-340.79131">
            <text:p>-340.79131</text:p>
          </table:table-cell>
          <table:table-cell table:number-columns-repeated="2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-332.65498">
            <text:p>-332.65498</text:p>
          </table:table-cell>
          <table:table-cell office:value-type="float" office:value="-339.15441">
            <text:p>-339.15441</text:p>
          </table:table-cell>
          <table:table-cell table:number-columns-repeated="2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-330.92961">
            <text:p>-330.92961</text:p>
          </table:table-cell>
          <table:table-cell office:value-type="float" office:value="-337.54993">
            <text:p>-337.54993</text:p>
          </table:table-cell>
          <table:table-cell table:number-columns-repeated="2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-329.23583">
            <text:p>-329.23583</text:p>
          </table:table-cell>
          <table:table-cell office:value-type="float" office:value="-335.97695">
            <text:p>-335.97695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-327.57279">
            <text:p>-327.57279</text:p>
          </table:table-cell>
          <table:table-cell office:value-type="float" office:value="-334.43459">
            <text:p>-334.43459</text:p>
          </table:table-cell>
          <table:table-cell table:number-columns-repeated="2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-325.93966">
            <text:p>-325.93966</text:p>
          </table:table-cell>
          <table:table-cell office:value-type="float" office:value="-332.922">
            <text:p>-332.922</text:p>
          </table:table-cell>
          <table:table-cell table:number-columns-repeated="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-324.33564">
            <text:p>-324.33564</text:p>
          </table:table-cell>
          <table:table-cell office:value-type="float" office:value="-331.43836">
            <text:p>-331.43836</text:p>
          </table:table-cell>
          <table:table-cell table:number-columns-repeated="2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-322.75996">
            <text:p>-322.75996</text:p>
          </table:table-cell>
          <table:table-cell office:value-type="float" office:value="-329.98289">
            <text:p>-329.98289</text:p>
          </table:table-cell>
          <table:table-cell table:number-columns-repeated="2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-321.21188">
            <text:p>-321.21188</text:p>
          </table:table-cell>
          <table:table-cell office:value-type="float" office:value="-328.55481">
            <text:p>-328.55481</text:p>
          </table:table-cell>
          <table:table-cell table:number-columns-repeated="2"/>
        </table:table-row>
      </table:table>
      <table:table table:name="Electrical Conductivity" table:style-name="ta1">
        <table:shapes>
          <draw:frame draw:z-index="0" draw:style-name="gr1" svg:width="15.999cm" svg:height="8.999cm" svg:x="18.78cm" svg:y="2.098cm">
            <draw:object draw:notify-on-update-of-ranges="'Electrical Conductivity'.A2:'Electrical Conductivity'.A101 'Electrical Conductivity'.B1:'Electrical Conductivity'.B1 'Electrical Conductivity'.B2:'Electrical Conductivity'.B1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Sigma (1/{ohm.cm))</text:p>
          </table:table-cell>
          <table:table-cell/>
          <table:table-cell table:style-name="ce1"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948">
            <text:p>0.00948</text:p>
          </table:table-cell>
          <table:table-cell table:formula="of:=[.B2]*10" office:value-type="float" office:value="0.0948">
            <text:p>0.0948</text:p>
          </table:table-cell>
          <table:table-cell table:number-columns-repeated="102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86">
            <text:p>0.0086</text:p>
          </table:table-cell>
          <table:table-cell table:formula="of:=[.B3]*10" office:value-type="float" office:value="0.086">
            <text:p>0.086</text:p>
          </table:table-cell>
          <table:table-cell table:number-columns-repeated="1021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786">
            <text:p>0.00786</text:p>
          </table:table-cell>
          <table:table-cell table:formula="of:=[.B4]*10" office:value-type="float" office:value="0.0786">
            <text:p>0.0786</text:p>
          </table:table-cell>
          <table:table-cell table:number-columns-repeated="102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0721">
            <text:p>0.00721</text:p>
          </table:table-cell>
          <table:table-cell table:formula="of:=[.B5]*10" office:value-type="float" office:value="0.0721">
            <text:p>0.0721</text:p>
          </table:table-cell>
          <table:table-cell table:number-columns-repeated="1021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665">
            <text:p>0.00665</text:p>
          </table:table-cell>
          <table:table-cell table:formula="of:=[.B6]*10" office:value-type="float" office:value="0.0665">
            <text:p>0.066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616">
            <text:p>0.00616</text:p>
          </table:table-cell>
          <table:table-cell table:formula="of:=[.B7]*10" office:value-type="float" office:value="0.0616">
            <text:p>0.0616</text:p>
          </table:table-cell>
          <table:table-cell table:number-columns-repeated="102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573">
            <text:p>0.00573</text:p>
          </table:table-cell>
          <table:table-cell table:formula="of:=[.B8]*10" office:value-type="float" office:value="0.0573">
            <text:p>0.0573</text:p>
          </table:table-cell>
          <table:table-cell table:number-columns-repeated="102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0534">
            <text:p>0.00534</text:p>
          </table:table-cell>
          <table:table-cell table:formula="of:=[.B9]*10" office:value-type="float" office:value="0.0534">
            <text:p>0.0534</text:p>
          </table:table-cell>
          <table:table-cell table:number-columns-repeated="1021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5">
            <text:p>0.005</text:p>
          </table:table-cell>
          <table:table-cell table:formula="of:=[.B10]*10" office:value-type="float" office:value="0.05">
            <text:p>0.05</text:p>
          </table:table-cell>
          <table:table-cell table:number-columns-repeated="1021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469">
            <text:p>0.00469</text:p>
          </table:table-cell>
          <table:table-cell table:formula="of:=[.B11]*10" office:value-type="float" office:value="0.0469">
            <text:p>0.0469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443">
            <text:p>0.00443</text:p>
          </table:table-cell>
          <table:table-cell table:formula="of:=[.B12]*10" office:value-type="float" office:value="0.0443">
            <text:p>0.0443</text:p>
          </table:table-cell>
          <table:table-cell table:number-columns-repeated="1021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0419">
            <text:p>0.00419</text:p>
          </table:table-cell>
          <table:table-cell table:formula="of:=[.B13]*10" office:value-type="float" office:value="0.0419">
            <text:p>0.0419</text:p>
          </table:table-cell>
          <table:table-cell table:number-columns-repeated="1021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004">
            <text:p>0.004</text:p>
          </table:table-cell>
          <table:table-cell table:formula="of:=[.B14]*10" office:value-type="float" office:value="0.04">
            <text:p>0.04</text:p>
          </table:table-cell>
          <table:table-cell table:number-columns-repeated="1021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0386">
            <text:p>0.00386</text:p>
          </table:table-cell>
          <table:table-cell table:formula="of:=[.B15]*10" office:value-type="float" office:value="0.0386">
            <text:p>0.0386</text:p>
          </table:table-cell>
          <table:table-cell table:number-columns-repeated="1021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00378">
            <text:p>0.00378</text:p>
          </table:table-cell>
          <table:table-cell table:formula="of:=[.B16]*10" office:value-type="float" office:value="0.0378">
            <text:p>0.0378</text:p>
          </table:table-cell>
          <table:table-cell table:number-columns-repeated="102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378">
            <text:p>0.00378</text:p>
          </table:table-cell>
          <table:table-cell table:formula="of:=[.B17]*10" office:value-type="float" office:value="0.0378">
            <text:p>0.0378</text:p>
          </table:table-cell>
          <table:table-cell table:number-columns-repeated="1021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00388">
            <text:p>0.00388</text:p>
          </table:table-cell>
          <table:table-cell table:formula="of:=[.B18]*10" office:value-type="float" office:value="0.0388">
            <text:p>0.0388</text:p>
          </table:table-cell>
          <table:table-cell table:number-columns-repeated="102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409">
            <text:p>0.00409</text:p>
          </table:table-cell>
          <table:table-cell table:formula="of:=[.B19]*10" office:value-type="float" office:value="0.0409">
            <text:p>0.0409</text:p>
          </table:table-cell>
          <table:table-cell table:number-columns-repeated="1021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00441">
            <text:p>0.00441</text:p>
          </table:table-cell>
          <table:table-cell table:formula="of:=[.B20]*10" office:value-type="float" office:value="0.0441">
            <text:p>0.0441</text:p>
          </table:table-cell>
          <table:table-cell table:number-columns-repeated="102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0485">
            <text:p>0.00485</text:p>
          </table:table-cell>
          <table:table-cell table:formula="of:=[.B21]*10" office:value-type="float" office:value="0.0485">
            <text:p>0.0485</text:p>
          </table:table-cell>
          <table:table-cell table:number-columns-repeated="1021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54">
            <text:p>0.0054</text:p>
          </table:table-cell>
          <table:table-cell table:formula="of:=[.B22]*10" office:value-type="float" office:value="0.054">
            <text:p>0.054</text:p>
          </table:table-cell>
          <table:table-cell table:number-columns-repeated="102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0607">
            <text:p>0.00607</text:p>
          </table:table-cell>
          <table:table-cell table:formula="of:=[.B23]*10" office:value-type="float" office:value="0.0607">
            <text:p>0.0607</text:p>
          </table:table-cell>
          <table:table-cell table:number-columns-repeated="1021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686">
            <text:p>0.00686</text:p>
          </table:table-cell>
          <table:table-cell table:formula="of:=[.B24]*10" office:value-type="float" office:value="0.0686">
            <text:p>0.0686</text:p>
          </table:table-cell>
          <table:table-cell table:number-columns-repeated="102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0776">
            <text:p>0.00776</text:p>
          </table:table-cell>
          <table:table-cell table:formula="of:=[.B25]*10" office:value-type="float" office:value="0.0776">
            <text:p>0.0776</text:p>
          </table:table-cell>
          <table:table-cell table:number-columns-repeated="1021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00879">
            <text:p>0.00879</text:p>
          </table:table-cell>
          <table:table-cell table:formula="of:=[.B26]*10" office:value-type="float" office:value="0.0879">
            <text:p>0.0879</text:p>
          </table:table-cell>
          <table:table-cell table:number-columns-repeated="102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994">
            <text:p>0.00994</text:p>
          </table:table-cell>
          <table:table-cell table:formula="of:=[.B27]*10" office:value-type="float" office:value="0.0994">
            <text:p>0.0994</text:p>
          </table:table-cell>
          <table:table-cell table:number-columns-repeated="1021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01122">
            <text:p>0.01122</text:p>
          </table:table-cell>
          <table:table-cell table:formula="of:=[.B28]*10" office:value-type="float" office:value="0.1122">
            <text:p>0.1122</text:p>
          </table:table-cell>
          <table:table-cell table:number-columns-repeated="1021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01262">
            <text:p>0.01262</text:p>
          </table:table-cell>
          <table:table-cell table:formula="of:=[.B29]*10" office:value-type="float" office:value="0.1262">
            <text:p>0.1262</text:p>
          </table:table-cell>
          <table:table-cell table:number-columns-repeated="1021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01416">
            <text:p>0.01416</text:p>
          </table:table-cell>
          <table:table-cell table:formula="of:=[.B30]*10" office:value-type="float" office:value="0.1416">
            <text:p>0.1416</text:p>
          </table:table-cell>
          <table:table-cell table:number-columns-repeated="1021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01583">
            <text:p>0.01583</text:p>
          </table:table-cell>
          <table:table-cell table:formula="of:=[.B31]*10" office:value-type="float" office:value="0.1583">
            <text:p>0.1583</text:p>
          </table:table-cell>
          <table:table-cell table:number-columns-repeated="1021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1763">
            <text:p>0.01763</text:p>
          </table:table-cell>
          <table:table-cell table:formula="of:=[.B32]*10" office:value-type="float" office:value="0.1763">
            <text:p>0.1763</text:p>
          </table:table-cell>
          <table:table-cell table:number-columns-repeated="1021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01956">
            <text:p>0.01956</text:p>
          </table:table-cell>
          <table:table-cell table:formula="of:=[.B33]*10" office:value-type="float" office:value="0.1956">
            <text:p>0.1956</text:p>
          </table:table-cell>
          <table:table-cell table:number-columns-repeated="1021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02163">
            <text:p>0.02163</text:p>
          </table:table-cell>
          <table:table-cell table:formula="of:=[.B34]*10" office:value-type="float" office:value="0.2163">
            <text:p>0.2163</text:p>
          </table:table-cell>
          <table:table-cell table:number-columns-repeated="1021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02383">
            <text:p>0.02383</text:p>
          </table:table-cell>
          <table:table-cell table:formula="of:=[.B35]*10" office:value-type="float" office:value="0.2383">
            <text:p>0.2383</text:p>
          </table:table-cell>
          <table:table-cell table:number-columns-repeated="1021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02617">
            <text:p>0.02617</text:p>
          </table:table-cell>
          <table:table-cell table:formula="of:=[.B36]*10" office:value-type="float" office:value="0.2617">
            <text:p>0.2617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2864">
            <text:p>0.02864</text:p>
          </table:table-cell>
          <table:table-cell table:formula="of:=[.B37]*10" office:value-type="float" office:value="0.2864">
            <text:p>0.2864</text:p>
          </table:table-cell>
          <table:table-cell table:number-columns-repeated="1021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03125">
            <text:p>0.03125</text:p>
          </table:table-cell>
          <table:table-cell table:formula="of:=[.B38]*10" office:value-type="float" office:value="0.3125">
            <text:p>0.3125</text:p>
          </table:table-cell>
          <table:table-cell table:number-columns-repeated="1021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03399">
            <text:p>0.03399</text:p>
          </table:table-cell>
          <table:table-cell table:formula="of:=[.B39]*10" office:value-type="float" office:value="0.3399">
            <text:p>0.3399</text:p>
          </table:table-cell>
          <table:table-cell table:number-columns-repeated="1021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03686">
            <text:p>0.03686</text:p>
          </table:table-cell>
          <table:table-cell table:formula="of:=[.B40]*10" office:value-type="float" office:value="0.3686">
            <text:p>0.3686</text:p>
          </table:table-cell>
          <table:table-cell table:number-columns-repeated="1021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03985">
            <text:p>0.03985</text:p>
          </table:table-cell>
          <table:table-cell table:formula="of:=[.B41]*10" office:value-type="float" office:value="0.3985">
            <text:p>0.3985</text:p>
          </table:table-cell>
          <table:table-cell table:number-columns-repeated="1021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4298">
            <text:p>0.04298</text:p>
          </table:table-cell>
          <table:table-cell table:formula="of:=[.B42]*10" office:value-type="float" office:value="0.4298">
            <text:p>0.4298</text:p>
          </table:table-cell>
          <table:table-cell table:number-columns-repeated="1021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04623">
            <text:p>0.04623</text:p>
          </table:table-cell>
          <table:table-cell table:formula="of:=[.B43]*10" office:value-type="float" office:value="0.4623">
            <text:p>0.4623</text:p>
          </table:table-cell>
          <table:table-cell table:number-columns-repeated="1021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0496">
            <text:p>0.0496</text:p>
          </table:table-cell>
          <table:table-cell table:formula="of:=[.B44]*10" office:value-type="float" office:value="0.496">
            <text:p>0.496</text:p>
          </table:table-cell>
          <table:table-cell table:number-columns-repeated="1021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0531">
            <text:p>0.0531</text:p>
          </table:table-cell>
          <table:table-cell table:formula="of:=[.B45]*10" office:value-type="float" office:value="0.531">
            <text:p>0.531</text:p>
          </table:table-cell>
          <table:table-cell table:number-columns-repeated="1021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05671">
            <text:p>0.05671</text:p>
          </table:table-cell>
          <table:table-cell table:formula="of:=[.B46]*10" office:value-type="float" office:value="0.5671">
            <text:p>0.5671</text:p>
          </table:table-cell>
          <table:table-cell table:number-columns-repeated="1021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6044">
            <text:p>0.06044</text:p>
          </table:table-cell>
          <table:table-cell table:formula="of:=[.B47]*10" office:value-type="float" office:value="0.6044">
            <text:p>0.6044</text:p>
          </table:table-cell>
          <table:table-cell table:number-columns-repeated="1021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06427">
            <text:p>0.06427</text:p>
          </table:table-cell>
          <table:table-cell table:formula="of:=[.B48]*10" office:value-type="float" office:value="0.6427">
            <text:p>0.6427</text:p>
          </table:table-cell>
          <table:table-cell table:number-columns-repeated="1021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06822">
            <text:p>0.06822</text:p>
          </table:table-cell>
          <table:table-cell table:formula="of:=[.B49]*10" office:value-type="float" office:value="0.6822">
            <text:p>0.6822</text:p>
          </table:table-cell>
          <table:table-cell table:number-columns-repeated="1021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07227">
            <text:p>0.07227</text:p>
          </table:table-cell>
          <table:table-cell table:formula="of:=[.B50]*10" office:value-type="float" office:value="0.7227">
            <text:p>0.7227</text:p>
          </table:table-cell>
          <table:table-cell table:number-columns-repeated="1021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07642">
            <text:p>0.07642</text:p>
          </table:table-cell>
          <table:table-cell table:formula="of:=[.B51]*10" office:value-type="float" office:value="0.7642">
            <text:p>0.7642</text:p>
          </table:table-cell>
          <table:table-cell table:number-columns-repeated="1021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8068">
            <text:p>0.08068</text:p>
          </table:table-cell>
          <table:table-cell table:formula="of:=[.B52]*10" office:value-type="float" office:value="0.8068">
            <text:p>0.8068</text:p>
          </table:table-cell>
          <table:table-cell table:number-columns-repeated="1021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08503">
            <text:p>0.08503</text:p>
          </table:table-cell>
          <table:table-cell table:formula="of:=[.B53]*10" office:value-type="float" office:value="0.8503">
            <text:p>0.8503</text:p>
          </table:table-cell>
          <table:table-cell table:number-columns-repeated="1021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08947">
            <text:p>0.08947</text:p>
          </table:table-cell>
          <table:table-cell table:formula="of:=[.B54]*10" office:value-type="float" office:value="0.8947">
            <text:p>0.8947</text:p>
          </table:table-cell>
          <table:table-cell table:number-columns-repeated="102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094">
            <text:p>0.094</text:p>
          </table:table-cell>
          <table:table-cell table:formula="of:=[.B55]*10" office:value-type="float" office:value="0.94">
            <text:p>0.94</text:p>
          </table:table-cell>
          <table:table-cell table:number-columns-repeated="1021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09861">
            <text:p>0.09861</text:p>
          </table:table-cell>
          <table:table-cell table:formula="of:=[.B56]*10" office:value-type="float" office:value="0.9861">
            <text:p>0.9861</text:p>
          </table:table-cell>
          <table:table-cell table:number-columns-repeated="1021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10331">
            <text:p>0.10331</text:p>
          </table:table-cell>
          <table:table-cell table:formula="of:=[.B57]*10" office:value-type="float" office:value="1.0331">
            <text:p>1.0331</text:p>
          </table:table-cell>
          <table:table-cell table:number-columns-repeated="1021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.10808">
            <text:p>0.10808</text:p>
          </table:table-cell>
          <table:table-cell table:formula="of:=[.B58]*10" office:value-type="float" office:value="1.0808">
            <text:p>1.0808</text:p>
          </table:table-cell>
          <table:table-cell table:number-columns-repeated="1021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.11293">
            <text:p>0.11293</text:p>
          </table:table-cell>
          <table:table-cell table:formula="of:=[.B59]*10" office:value-type="float" office:value="1.1293">
            <text:p>1.1293</text:p>
          </table:table-cell>
          <table:table-cell table:number-columns-repeated="1021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.11786">
            <text:p>0.11786</text:p>
          </table:table-cell>
          <table:table-cell table:formula="of:=[.B60]*10" office:value-type="float" office:value="1.1786">
            <text:p>1.1786</text:p>
          </table:table-cell>
          <table:table-cell table:number-columns-repeated="1021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0.12285">
            <text:p>0.12285</text:p>
          </table:table-cell>
          <table:table-cell table:formula="of:=[.B61]*10" office:value-type="float" office:value="1.2285">
            <text:p>1.2285</text:p>
          </table:table-cell>
          <table:table-cell table:number-columns-repeated="1021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279">
            <text:p>0.1279</text:p>
          </table:table-cell>
          <table:table-cell table:formula="of:=[.B62]*10" office:value-type="float" office:value="1.279">
            <text:p>1.279</text:p>
          </table:table-cell>
          <table:table-cell table:number-columns-repeated="1021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.13302">
            <text:p>0.13302</text:p>
          </table:table-cell>
          <table:table-cell table:formula="of:=[.B63]*10" office:value-type="float" office:value="1.3302">
            <text:p>1.3302</text:p>
          </table:table-cell>
          <table:table-cell table:number-columns-repeated="1021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.1382">
            <text:p>0.1382</text:p>
          </table:table-cell>
          <table:table-cell table:formula="of:=[.B64]*10" office:value-type="float" office:value="1.382">
            <text:p>1.382</text:p>
          </table:table-cell>
          <table:table-cell table:number-columns-repeated="1021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.14343">
            <text:p>0.14343</text:p>
          </table:table-cell>
          <table:table-cell table:formula="of:=[.B65]*10" office:value-type="float" office:value="1.4343">
            <text:p>1.4343</text:p>
          </table:table-cell>
          <table:table-cell table:number-columns-repeated="1021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.14872">
            <text:p>0.14872</text:p>
          </table:table-cell>
          <table:table-cell table:formula="of:=[.B66]*10" office:value-type="float" office:value="1.4872">
            <text:p>1.4872</text:p>
          </table:table-cell>
          <table:table-cell table:number-columns-repeated="1021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15405">
            <text:p>0.15405</text:p>
          </table:table-cell>
          <table:table-cell table:formula="of:=[.B67]*10" office:value-type="float" office:value="1.5405">
            <text:p>1.5405</text:p>
          </table:table-cell>
          <table:table-cell table:number-columns-repeated="1021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.15944">
            <text:p>0.15944</text:p>
          </table:table-cell>
          <table:table-cell table:formula="of:=[.B68]*10" office:value-type="float" office:value="1.5944">
            <text:p>1.5944</text:p>
          </table:table-cell>
          <table:table-cell table:number-columns-repeated="1021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16486">
            <text:p>0.16486</text:p>
          </table:table-cell>
          <table:table-cell table:formula="of:=[.B69]*10" office:value-type="float" office:value="1.6486">
            <text:p>1.6486</text:p>
          </table:table-cell>
          <table:table-cell table:number-columns-repeated="1021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.17033">
            <text:p>0.17033</text:p>
          </table:table-cell>
          <table:table-cell table:formula="of:=[.B70]*10" office:value-type="float" office:value="1.7033">
            <text:p>1.7033</text:p>
          </table:table-cell>
          <table:table-cell table:number-columns-repeated="1021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.17584">
            <text:p>0.17584</text:p>
          </table:table-cell>
          <table:table-cell table:formula="of:=[.B71]*10" office:value-type="float" office:value="1.7584">
            <text:p>1.7584</text:p>
          </table:table-cell>
          <table:table-cell table:number-columns-repeated="1021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18138">
            <text:p>0.18138</text:p>
          </table:table-cell>
          <table:table-cell table:formula="of:=[.B72]*10" office:value-type="float" office:value="1.8138">
            <text:p>1.8138</text:p>
          </table:table-cell>
          <table:table-cell table:number-columns-repeated="1021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.18695">
            <text:p>0.18695</text:p>
          </table:table-cell>
          <table:table-cell table:formula="of:=[.B73]*10" office:value-type="float" office:value="1.8695">
            <text:p>1.8695</text:p>
          </table:table-cell>
          <table:table-cell table:number-columns-repeated="1021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.19256">
            <text:p>0.19256</text:p>
          </table:table-cell>
          <table:table-cell table:formula="of:=[.B74]*10" office:value-type="float" office:value="1.9256">
            <text:p>1.9256</text:p>
          </table:table-cell>
          <table:table-cell table:number-columns-repeated="1021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.19819">
            <text:p>0.19819</text:p>
          </table:table-cell>
          <table:table-cell table:formula="of:=[.B75]*10" office:value-type="float" office:value="1.9819">
            <text:p>1.9819</text:p>
          </table:table-cell>
          <table:table-cell table:number-columns-repeated="1021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20385">
            <text:p>0.20385</text:p>
          </table:table-cell>
          <table:table-cell table:formula="of:=[.B76]*10" office:value-type="float" office:value="2.0385">
            <text:p>2.0385</text:p>
          </table:table-cell>
          <table:table-cell table:number-columns-repeated="1021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20954">
            <text:p>0.20954</text:p>
          </table:table-cell>
          <table:table-cell table:formula="of:=[.B77]*10" office:value-type="float" office:value="2.0954">
            <text:p>2.0954</text:p>
          </table:table-cell>
          <table:table-cell table:number-columns-repeated="1021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21524">
            <text:p>0.21524</text:p>
          </table:table-cell>
          <table:table-cell table:formula="of:=[.B78]*10" office:value-type="float" office:value="2.1524">
            <text:p>2.1524</text:p>
          </table:table-cell>
          <table:table-cell table:number-columns-repeated="1021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22096">
            <text:p>0.22096</text:p>
          </table:table-cell>
          <table:table-cell table:formula="of:=[.B79]*10" office:value-type="float" office:value="2.2096">
            <text:p>2.2096</text:p>
          </table:table-cell>
          <table:table-cell table:number-columns-repeated="1021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2267">
            <text:p>0.2267</text:p>
          </table:table-cell>
          <table:table-cell table:formula="of:=[.B80]*10" office:value-type="float" office:value="2.267">
            <text:p>2.267</text:p>
          </table:table-cell>
          <table:table-cell table:number-columns-repeated="1021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23246">
            <text:p>0.23246</text:p>
          </table:table-cell>
          <table:table-cell table:formula="of:=[.B81]*10" office:value-type="float" office:value="2.3246">
            <text:p>2.3246</text:p>
          </table:table-cell>
          <table:table-cell table:number-columns-repeated="1021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23823">
            <text:p>0.23823</text:p>
          </table:table-cell>
          <table:table-cell table:formula="of:=[.B82]*10" office:value-type="float" office:value="2.3823">
            <text:p>2.3823</text:p>
          </table:table-cell>
          <table:table-cell table:number-columns-repeated="102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24401">
            <text:p>0.24401</text:p>
          </table:table-cell>
          <table:table-cell table:formula="of:=[.B83]*10" office:value-type="float" office:value="2.4401">
            <text:p>2.4401</text:p>
          </table:table-cell>
          <table:table-cell table:number-columns-repeated="1021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2498">
            <text:p>0.2498</text:p>
          </table:table-cell>
          <table:table-cell table:formula="of:=[.B84]*10" office:value-type="float" office:value="2.498">
            <text:p>2.498</text:p>
          </table:table-cell>
          <table:table-cell table:number-columns-repeated="1021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.25559">
            <text:p>0.25559</text:p>
          </table:table-cell>
          <table:table-cell table:formula="of:=[.B85]*10" office:value-type="float" office:value="2.5559">
            <text:p>2.5559</text:p>
          </table:table-cell>
          <table:table-cell table:number-columns-repeated="1021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2614">
            <text:p>0.2614</text:p>
          </table:table-cell>
          <table:table-cell table:formula="of:=[.B86]*10" office:value-type="float" office:value="2.614">
            <text:p>2.614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672">
            <text:p>0.2672</text:p>
          </table:table-cell>
          <table:table-cell table:formula="of:=[.B87]*10" office:value-type="float" office:value="2.672">
            <text:p>2.672</text:p>
          </table:table-cell>
          <table:table-cell table:number-columns-repeated="1021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27301">
            <text:p>0.27301</text:p>
          </table:table-cell>
          <table:table-cell table:formula="of:=[.B88]*10" office:value-type="float" office:value="2.7301">
            <text:p>2.7301</text:p>
          </table:table-cell>
          <table:table-cell table:number-columns-repeated="1021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.27882">
            <text:p>0.27882</text:p>
          </table:table-cell>
          <table:table-cell table:formula="of:=[.B89]*10" office:value-type="float" office:value="2.7882">
            <text:p>2.7882</text:p>
          </table:table-cell>
          <table:table-cell table:number-columns-repeated="1021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0.28463">
            <text:p>0.28463</text:p>
          </table:table-cell>
          <table:table-cell table:formula="of:=[.B90]*10" office:value-type="float" office:value="2.8463">
            <text:p>2.8463</text:p>
          </table:table-cell>
          <table:table-cell table:number-columns-repeated="1021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0.29044">
            <text:p>0.29044</text:p>
          </table:table-cell>
          <table:table-cell table:formula="of:=[.B91]*10" office:value-type="float" office:value="2.9044">
            <text:p>2.9044</text:p>
          </table:table-cell>
          <table:table-cell table:number-columns-repeated="1021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29625">
            <text:p>0.29625</text:p>
          </table:table-cell>
          <table:table-cell table:formula="of:=[.B92]*10" office:value-type="float" office:value="2.9625">
            <text:p>2.9625</text:p>
          </table:table-cell>
          <table:table-cell table:number-columns-repeated="1021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0.30205">
            <text:p>0.30205</text:p>
          </table:table-cell>
          <table:table-cell table:formula="of:=[.B93]*10" office:value-type="float" office:value="3.0205">
            <text:p>3.0205</text:p>
          </table:table-cell>
          <table:table-cell table:number-columns-repeated="1021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0.30784">
            <text:p>0.30784</text:p>
          </table:table-cell>
          <table:table-cell table:formula="of:=[.B94]*10" office:value-type="float" office:value="3.0784">
            <text:p>3.0784</text:p>
          </table:table-cell>
          <table:table-cell table:number-columns-repeated="1021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31363">
            <text:p>0.31363</text:p>
          </table:table-cell>
          <table:table-cell table:formula="of:=[.B95]*10" office:value-type="float" office:value="3.1363">
            <text:p>3.1363</text:p>
          </table:table-cell>
          <table:table-cell table:number-columns-repeated="1021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0.31941">
            <text:p>0.31941</text:p>
          </table:table-cell>
          <table:table-cell table:formula="of:=[.B96]*10" office:value-type="float" office:value="3.1941">
            <text:p>3.1941</text:p>
          </table:table-cell>
          <table:table-cell table:number-columns-repeated="1021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32518">
            <text:p>0.32518</text:p>
          </table:table-cell>
          <table:table-cell table:formula="of:=[.B97]*10" office:value-type="float" office:value="3.2518">
            <text:p>3.2518</text:p>
          </table:table-cell>
          <table:table-cell table:number-columns-repeated="1021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0.33095">
            <text:p>0.33095</text:p>
          </table:table-cell>
          <table:table-cell table:formula="of:=[.B98]*10" office:value-type="float" office:value="3.3095">
            <text:p>3.3095</text:p>
          </table:table-cell>
          <table:table-cell table:number-columns-repeated="1021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0.3367">
            <text:p>0.3367</text:p>
          </table:table-cell>
          <table:table-cell table:formula="of:=[.B99]*10" office:value-type="float" office:value="3.367">
            <text:p>3.367</text:p>
          </table:table-cell>
          <table:table-cell table:number-columns-repeated="1021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0.34244">
            <text:p>0.34244</text:p>
          </table:table-cell>
          <table:table-cell table:formula="of:=[.B100]*10" office:value-type="float" office:value="3.4244">
            <text:p>3.4244</text:p>
          </table:table-cell>
          <table:table-cell table:number-columns-repeated="1021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0.34816">
            <text:p>0.34816</text:p>
          </table:table-cell>
          <table:table-cell table:formula="of:=[.B101]*10" office:value-type="float" office:value="3.4816">
            <text:p>3.4816</text:p>
          </table:table-cell>
          <table:table-cell table:number-columns-repeated="1021"/>
        </table:table-row>
      </table:table>
      <table:table table:name="ZT" table:style-name="ta1">
        <table:shapes>
          <draw:frame draw:z-index="0" draw:style-name="gr1" svg:width="15.999cm" svg:height="8.999cm" svg:x="24.179cm" svg:y="0.132cm">
            <draw:object draw:notify-on-update-of-ranges="ZT.A1:ZT.A1 ZT.A2:ZT.A101 ZT.D1:ZT.D1 ZT.D2:ZT.D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26.585cm" svg:y="9.952cm">
            <draw:object draw:notify-on-update-of-ranges="ZT.A1:ZT.A1 ZT.A2:ZT.A101 ZT.B1:ZT.B1 ZT.B2:ZT.B1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43.085cm" svg:y="9.874cm">
            <draw:object draw:notify-on-update-of-ranges="ZT.A1:ZT.A1 ZT.A2:ZT.A101 ZT.C1:ZT.C1 ZT.C2:ZT.C1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5.999cm" svg:height="8.999cm" svg:x="25.309cm" svg:y="19.99cm">
            <draw:object draw:notify-on-update-of-ranges="ZT.A1:ZT.A1 ZT.A2:ZT.A101 ZT.F1:ZT.F1 ZT.F2:ZT.F10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15.999cm" svg:height="8.999cm" svg:x="40.598cm" svg:y="0.258cm">
            <draw:object draw:notify-on-update-of-ranges="ZT.A1:ZT.A1 ZT.A2:ZT.A101 ZT.E1:ZT.E1 ZT.E2:ZT.E1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7" table:default-cell-style-name="Default"/>
        <table:table-column table:style-name="co10" table:default-cell-style-name="Default"/>
        <table:table-column table:style-name="co6" table:number-columns-repeated="1001" table:default-cell-style-name="Default"/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Sigma (1/{ohm.cm))</text:p>
          </table:table-cell>
          <table:table-cell table:style-name="ce1" office:value-type="string">
            <text:p>Seebeck (microVolts/K)</text:p>
          </table:table-cell>
          <table:table-cell table:style-name="ce1" office:value-type="string">
            <text:p>Electrical Thermal (watt/m)</text:p>
          </table:table-cell>
          <table:table-cell table:style-name="ce1" office:value-type="string">
            <text:p>Phonon thermal (w/mk)</text:p>
          </table:table-cell>
          <table:table-cell table:style-name="ce1" office:value-type="string">
            <text:p>ZT</text:p>
          </table:table-cell>
          <table:table-cell/>
          <table:table-cell table:style-name="ce1" table:number-columns-repeated="15"/>
          <table:table-cell table:style-name="ce1" office:value-type="string">
            <text:p>Phonon thermal (w/mk)</text:p>
          </table:table-cell>
          <table:table-cell table:style-name="ce1" table:number-columns-repeated="1001"/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0.0948">
            <text:p>0.0948</text:p>
          </table:table-cell>
          <table:table-cell office:value-type="float" office:value="-638.73554">
            <text:p>-638.73554</text:p>
          </table:table-cell>
          <table:table-cell table:formula="of:=100000*[.B2]*[.A2]*2*(1.3806488E-023)^2/(1.602176565E-019)^2" office:value-type="float" office:value="0.0422381878358317">
            <text:p>0.0422381878</text:p>
          </table:table-cell>
          <table:table-cell office:value-type="float" office:value="10.31815584528">
            <text:p>10.3181558453</text:p>
          </table:table-cell>
          <table:table-cell table:formula="of:=10000*[.A2]*([.C2]*0.000001)^2*([.B2]*10)/([.D2]+[.E2])" office:value-type="float" office:value="0.111994187134126">
            <text:p>0.1119941871</text:p>
          </table:table-cell>
          <table:table-cell table:number-columns-repeated="16"/>
          <table:table-cell office:value-type="float" office:value="10.31815584528">
            <text:p>10.3181558453</text:p>
          </table:table-cell>
          <table:table-cell table:number-columns-repeated="1001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86">
            <text:p>0.086</text:p>
          </table:table-cell>
          <table:table-cell office:value-type="float" office:value="-647.07801">
            <text:p>-647.07801</text:p>
          </table:table-cell>
          <table:table-cell table:formula="of:=100000*[.B3]*[.A3]*2*(1.3806488E-023)^2/(1.602176565E-019)^2" office:value-type="float" office:value="0.0408718329550664">
            <text:p>0.040871833</text:p>
          </table:table-cell>
          <table:table-cell office:value-type="float" office:value="10.2421864551">
            <text:p>10.2421864551</text:p>
          </table:table-cell>
          <table:table-cell table:formula="of:=10000*[.A3]*([.C3]*0.000001)^2*([.B3]*10)/([.D3]+[.E3])" office:value-type="float" office:value="0.112057109173528">
            <text:p>0.1120571092</text:p>
          </table:table-cell>
          <table:table-cell table:number-columns-repeated="16"/>
          <table:table-cell office:value-type="float" office:value="10.2421864551">
            <text:p>10.2421864551</text:p>
          </table:table-cell>
          <table:table-cell table:number-columns-repeated="1001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786">
            <text:p>0.0786</text:p>
          </table:table-cell>
          <table:table-cell office:value-type="float" office:value="-654.91454">
            <text:p>-654.91454</text:p>
          </table:table-cell>
          <table:table-cell table:formula="of:=100000*[.B4]*[.A4]*2*(1.3806488E-023)^2/(1.602176565E-019)^2" office:value-type="float" office:value="0.0396896389495347">
            <text:p>0.0396896389</text:p>
          </table:table-cell>
          <table:table-cell office:value-type="float" office:value="10.16415530798">
            <text:p>10.164155308</text:p>
          </table:table-cell>
          <table:table-cell table:formula="of:=10000*[.A4]*([.C4]*0.000001)^2*([.B4]*10)/([.D4]+[.E4])" office:value-type="float" office:value="0.112332875827784">
            <text:p>0.1123328758</text:p>
          </table:table-cell>
          <table:table-cell table:number-columns-repeated="16"/>
          <table:table-cell office:value-type="float" office:value="10.16415530798">
            <text:p>10.164155308</text:p>
          </table:table-cell>
          <table:table-cell table:number-columns-repeated="1001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721">
            <text:p>0.0721</text:p>
          </table:table-cell>
          <table:table-cell office:value-type="float" office:value="-662.30296">
            <text:p>-662.30296</text:p>
          </table:table-cell>
          <table:table-cell table:formula="of:=100000*[.B5]*[.A5]*2*(1.3806488E-023)^2/(1.602176565E-019)^2" office:value-type="float" office:value="0.0385490296577654">
            <text:p>0.0385490297</text:p>
          </table:table-cell>
          <table:table-cell office:value-type="float" office:value="10.07632448844">
            <text:p>10.0763244884</text:p>
          </table:table-cell>
          <table:table-cell table:formula="of:=10000*[.A5]*([.C5]*0.000001)^2*([.B5]*10)/([.D5]+[.E5])" office:value-type="float" office:value="0.112561714902281">
            <text:p>0.1125617149</text:p>
          </table:table-cell>
          <table:table-cell table:number-columns-repeated="16"/>
          <table:table-cell office:value-type="float" office:value="10.07632448844">
            <text:p>10.0763244884</text:p>
          </table:table-cell>
          <table:table-cell table:number-columns-repeated="1001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665">
            <text:p>0.0665</text:p>
          </table:table-cell>
          <table:table-cell office:value-type="float" office:value="-669.29156">
            <text:p>-669.29156</text:p>
          </table:table-cell>
          <table:table-cell table:formula="of:=100000*[.B6]*[.A6]*2*(1.3806488E-023)^2/(1.602176565E-019)^2" office:value-type="float" office:value="0.0375302041705861">
            <text:p>0.0375302042</text:p>
          </table:table-cell>
          <table:table-cell office:value-type="float" office:value="9.979853023672">
            <text:p>9.9798530237</text:p>
          </table:table-cell>
          <table:table-cell table:formula="of:=10000*[.A6]*([.C6]*0.000001)^2*([.B6]*10)/([.D6]+[.E6])" office:value-type="float" office:value="0.113000834365965">
            <text:p>0.1130008344</text:p>
          </table:table-cell>
          <table:table-cell table:number-columns-repeated="16"/>
          <table:table-cell office:value-type="float" office:value="9.979853023672">
            <text:p>9.9798530237</text:p>
          </table:table-cell>
          <table:table-cell table:number-columns-repeated="100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616">
            <text:p>0.0616</text:p>
          </table:table-cell>
          <table:table-cell office:value-type="float" office:value="-675.92068">
            <text:p>-675.92068</text:p>
          </table:table-cell>
          <table:table-cell table:formula="of:=100000*[.B7]*[.A7]*2*(1.3806488E-023)^2/(1.602176565E-019)^2" office:value-type="float" office:value="0.0365945481109316">
            <text:p>0.0365945481</text:p>
          </table:table-cell>
          <table:table-cell office:value-type="float" office:value="9.883259951308">
            <text:p>9.8832599513</text:p>
          </table:table-cell>
          <table:table-cell table:formula="of:=10000*[.A7]*([.C7]*0.000001)^2*([.B7]*10)/([.D7]+[.E7])" office:value-type="float" office:value="0.113481970792176">
            <text:p>0.1134819708</text:p>
          </table:table-cell>
          <table:table-cell table:number-columns-repeated="16"/>
          <table:table-cell office:value-type="float" office:value="9.883259951308">
            <text:p>9.8832599513</text:p>
          </table:table-cell>
          <table:table-cell table:number-columns-repeated="1001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573">
            <text:p>0.0573</text:p>
          </table:table-cell>
          <table:table-cell office:value-type="float" office:value="-682.22339">
            <text:p>-682.22339</text:p>
          </table:table-cell>
          <table:table-cell table:formula="of:=100000*[.B8]*[.A8]*2*(1.3806488E-023)^2/(1.602176565E-019)^2" office:value-type="float" office:value="0.0357420614788019">
            <text:p>0.0357420615</text:p>
          </table:table-cell>
          <table:table-cell office:value-type="float" office:value="9.761424996506">
            <text:p>9.7614249965</text:p>
          </table:table-cell>
          <table:table-cell table:formula="of:=10000*[.A8]*([.C8]*0.000001)^2*([.B8]*10)/([.D8]+[.E8])" office:value-type="float" office:value="0.114329053737429">
            <text:p>0.1143290537</text:p>
          </table:table-cell>
          <table:table-cell table:number-columns-repeated="16"/>
          <table:table-cell office:value-type="float" office:value="9.761424996506">
            <text:p>9.7614249965</text:p>
          </table:table-cell>
          <table:table-cell table:number-columns-repeated="1001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534">
            <text:p>0.0534</text:p>
          </table:table-cell>
          <table:table-cell office:value-type="float" office:value="-688.22454">
            <text:p>-688.22454</text:p>
          </table:table-cell>
          <table:table-cell table:formula="of:=100000*[.B9]*[.A9]*2*(1.3806488E-023)^2/(1.602176565E-019)^2" office:value-type="float" office:value="0.0348955155200669">
            <text:p>0.0348955155</text:p>
          </table:table-cell>
          <table:table-cell office:value-type="float" office:value="9.641127305569">
            <text:p>9.6411273056</text:p>
          </table:table-cell>
          <table:table-cell table:formula="of:=10000*[.A9]*([.C9]*0.000001)^2*([.B9]*10)/([.D9]+[.E9])" office:value-type="float" office:value="0.115015761165242">
            <text:p>0.1150157612</text:p>
          </table:table-cell>
          <table:table-cell table:number-columns-repeated="16"/>
          <table:table-cell office:value-type="float" office:value="9.641127305569">
            <text:p>9.6411273056</text:p>
          </table:table-cell>
          <table:table-cell table:number-columns-repeated="1001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5">
            <text:p>0.05</text:p>
          </table:table-cell>
          <table:table-cell office:value-type="float" office:value="-693.93735">
            <text:p>-693.93735</text:p>
          </table:table-cell>
          <table:table-cell table:formula="of:=100000*[.B10]*[.A10]*2*(1.3806488E-023)^2/(1.602176565E-019)^2" office:value-type="float" office:value="0.0341588720191325">
            <text:p>0.034158872</text:p>
          </table:table-cell>
          <table:table-cell office:value-type="float" office:value="9.522431923463">
            <text:p>9.5224319235</text:p>
          </table:table-cell>
          <table:table-cell table:formula="of:=10000*[.A10]*([.C10]*0.000001)^2*([.B10]*10)/([.D10]+[.E10])" office:value-type="float" office:value="0.11589517944947">
            <text:p>0.1158951794</text:p>
          </table:table-cell>
          <table:table-cell table:number-columns-repeated="16"/>
          <table:table-cell office:value-type="float" office:value="9.522431923463">
            <text:p>9.5224319235</text:p>
          </table:table-cell>
          <table:table-cell table:number-columns-repeated="1001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469">
            <text:p>0.0469</text:p>
          </table:table-cell>
          <table:table-cell office:value-type="float" office:value="-699.35568">
            <text:p>-699.35568</text:p>
          </table:table-cell>
          <table:table-cell table:formula="of:=100000*[.B11]*[.A11]*2*(1.3806488E-023)^2/(1.602176565E-019)^2" office:value-type="float" office:value="0.0334341098649875">
            <text:p>0.0334341099</text:p>
          </table:table-cell>
          <table:table-cell office:value-type="float" office:value="9.405392607607">
            <text:p>9.4053926076</text:p>
          </table:table-cell>
          <table:table-cell table:formula="of:=10000*[.A11]*([.C11]*0.000001)^2*([.B11]*10)/([.D11]+[.E11])" office:value-type="float" office:value="0.11665202435447">
            <text:p>0.1166520244</text:p>
          </table:table-cell>
          <table:table-cell table:number-columns-repeated="16"/>
          <table:table-cell office:value-type="float" office:value="9.405392607607">
            <text:p>9.4053926076</text:p>
          </table:table-cell>
          <table:table-cell table:number-columns-repeated="1001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443">
            <text:p>0.0443</text:p>
          </table:table-cell>
          <table:table-cell office:value-type="float" office:value="-704.43951">
            <text:p>-704.43951</text:p>
          </table:table-cell>
          <table:table-cell table:formula="of:=100000*[.B12]*[.A12]*2*(1.3806488E-023)^2/(1.602176565E-019)^2" office:value-type="float" office:value="0.0328964789227733">
            <text:p>0.0328964789</text:p>
          </table:table-cell>
          <table:table-cell office:value-type="float" office:value="9.290052732521">
            <text:p>9.2900527325</text:p>
          </table:table-cell>
          <table:table-cell table:formula="of:=10000*[.A12]*([.C12]*0.000001)^2*([.B12]*10)/([.D12]+[.E12])" office:value-type="float" office:value="0.117898376529545">
            <text:p>0.1178983765</text:p>
          </table:table-cell>
          <table:table-cell table:number-columns-repeated="16"/>
          <table:table-cell office:value-type="float" office:value="9.290052732521">
            <text:p>9.2900527325</text:p>
          </table:table-cell>
          <table:table-cell table:number-columns-repeated="1001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419">
            <text:p>0.0419</text:p>
          </table:table-cell>
          <table:table-cell office:value-type="float" office:value="-709.09133">
            <text:p>-709.09133</text:p>
          </table:table-cell>
          <table:table-cell table:formula="of:=100000*[.B13]*[.A13]*2*(1.3806488E-023)^2/(1.602176565E-019)^2" office:value-type="float" office:value="0.0323588479805591">
            <text:p>0.032358848</text:p>
          </table:table-cell>
          <table:table-cell office:value-type="float" office:value="9.166072956091">
            <text:p>9.1660729561</text:p>
          </table:table-cell>
          <table:table-cell table:formula="of:=10000*[.A13]*([.C13]*0.000001)^2*([.B13]*10)/([.D13]+[.E13])" office:value-type="float" office:value="0.119098947717468">
            <text:p>0.1190989477</text:p>
          </table:table-cell>
          <table:table-cell table:number-columns-repeated="16"/>
          <table:table-cell office:value-type="float" office:value="9.166072956091">
            <text:p>9.1660729561</text:p>
          </table:table-cell>
          <table:table-cell table:number-columns-repeated="1001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04">
            <text:p>0.04</text:p>
          </table:table-cell>
          <table:table-cell office:value-type="float" office:value="-713.12404">
            <text:p>-713.12404</text:p>
          </table:table-cell>
          <table:table-cell table:formula="of:=100000*[.B14]*[.A14]*2*(1.3806488E-023)^2/(1.602176565E-019)^2" office:value-type="float" office:value="0.0320796363310114">
            <text:p>0.0320796363</text:p>
          </table:table-cell>
          <table:table-cell office:value-type="float" office:value="9.044390671061">
            <text:p>9.0443906711</text:p>
          </table:table-cell>
          <table:table-cell table:formula="of:=10000*[.A14]*([.C14]*0.000001)^2*([.B14]*10)/([.D14]+[.E14])" office:value-type="float" office:value="0.121022721286863">
            <text:p>0.1210227213</text:p>
          </table:table-cell>
          <table:table-cell table:number-columns-repeated="16"/>
          <table:table-cell office:value-type="float" office:value="9.044390671061">
            <text:p>9.0443906711</text:p>
          </table:table-cell>
          <table:table-cell table:number-columns-repeated="1001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386">
            <text:p>0.0386</text:p>
          </table:table-cell>
          <table:table-cell office:value-type="float" office:value="-716.23096">
            <text:p>-716.23096</text:p>
          </table:table-cell>
          <table:table-cell table:formula="of:=100000*[.B15]*[.A15]*2*(1.3806488E-023)^2/(1.602176565E-019)^2" office:value-type="float" office:value="0.03210339902459">
            <text:p>0.032103399</text:p>
          </table:table-cell>
          <table:table-cell office:value-type="float" office:value="8.924994290556">
            <text:p>8.9249942906</text:p>
          </table:table-cell>
          <table:table-cell table:formula="of:=10000*[.A15]*([.C15]*0.000001)^2*([.B15]*10)/([.D15]+[.E15])" office:value-type="float" office:value="0.123798163144503">
            <text:p>0.1237981631</text:p>
          </table:table-cell>
          <table:table-cell table:number-columns-repeated="16"/>
          <table:table-cell office:value-type="float" office:value="8.924994290556">
            <text:p>8.9249942906</text:p>
          </table:table-cell>
          <table:table-cell table:number-columns-repeated="1001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0378">
            <text:p>0.0378</text:p>
          </table:table-cell>
          <table:table-cell office:value-type="float" office:value="-717.9877">
            <text:p>-717.9877</text:p>
          </table:table-cell>
          <table:table-cell table:formula="of:=100000*[.B16]*[.A16]*2*(1.3806488E-023)^2/(1.602176565E-019)^2" office:value-type="float" office:value="0.0325608308759766">
            <text:p>0.0325608309</text:p>
          </table:table-cell>
          <table:table-cell office:value-type="float" office:value="8.807866809057">
            <text:p>8.8078668091</text:p>
          </table:table-cell>
          <table:table-cell table:formula="of:=10000*[.A16]*([.C16]*0.000001)^2*([.B16]*10)/([.D16]+[.E16])" office:value-type="float" office:value="0.127844052351469">
            <text:p>0.1278440524</text:p>
          </table:table-cell>
          <table:table-cell table:number-columns-repeated="16"/>
          <table:table-cell office:value-type="float" office:value="8.807866809057">
            <text:p>8.8078668091</text:p>
          </table:table-cell>
          <table:table-cell table:number-columns-repeated="100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378">
            <text:p>0.0378</text:p>
          </table:table-cell>
          <table:table-cell office:value-type="float" office:value="-717.92877">
            <text:p>-717.92877</text:p>
          </table:table-cell>
          <table:table-cell table:formula="of:=100000*[.B17]*[.A17]*2*(1.3806488E-023)^2/(1.602176565E-019)^2" office:value-type="float" office:value="0.033683618147562">
            <text:p>0.0336836181</text:p>
          </table:table-cell>
          <table:table-cell office:value-type="float" office:value="8.692986454801">
            <text:p>8.6929864548</text:p>
          </table:table-cell>
          <table:table-cell table:formula="of:=10000*[.A17]*([.C17]*0.000001)^2*([.B17]*10)/([.D17]+[.E17])" office:value-type="float" office:value="0.133954469282367">
            <text:p>0.1339544693</text:p>
          </table:table-cell>
          <table:table-cell table:number-columns-repeated="16"/>
          <table:table-cell office:value-type="float" office:value="8.692986454801">
            <text:p>8.6929864548</text:p>
          </table:table-cell>
          <table:table-cell table:number-columns-repeated="1001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0388">
            <text:p>0.0388</text:p>
          </table:table-cell>
          <table:table-cell office:value-type="float" office:value="-715.70482">
            <text:p>-715.70482</text:p>
          </table:table-cell>
          <table:table-cell table:formula="of:=100000*[.B18]*[.A18]*2*(1.3806488E-023)^2/(1.602176565E-019)^2" office:value-type="float" office:value="0.0357272097953153">
            <text:p>0.0357272098</text:p>
          </table:table-cell>
          <table:table-cell office:value-type="float" office:value="8.628535052588">
            <text:p>8.6285350526</text:p>
          </table:table-cell>
          <table:table-cell table:formula="of:=10000*[.A18]*([.C18]*0.000001)^2*([.B18]*10)/([.D18]+[.E18])" office:value-type="float" office:value="0.142219684048724">
            <text:p>0.142219684</text:p>
          </table:table-cell>
          <table:table-cell table:number-columns-repeated="16"/>
          <table:table-cell office:value-type="float" office:value="8.628535052588">
            <text:p>8.6285350526</text:p>
          </table:table-cell>
          <table:table-cell table:number-columns-repeated="100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409">
            <text:p>0.0409</text:p>
          </table:table-cell>
          <table:table-cell office:value-type="float" office:value="-711.23403">
            <text:p>-711.23403</text:p>
          </table:table-cell>
          <table:table-cell table:formula="of:=100000*[.B19]*[.A19]*2*(1.3806488E-023)^2/(1.602176565E-019)^2" office:value-type="float" office:value="0.0388757666944701">
            <text:p>0.0388757667</text:p>
          </table:table-cell>
          <table:table-cell office:value-type="float" office:value="8.558411798201">
            <text:p>8.5584117982</text:p>
          </table:table-cell>
          <table:table-cell table:formula="of:=10000*[.A19]*([.C19]*0.000001)^2*([.B19]*10)/([.D19]+[.E19])" office:value-type="float" office:value="0.154016370372947">
            <text:p>0.1540163704</text:p>
          </table:table-cell>
          <table:table-cell table:number-columns-repeated="16"/>
          <table:table-cell office:value-type="float" office:value="8.558411798201">
            <text:p>8.5584117982</text:p>
          </table:table-cell>
          <table:table-cell table:number-columns-repeated="1001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0441">
            <text:p>0.0441</text:p>
          </table:table-cell>
          <table:table-cell office:value-type="float" office:value="-704.72938">
            <text:p>-704.72938</text:p>
          </table:table-cell>
          <table:table-cell table:formula="of:=100000*[.B20]*[.A20]*2*(1.3806488E-023)^2/(1.602176565E-019)^2" office:value-type="float" office:value="0.0432273099560379">
            <text:p>0.04322731</text:p>
          </table:table-cell>
          <table:table-cell office:value-type="float" office:value="8.469532611403">
            <text:p>8.4695326114</text:p>
          </table:table-cell>
          <table:table-cell table:formula="of:=10000*[.A20]*([.C20]*0.000001)^2*([.B20]*10)/([.D20]+[.E20])" office:value-type="float" office:value="0.169807510331036">
            <text:p>0.1698075103</text:p>
          </table:table-cell>
          <table:table-cell table:number-columns-repeated="16"/>
          <table:table-cell office:value-type="float" office:value="8.469532611403">
            <text:p>8.4695326114</text:p>
          </table:table-cell>
          <table:table-cell table:number-columns-repeated="100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485">
            <text:p>0.0485</text:p>
          </table:table-cell>
          <table:table-cell office:value-type="float" office:value="-696.5935">
            <text:p>-696.5935</text:p>
          </table:table-cell>
          <table:table-cell table:formula="of:=100000*[.B21]*[.A21]*2*(1.3806488E-023)^2/(1.602176565E-019)^2" office:value-type="float" office:value="0.0489808521387388">
            <text:p>0.0489808521</text:p>
          </table:table-cell>
          <table:table-cell office:value-type="float" office:value="8.370330360411">
            <text:p>8.3703303604</text:p>
          </table:table-cell>
          <table:table-cell table:formula="of:=10000*[.A21]*([.C21]*0.000001)^2*([.B21]*10)/([.D21]+[.E21])" office:value-type="float" office:value="0.190078468248745">
            <text:p>0.1900784682</text:p>
          </table:table-cell>
          <table:table-cell table:number-columns-repeated="16"/>
          <table:table-cell office:value-type="float" office:value="8.370330360411">
            <text:p>8.3703303604</text:p>
          </table:table-cell>
          <table:table-cell table:number-columns-repeated="1001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54">
            <text:p>0.054</text:p>
          </table:table-cell>
          <table:table-cell office:value-type="float" office:value="-687.27936">
            <text:p>-687.27936</text:p>
          </table:table-cell>
          <table:table-cell table:formula="of:=100000*[.B22]*[.A22]*2*(1.3806488E-023)^2/(1.602176565E-019)^2" office:value-type="float" office:value="0.05613936357927">
            <text:p>0.0561393636</text:p>
          </table:table-cell>
          <table:table-cell office:value-type="float" office:value="8.255839651631">
            <text:p>8.2558396516</text:p>
          </table:table-cell>
          <table:table-cell table:formula="of:=10000*[.A22]*([.C22]*0.000001)^2*([.B22]*10)/([.D22]+[.E22])" office:value-type="float" office:value="0.214809737771316">
            <text:p>0.2148097378</text:p>
          </table:table-cell>
          <table:table-cell table:number-columns-repeated="16"/>
          <table:table-cell office:value-type="float" office:value="8.255839651631">
            <text:p>8.2558396516</text:p>
          </table:table-cell>
          <table:table-cell table:number-columns-repeated="100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607">
            <text:p>0.0607</text:p>
          </table:table-cell>
          <table:table-cell office:value-type="float" office:value="-677.19628">
            <text:p>-677.19628</text:p>
          </table:table-cell>
          <table:table-cell table:formula="of:=100000*[.B23]*[.A23]*2*(1.3806488E-023)^2/(1.602176565E-019)^2" office:value-type="float" office:value="0.0649077975097465">
            <text:p>0.0649077975</text:p>
          </table:table-cell>
          <table:table-cell office:value-type="float" office:value="8.138029614776">
            <text:p>8.1380296148</text:p>
          </table:table-cell>
          <table:table-cell table:formula="of:=10000*[.A23]*([.C23]*0.000001)^2*([.B23]*10)/([.D23]+[.E23])" office:value-type="float" office:value="0.244332319067943">
            <text:p>0.2443323191</text:p>
          </table:table-cell>
          <table:table-cell table:number-columns-repeated="16"/>
          <table:table-cell office:value-type="float" office:value="8.138029614776">
            <text:p>8.1380296148</text:p>
          </table:table-cell>
          <table:table-cell table:number-columns-repeated="1001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686">
            <text:p>0.0686</text:p>
          </table:table-cell>
          <table:table-cell office:value-type="float" office:value="-666.67282">
            <text:p>-666.67282</text:p>
          </table:table-cell>
          <table:table-cell table:formula="of:=100000*[.B24]*[.A24]*2*(1.3806488E-023)^2/(1.602176565E-019)^2" office:value-type="float" office:value="0.0753930860512715">
            <text:p>0.0753930861</text:p>
          </table:table-cell>
          <table:table-cell office:value-type="float" office:value="8.020145519128">
            <text:p>8.0201455191</text:p>
          </table:table-cell>
          <table:table-cell table:formula="of:=10000*[.A24]*([.C24]*0.000001)^2*([.B24]*10)/([.D24]+[.E24])" office:value-type="float" office:value="0.278699112813607">
            <text:p>0.2786991128</text:p>
          </table:table-cell>
          <table:table-cell table:number-columns-repeated="16"/>
          <table:table-cell office:value-type="float" office:value="8.020145519128">
            <text:p>8.0201455191</text:p>
          </table:table-cell>
          <table:table-cell table:number-columns-repeated="100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776">
            <text:p>0.0776</text:p>
          </table:table-cell>
          <table:table-cell office:value-type="float" office:value="-655.95512">
            <text:p>-655.95512</text:p>
          </table:table-cell>
          <table:table-cell table:formula="of:=100000*[.B25]*[.A25]*2*(1.3806488E-023)^2/(1.602176565E-019)^2" office:value-type="float" office:value="0.0875892885304505">
            <text:p>0.0875892885</text:p>
          </table:table-cell>
          <table:table-cell office:value-type="float" office:value="7.902849868702">
            <text:p>7.9028498687</text:p>
          </table:table-cell>
          <table:table-cell table:formula="of:=10000*[.A25]*([.C25]*0.000001)^2*([.B25]*10)/([.D25]+[.E25])" office:value-type="float" office:value="0.317579833818808">
            <text:p>0.3175798338</text:p>
          </table:table-cell>
          <table:table-cell table:number-columns-repeated="16"/>
          <table:table-cell office:value-type="float" office:value="7.902849868702">
            <text:p>7.9028498687</text:p>
          </table:table-cell>
          <table:table-cell table:number-columns-repeated="1001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0879">
            <text:p>0.0879</text:p>
          </table:table-cell>
          <table:table-cell office:value-type="float" office:value="-645.21982">
            <text:p>-645.21982</text:p>
          </table:table-cell>
          <table:table-cell table:formula="of:=100000*[.B26]*[.A26]*2*(1.3806488E-023)^2/(1.602176565E-019)^2" office:value-type="float" office:value="0.101826112320685">
            <text:p>0.1018261123</text:p>
          </table:table-cell>
          <table:table-cell office:value-type="float" office:value="7.789445702238">
            <text:p>7.7894457022</text:p>
          </table:table-cell>
          <table:table-cell table:formula="of:=10000*[.A26]*([.C26]*0.000001)^2*([.B26]*10)/([.D26]+[.E26])" office:value-type="float" office:value="0.361702802909632">
            <text:p>0.3617028029</text:p>
          </table:table-cell>
          <table:table-cell table:number-columns-repeated="16"/>
          <table:table-cell office:value-type="float" office:value="7.789445702238">
            <text:p>7.7894457022</text:p>
          </table:table-cell>
          <table:table-cell table:number-columns-repeated="100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994">
            <text:p>0.0994</text:p>
          </table:table-cell>
          <table:table-cell office:value-type="float" office:value="-634.58978">
            <text:p>-634.58978</text:p>
          </table:table-cell>
          <table:table-cell table:formula="of:=100000*[.B27]*[.A27]*2*(1.3806488E-023)^2/(1.602176565E-019)^2" office:value-type="float" office:value="0.118100587085279">
            <text:p>0.1181005871</text:p>
          </table:table-cell>
          <table:table-cell office:value-type="float" office:value="7.676736169538">
            <text:p>7.6767361695</text:p>
          </table:table-cell>
          <table:table-cell table:formula="of:=10000*[.A27]*([.C27]*0.000001)^2*([.B27]*10)/([.D27]+[.E27])" office:value-type="float" office:value="0.410823704198337">
            <text:p>0.4108237042</text:p>
          </table:table-cell>
          <table:table-cell table:number-columns-repeated="16"/>
          <table:table-cell office:value-type="float" office:value="7.676736169538">
            <text:p>7.6767361695</text:p>
          </table:table-cell>
          <table:table-cell table:number-columns-repeated="1001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1122">
            <text:p>0.1122</text:p>
          </table:table-cell>
          <table:table-cell office:value-type="float" office:value="-624.14811">
            <text:p>-624.14811</text:p>
          </table:table-cell>
          <table:table-cell table:formula="of:=100000*[.B28]*[.A28]*2*(1.3806488E-023)^2/(1.602176565E-019)^2" office:value-type="float" office:value="0.136641428749925">
            <text:p>0.1366414287</text:p>
          </table:table-cell>
          <table:table-cell office:value-type="float" office:value="7.56661816067">
            <text:p>7.5666181607</text:p>
          </table:table-cell>
          <table:table-cell table:formula="of:=10000*[.A28]*([.C28]*0.000001)^2*([.B28]*10)/([.D28]+[.E28])" office:value-type="float" office:value="0.465272619250735">
            <text:p>0.4652726193</text:p>
          </table:table-cell>
          <table:table-cell table:number-columns-repeated="16"/>
          <table:table-cell office:value-type="float" office:value="7.56661816067">
            <text:p>7.5666181607</text:p>
          </table:table-cell>
          <table:table-cell table:number-columns-repeated="1001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1262">
            <text:p>0.1262</text:p>
          </table:table-cell>
          <table:table-cell office:value-type="float" office:value="-613.94928">
            <text:p>-613.94928</text:p>
          </table:table-cell>
          <table:table-cell table:formula="of:=100000*[.B29]*[.A29]*2*(1.3806488E-023)^2/(1.602176565E-019)^2" office:value-type="float" office:value="0.157439726304531">
            <text:p>0.1574397263</text:p>
          </table:table-cell>
          <table:table-cell office:value-type="float" office:value="7.459013139938">
            <text:p>7.4590131399</text:p>
          </table:table-cell>
          <table:table-cell table:formula="of:=10000*[.A29]*([.C29]*0.000001)^2*([.B29]*10)/([.D29]+[.E29])" office:value-type="float" office:value="0.524627281533838">
            <text:p>0.5246272815</text:p>
          </table:table-cell>
          <table:table-cell table:number-columns-repeated="16"/>
          <table:table-cell office:value-type="float" office:value="7.459013139938">
            <text:p>7.4590131399</text:p>
          </table:table-cell>
          <table:table-cell table:number-columns-repeated="1001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1416">
            <text:p>0.1416</text:p>
          </table:table-cell>
          <table:table-cell office:value-type="float" office:value="-604.02728">
            <text:p>-604.02728</text:p>
          </table:table-cell>
          <table:table-cell table:formula="of:=100000*[.B30]*[.A30]*2*(1.3806488E-023)^2/(1.602176565E-019)^2" office:value-type="float" office:value="0.180857860826169">
            <text:p>0.1808578608</text:p>
          </table:table-cell>
          <table:table-cell office:value-type="float" office:value="7.353844857191">
            <text:p>7.3538448572</text:p>
          </table:table-cell>
          <table:table-cell table:formula="of:=10000*[.A30]*([.C30]*0.000001)^2*([.B30]*10)/([.D30]+[.E30])" office:value-type="float" office:value="0.589669533157745">
            <text:p>0.5896695332</text:p>
          </table:table-cell>
          <table:table-cell table:number-columns-repeated="16"/>
          <table:table-cell office:value-type="float" office:value="7.353844857191">
            <text:p>7.3538448572</text:p>
          </table:table-cell>
          <table:table-cell table:number-columns-repeated="1001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1583">
            <text:p>0.1583</text:p>
          </table:table-cell>
          <table:table-cell office:value-type="float" office:value="-594.40171">
            <text:p>-594.40171</text:p>
          </table:table-cell>
          <table:table-cell table:formula="of:=100000*[.B31]*[.A31]*2*(1.3806488E-023)^2/(1.602176565E-019)^2" office:value-type="float" office:value="0.206889891641445">
            <text:p>0.2068898916</text:p>
          </table:table-cell>
          <table:table-cell office:value-type="float" office:value="7.251039339979">
            <text:p>7.25103934</text:p>
          </table:table-cell>
          <table:table-cell table:formula="of:=10000*[.A31]*([.C31]*0.000001)^2*([.B31]*10)/([.D31]+[.E31])" office:value-type="float" office:value="0.659941484414047">
            <text:p>0.6599414844</text:p>
          </table:table-cell>
          <table:table-cell table:number-columns-repeated="16"/>
          <table:table-cell office:value-type="float" office:value="7.251039339979">
            <text:p>7.25103934</text:p>
          </table:table-cell>
          <table:table-cell table:number-columns-repeated="1001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1763">
            <text:p>0.1763</text:p>
          </table:table-cell>
          <table:table-cell office:value-type="float" office:value="-585.08205">
            <text:p>-585.08205</text:p>
          </table:table-cell>
          <table:table-cell table:formula="of:=100000*[.B32]*[.A32]*2*(1.3806488E-023)^2/(1.602176565E-019)^2" office:value-type="float" office:value="0.235651661881555">
            <text:p>0.2356516619</text:p>
          </table:table-cell>
          <table:table-cell office:value-type="float" office:value="7.150524876641">
            <text:p>7.1505248766</text:p>
          </table:table-cell>
          <table:table-cell table:formula="of:=10000*[.A32]*([.C32]*0.000001)^2*([.B32]*10)/([.D32]+[.E32])" office:value-type="float" office:value="0.735374704583737">
            <text:p>0.7353747046</text:p>
          </table:table-cell>
          <table:table-cell table:number-columns-repeated="16"/>
          <table:table-cell office:value-type="float" office:value="7.150524876641">
            <text:p>7.1505248766</text:p>
          </table:table-cell>
          <table:table-cell table:number-columns-repeated="1001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1956">
            <text:p>0.1956</text:p>
          </table:table-cell>
          <table:table-cell office:value-type="float" office:value="-576.07073">
            <text:p>-576.07073</text:p>
          </table:table-cell>
          <table:table-cell table:formula="of:=100000*[.B33]*[.A33]*2*(1.3806488E-023)^2/(1.602176565E-019)^2" office:value-type="float" office:value="0.267259014677693">
            <text:p>0.2672590147</text:p>
          </table:table-cell>
          <table:table-cell office:value-type="float" office:value="7.052231991682">
            <text:p>7.0522319917</text:p>
          </table:table-cell>
          <table:table-cell table:formula="of:=10000*[.A33]*([.C33]*0.000001)^2*([.B33]*10)/([.D33]+[.E33])" office:value-type="float" office:value="0.815882118880645">
            <text:p>0.8158821189</text:p>
          </table:table-cell>
          <table:table-cell table:number-columns-repeated="16"/>
          <table:table-cell office:value-type="float" office:value="7.052231991682">
            <text:p>7.0522319917</text:p>
          </table:table-cell>
          <table:table-cell table:number-columns-repeated="1001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2163">
            <text:p>0.2163</text:p>
          </table:table-cell>
          <table:table-cell office:value-type="float" office:value="-567.36535">
            <text:p>-567.36535</text:p>
          </table:table-cell>
          <table:table-cell table:formula="of:=100000*[.B34]*[.A34]*2*(1.3806488E-023)^2/(1.602176565E-019)^2" office:value-type="float" office:value="0.301967398985829">
            <text:p>0.301967399</text:p>
          </table:table-cell>
          <table:table-cell office:value-type="float" office:value="6.95609341461">
            <text:p>6.9560934146</text:p>
          </table:table-cell>
          <table:table-cell table:formula="of:=10000*[.A34]*([.C34]*0.000001)^2*([.B34]*10)/([.D34]+[.E34])" office:value-type="float" office:value="0.901756722435663">
            <text:p>0.9017567224</text:p>
          </table:table-cell>
          <table:table-cell table:number-columns-repeated="16"/>
          <table:table-cell office:value-type="float" office:value="6.95609341461">
            <text:p>6.9560934146</text:p>
          </table:table-cell>
          <table:table-cell table:number-columns-repeated="1001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2383">
            <text:p>0.2383</text:p>
          </table:table-cell>
          <table:table-cell office:value-type="float" office:value="-558.9602">
            <text:p>-558.9602</text:p>
          </table:table-cell>
          <table:table-cell table:formula="of:=100000*[.B35]*[.A35]*2*(1.3806488E-023)^2/(1.602176565E-019)^2" office:value-type="float" office:value="0.339758992785779">
            <text:p>0.3397589928</text:p>
          </table:table-cell>
          <table:table-cell office:value-type="float" office:value="6.862044043312">
            <text:p>6.8620440433</text:p>
          </table:table-cell>
          <table:table-cell table:formula="of:=10000*[.A35]*([.C35]*0.000001)^2*([.B35]*10)/([.D35]+[.E35])" office:value-type="float" office:value="0.992466387371109">
            <text:p>0.9924663874</text:p>
          </table:table-cell>
          <table:table-cell table:number-columns-repeated="16"/>
          <table:table-cell office:value-type="float" office:value="6.862044043312">
            <text:p>6.8620440433</text:p>
          </table:table-cell>
          <table:table-cell table:number-columns-repeated="1001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2617">
            <text:p>0.2617</text:p>
          </table:table-cell>
          <table:table-cell office:value-type="float" office:value="-550.84742">
            <text:p>-550.84742</text:p>
          </table:table-cell>
          <table:table-cell table:formula="of:=100000*[.B36]*[.A36]*2*(1.3806488E-023)^2/(1.602176565E-019)^2" office:value-type="float" office:value="0.380895185706906">
            <text:p>0.3808951857</text:p>
          </table:table-cell>
          <table:table-cell office:value-type="float" office:value="6.770020902948">
            <text:p>6.7700209029</text:p>
          </table:table-cell>
          <table:table-cell table:formula="of:=10000*[.A36]*([.C36]*0.000001)^2*([.B36]*10)/([.D36]+[.E36])" office:value-type="float" office:value="1.08825521189499">
            <text:p>1.0882552119</text:p>
          </table:table-cell>
          <table:table-cell table:number-columns-repeated="16"/>
          <table:table-cell office:value-type="float" office:value="6.770020902948">
            <text:p>6.7700209029</text:p>
          </table:table-cell>
          <table:table-cell table:number-columns-repeated="100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864">
            <text:p>0.2864</text:p>
          </table:table-cell>
          <table:table-cell office:value-type="float" office:value="-543.01775">
            <text:p>-543.01775</text:p>
          </table:table-cell>
          <table:table-cell table:formula="of:=100000*[.B37]*[.A37]*2*(1.3806488E-023)^2/(1.602176565E-019)^2" office:value-type="float" office:value="0.425352215055633">
            <text:p>0.4253522151</text:p>
          </table:table-cell>
          <table:table-cell office:value-type="float" office:value="6.679963101144">
            <text:p>6.6799631011</text:p>
          </table:table-cell>
          <table:table-cell table:formula="of:=10000*[.A37]*([.C37]*0.000001)^2*([.B37]*10)/([.D37]+[.E37])" office:value-type="float" office:value="1.18855069369396">
            <text:p>1.1885506937</text:p>
          </table:table-cell>
          <table:table-cell table:number-columns-repeated="16"/>
          <table:table-cell office:value-type="float" office:value="6.679963101144">
            <text:p>6.6799631011</text:p>
          </table:table-cell>
          <table:table-cell table:number-columns-repeated="1001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3125">
            <text:p>0.3125</text:p>
          </table:table-cell>
          <table:table-cell office:value-type="float" office:value="-535.46111">
            <text:p>-535.46111</text:p>
          </table:table-cell>
          <table:table-cell table:formula="of:=100000*[.B38]*[.A38]*2*(1.3806488E-023)^2/(1.602176565E-019)^2" office:value-type="float" office:value="0.473397411134717">
            <text:p>0.4733974111</text:p>
          </table:table-cell>
          <table:table-cell office:value-type="float" office:value="6.591811780254">
            <text:p>6.5918117803</text:p>
          </table:table-cell>
          <table:table-cell table:formula="of:=10000*[.A38]*([.C38]*0.000001)^2*([.B38]*10)/([.D38]+[.E38])" office:value-type="float" office:value="1.29354349428416">
            <text:p>1.2935434943</text:p>
          </table:table-cell>
          <table:table-cell table:number-columns-repeated="16"/>
          <table:table-cell office:value-type="float" office:value="6.591811780254">
            <text:p>6.5918117803</text:p>
          </table:table-cell>
          <table:table-cell table:number-columns-repeated="1001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3399">
            <text:p>0.3399</text:p>
          </table:table-cell>
          <table:table-cell office:value-type="float" office:value="-528.167">
            <text:p>-528.167</text:p>
          </table:table-cell>
          <table:table-cell table:formula="of:=100000*[.B39]*[.A39]*2*(1.3806488E-023)^2/(1.602176565E-019)^2" office:value-type="float" office:value="0.525001070577186">
            <text:p>0.5250010706</text:p>
          </table:table-cell>
          <table:table-cell office:value-type="float" office:value="6.505510067306">
            <text:p>6.5055100673</text:p>
          </table:table-cell>
          <table:table-cell table:formula="of:=10000*[.A39]*([.C39]*0.000001)^2*([.B39]*10)/([.D39]+[.E39])" office:value-type="float" office:value="1.40262032895282">
            <text:p>1.402620329</text:p>
          </table:table-cell>
          <table:table-cell table:number-columns-repeated="16"/>
          <table:table-cell office:value-type="float" office:value="6.505510067306">
            <text:p>6.5055100673</text:p>
          </table:table-cell>
          <table:table-cell table:number-columns-repeated="1001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3686">
            <text:p>0.3686</text:p>
          </table:table-cell>
          <table:table-cell office:value-type="float" office:value="-521.12479">
            <text:p>-521.12479</text:p>
          </table:table-cell>
          <table:table-cell table:formula="of:=100000*[.B40]*[.A40]*2*(1.3806488E-023)^2/(1.602176565E-019)^2" office:value-type="float" office:value="0.580279036514234">
            <text:p>0.5802790365</text:p>
          </table:table-cell>
          <table:table-cell office:value-type="float" office:value="6.421003022229">
            <text:p>6.4210030222</text:p>
          </table:table-cell>
          <table:table-cell table:formula="of:=10000*[.A40]*([.C40]*0.000001)^2*([.B40]*10)/([.D40]+[.E40])" office:value-type="float" office:value="1.51553890005702">
            <text:p>1.5155389001</text:p>
          </table:table-cell>
          <table:table-cell table:number-columns-repeated="16"/>
          <table:table-cell office:value-type="float" office:value="6.421003022229">
            <text:p>6.4210030222</text:p>
          </table:table-cell>
          <table:table-cell table:number-columns-repeated="1001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3985">
            <text:p>0.3985</text:p>
          </table:table-cell>
          <table:table-cell office:value-type="float" office:value="-514.32389">
            <text:p>-514.32389</text:p>
          </table:table-cell>
          <table:table-cell table:formula="of:=100000*[.B41]*[.A41]*2*(1.3806488E-023)^2/(1.602176565E-019)^2" office:value-type="float" office:value="0.639186753895403">
            <text:p>0.6391867539</text:p>
          </table:table-cell>
          <table:table-cell office:value-type="float" office:value="6.338237584814">
            <text:p>6.3382375848</text:p>
          </table:table-cell>
          <table:table-cell table:formula="of:=10000*[.A41]*([.C41]*0.000001)^2*([.B41]*10)/([.D41]+[.E41])" office:value-type="float" office:value="1.63166252992929">
            <text:p>1.6316625299</text:p>
          </table:table-cell>
          <table:table-cell table:number-columns-repeated="16"/>
          <table:table-cell office:value-type="float" office:value="6.338237584814">
            <text:p>6.3382375848</text:p>
          </table:table-cell>
          <table:table-cell table:number-columns-repeated="1001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4298">
            <text:p>0.4298</text:p>
          </table:table-cell>
          <table:table-cell office:value-type="float" office:value="-507.75394">
            <text:p>-507.75394</text:p>
          </table:table-cell>
          <table:table-cell table:formula="of:=100000*[.B42]*[.A42]*2*(1.3806488E-023)^2/(1.602176565E-019)^2" office:value-type="float" office:value="0.702157891878499">
            <text:p>0.7021578919</text:p>
          </table:table-cell>
          <table:table-cell office:value-type="float" office:value="6.257162520866">
            <text:p>6.2571625209</text:p>
          </table:table-cell>
          <table:table-cell table:formula="of:=10000*[.A42]*([.C42]*0.000001)^2*([.B42]*10)/([.D42]+[.E42])" office:value-type="float" office:value="1.75145453511164">
            <text:p>1.7514545351</text:p>
          </table:table-cell>
          <table:table-cell table:number-columns-repeated="16"/>
          <table:table-cell office:value-type="float" office:value="6.257162520866">
            <text:p>6.2571625209</text:p>
          </table:table-cell>
          <table:table-cell table:number-columns-repeated="1001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4623">
            <text:p>0.4623</text:p>
          </table:table-cell>
          <table:table-cell office:value-type="float" office:value="-501.40481">
            <text:p>-501.40481</text:p>
          </table:table-cell>
          <table:table-cell table:formula="of:=100000*[.B43]*[.A43]*2*(1.3806488E-023)^2/(1.602176565E-019)^2" office:value-type="float" office:value="0.768984526894712">
            <text:p>0.7689845269</text:p>
          </table:table-cell>
          <table:table-cell office:value-type="float" office:value="6.177728367897">
            <text:p>6.1777283679</text:p>
          </table:table-cell>
          <table:table-cell table:formula="of:=10000*[.A43]*([.C43]*0.000001)^2*([.B43]*10)/([.D43]+[.E43])" office:value-type="float" office:value="1.87387042908457">
            <text:p>1.8738704291</text:p>
          </table:table-cell>
          <table:table-cell table:number-columns-repeated="16"/>
          <table:table-cell office:value-type="float" office:value="6.177728367897">
            <text:p>6.1777283679</text:p>
          </table:table-cell>
          <table:table-cell table:number-columns-repeated="1001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496">
            <text:p>0.496</text:p>
          </table:table-cell>
          <table:table-cell office:value-type="float" office:value="-495.26677">
            <text:p>-495.26677</text:p>
          </table:table-cell>
          <table:table-cell table:formula="of:=100000*[.B44]*[.A44]*2*(1.3806488E-023)^2/(1.602176565E-019)^2" office:value-type="float" office:value="0.839773591065144">
            <text:p>0.8397735911</text:p>
          </table:table-cell>
          <table:table-cell office:value-type="float" office:value="6.099887380702">
            <text:p>6.0998873807</text:p>
          </table:table-cell>
          <table:table-cell table:formula="of:=10000*[.A44]*([.C44]*0.000001)^2*([.B44]*10)/([.D44]+[.E44])" office:value-type="float" office:value="1.99860354574971">
            <text:p>1.9986035457</text:p>
          </table:table-cell>
          <table:table-cell table:number-columns-repeated="16"/>
          <table:table-cell office:value-type="float" office:value="6.099887380702">
            <text:p>6.0998873807</text:p>
          </table:table-cell>
          <table:table-cell table:number-columns-repeated="1001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531">
            <text:p>0.531</text:p>
          </table:table-cell>
          <table:table-cell office:value-type="float" office:value="-489.33042">
            <text:p>-489.33042</text:p>
          </table:table-cell>
          <table:table-cell table:formula="of:=100000*[.B45]*[.A45]*2*(1.3806488E-023)^2/(1.602176565E-019)^2" office:value-type="float" office:value="0.914804296039343">
            <text:p>0.914804296</text:p>
          </table:table-cell>
          <table:table-cell office:value-type="float" office:value="6.02359347705">
            <text:p>6.0235934771</text:p>
          </table:table-cell>
          <table:table-cell table:formula="of:=10000*[.A45]*([.C45]*0.000001)^2*([.B45]*10)/([.D45]+[.E45])" office:value-type="float" office:value="2.12567931638426">
            <text:p>2.1256793164</text:p>
          </table:table-cell>
          <table:table-cell table:number-columns-repeated="16"/>
          <table:table-cell office:value-type="float" office:value="6.02359347705">
            <text:p>6.0235934771</text:p>
          </table:table-cell>
          <table:table-cell table:number-columns-repeated="1001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5671">
            <text:p>0.5671</text:p>
          </table:table-cell>
          <table:table-cell office:value-type="float" office:value="-483.58681">
            <text:p>-483.58681</text:p>
          </table:table-cell>
          <table:table-cell table:formula="of:=100000*[.B46]*[.A46]*2*(1.3806488E-023)^2/(1.602176565E-019)^2" office:value-type="float" office:value="0.993841985218221">
            <text:p>0.9938419852</text:p>
          </table:table-cell>
          <table:table-cell office:value-type="float" office:value="5.948802183796">
            <text:p>5.9488021838</text:p>
          </table:table-cell>
          <table:table-cell table:formula="of:=10000*[.A46]*([.C46]*0.000001)^2*([.B46]*10)/([.D46]+[.E46])" office:value-type="float" office:value="2.2540608775506">
            <text:p>2.2540608776</text:p>
          </table:table-cell>
          <table:table-cell table:number-columns-repeated="16"/>
          <table:table-cell office:value-type="float" office:value="5.948802183796">
            <text:p>5.9488021838</text:p>
          </table:table-cell>
          <table:table-cell table:number-columns-repeated="1001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6044">
            <text:p>0.6044</text:p>
          </table:table-cell>
          <table:table-cell office:value-type="float" office:value="-478.02735">
            <text:p>-478.02735</text:p>
          </table:table-cell>
          <table:table-cell table:formula="of:=100000*[.B47]*[.A47]*2*(1.3806488E-023)^2/(1.602176565E-019)^2" office:value-type="float" office:value="1.07716289991463">
            <text:p>1.0771628999</text:p>
          </table:table-cell>
          <table:table-cell office:value-type="float" office:value="5.875470583509">
            <text:p>5.8754705835</text:p>
          </table:table-cell>
          <table:table-cell table:formula="of:=10000*[.A47]*([.C47]*0.000001)^2*([.B47]*10)/([.D47]+[.E47])" office:value-type="float" office:value="2.38375631426155">
            <text:p>2.3837563143</text:p>
          </table:table-cell>
          <table:table-cell table:number-columns-repeated="16"/>
          <table:table-cell office:value-type="float" office:value="5.875470583509">
            <text:p>5.8754705835</text:p>
          </table:table-cell>
          <table:table-cell table:number-columns-repeated="1001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0.6427">
            <text:p>0.6427</text:p>
          </table:table-cell>
          <table:table-cell office:value-type="float" office:value="-472.6439">
            <text:p>-472.6439</text:p>
          </table:table-cell>
          <table:table-cell table:formula="of:=100000*[.B48]*[.A48]*2*(1.3806488E-023)^2/(1.602176565E-019)^2" office:value-type="float" office:value="1.1645115911726">
            <text:p>1.1645115912</text:p>
          </table:table-cell>
          <table:table-cell office:value-type="float" office:value="5.803557261903">
            <text:p>5.8035572619</text:p>
          </table:table-cell>
          <table:table-cell table:formula="of:=10000*[.A48]*([.C48]*0.000001)^2*([.B48]*10)/([.D48]+[.E48])" office:value-type="float" office:value="2.51376000197276">
            <text:p>2.513760002</text:p>
          </table:table-cell>
          <table:table-cell table:number-columns-repeated="16"/>
          <table:table-cell office:value-type="float" office:value="5.803557261903">
            <text:p>5.8035572619</text:p>
          </table:table-cell>
          <table:table-cell table:number-columns-repeated="1001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0.6822">
            <text:p>0.6822</text:p>
          </table:table-cell>
          <table:table-cell office:value-type="float" office:value="-467.42867">
            <text:p>-467.42867</text:p>
          </table:table-cell>
          <table:table-cell table:formula="of:=100000*[.B49]*[.A49]*2*(1.3806488E-023)^2/(1.602176565E-019)^2" office:value-type="float" office:value="1.25634549084351">
            <text:p>1.2563454908</text:p>
          </table:table-cell>
          <table:table-cell office:value-type="float" office:value="5.733022256107">
            <text:p>5.7330222561</text:p>
          </table:table-cell>
          <table:table-cell table:formula="of:=10000*[.A49]*([.C49]*0.000001)^2*([.B49]*10)/([.D49]+[.E49])" office:value-type="float" office:value="2.64439423570653">
            <text:p>2.6443942357</text:p>
          </table:table-cell>
          <table:table-cell table:number-columns-repeated="16"/>
          <table:table-cell office:value-type="float" office:value="5.733022256107">
            <text:p>5.7330222561</text:p>
          </table:table-cell>
          <table:table-cell table:number-columns-repeated="1001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.7227">
            <text:p>0.7227</text:p>
          </table:table-cell>
          <table:table-cell office:value-type="float" office:value="-462.3743">
            <text:p>-462.3743</text:p>
          </table:table-cell>
          <table:table-cell table:formula="of:=100000*[.B50]*[.A50]*2*(1.3806488E-023)^2/(1.602176565E-019)^2" office:value-type="float" office:value="1.35239726862461">
            <text:p>1.3523972686</text:p>
          </table:table-cell>
          <table:table-cell office:value-type="float" office:value="5.663827003952">
            <text:p>5.663827004</text:p>
          </table:table-cell>
          <table:table-cell table:formula="of:=10000*[.A50]*([.C50]*0.000001)^2*([.B50]*10)/([.D50]+[.E50])" office:value-type="float" office:value="2.7746774891493">
            <text:p>2.7746774891</text:p>
          </table:table-cell>
          <table:table-cell table:number-columns-repeated="16"/>
          <table:table-cell office:value-type="float" office:value="5.663827003952">
            <text:p>5.663827004</text:p>
          </table:table-cell>
          <table:table-cell table:number-columns-repeated="1001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7642">
            <text:p>0.7642</text:p>
          </table:table-cell>
          <table:table-cell office:value-type="float" office:value="-457.47378">
            <text:p>-457.47378</text:p>
          </table:table-cell>
          <table:table-cell table:formula="of:=100000*[.B51]*[.A51]*2*(1.3806488E-023)^2/(1.602176565E-019)^2" office:value-type="float" office:value="1.45275603461683">
            <text:p>1.4527560346</text:p>
          </table:table-cell>
          <table:table-cell office:value-type="float" office:value="5.595934294341">
            <text:p>5.5959342943</text:p>
          </table:table-cell>
          <table:table-cell table:formula="of:=10000*[.A51]*([.C51]*0.000001)^2*([.B51]*10)/([.D51]+[.E51])" office:value-type="float" office:value="2.90429673889339">
            <text:p>2.9042967389</text:p>
          </table:table-cell>
          <table:table-cell table:number-columns-repeated="16"/>
          <table:table-cell office:value-type="float" office:value="5.595934294341">
            <text:p>5.5959342943</text:p>
          </table:table-cell>
          <table:table-cell table:number-columns-repeated="1001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8068">
            <text:p>0.8068</text:p>
          </table:table-cell>
          <table:table-cell office:value-type="float" office:value="-452.72048">
            <text:p>-452.72048</text:p>
          </table:table-cell>
          <table:table-cell table:formula="of:=100000*[.B52]*[.A52]*2*(1.3806488E-023)^2/(1.602176565E-019)^2" office:value-type="float" office:value="1.55770397080639">
            <text:p>1.5577039708</text:p>
          </table:table-cell>
          <table:table-cell office:value-type="float" office:value="5.529308218795">
            <text:p>5.5293082188</text:p>
          </table:table-cell>
          <table:table-cell table:formula="of:=10000*[.A52]*([.C52]*0.000001)^2*([.B52]*10)/([.D52]+[.E52])" office:value-type="float" office:value="3.0332369995232">
            <text:p>3.0332369995</text:p>
          </table:table-cell>
          <table:table-cell table:number-columns-repeated="16"/>
          <table:table-cell office:value-type="float" office:value="5.529308218795">
            <text:p>5.5293082188</text:p>
          </table:table-cell>
          <table:table-cell table:number-columns-repeated="1001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.8503">
            <text:p>0.8503</text:p>
          </table:table-cell>
          <table:table-cell office:value-type="float" office:value="-448.10809">
            <text:p>-448.10809</text:p>
          </table:table-cell>
          <table:table-cell table:formula="of:=100000*[.B53]*[.A53]*2*(1.3806488E-023)^2/(1.602176565E-019)^2" office:value-type="float" office:value="1.66694701386027">
            <text:p>1.6669470139</text:p>
          </table:table-cell>
          <table:table-cell office:value-type="float" office:value="5.463914124205">
            <text:p>5.4639141242</text:p>
          </table:table-cell>
          <table:table-cell table:formula="of:=10000*[.A53]*([.C53]*0.000001)^2*([.B53]*10)/([.D53]+[.E53])" office:value-type="float" office:value="3.1606011961235">
            <text:p>3.1606011961</text:p>
          </table:table-cell>
          <table:table-cell table:number-columns-repeated="16"/>
          <table:table-cell office:value-type="float" office:value="5.463914124205">
            <text:p>5.4639141242</text:p>
          </table:table-cell>
          <table:table-cell table:number-columns-repeated="1001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0.8947">
            <text:p>0.8947</text:p>
          </table:table-cell>
          <table:table-cell office:value-type="float" office:value="-443.63063">
            <text:p>-443.63063</text:p>
          </table:table-cell>
          <table:table-cell table:formula="of:=100000*[.B54]*[.A54]*2*(1.3806488E-023)^2/(1.602176565E-019)^2" office:value-type="float" office:value="1.7805653628693">
            <text:p>1.7805653629</text:p>
          </table:table-cell>
          <table:table-cell office:value-type="float" office:value="5.399718566873">
            <text:p>5.3997185669</text:p>
          </table:table-cell>
          <table:table-cell table:formula="of:=10000*[.A54]*([.C54]*0.000001)^2*([.B54]*10)/([.D54]+[.E54])" office:value-type="float" office:value="3.28612186916362">
            <text:p>3.2861218692</text:p>
          </table:table-cell>
          <table:table-cell table:number-columns-repeated="16"/>
          <table:table-cell office:value-type="float" office:value="5.399718566873">
            <text:p>5.3997185669</text:p>
          </table:table-cell>
          <table:table-cell table:number-columns-repeated="100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94">
            <text:p>0.94</text:p>
          </table:table-cell>
          <table:table-cell office:value-type="float" office:value="-439.28244">
            <text:p>-439.28244</text:p>
          </table:table-cell>
          <table:table-cell table:formula="of:=100000*[.B55]*[.A55]*2*(1.3806488E-023)^2/(1.602176565E-019)^2" office:value-type="float" office:value="1.89863921692431">
            <text:p>1.8986392169</text:p>
          </table:table-cell>
          <table:table-cell office:value-type="float" office:value="5.336689267844">
            <text:p>5.3366892678</text:p>
          </table:table-cell>
          <table:table-cell table:formula="of:=10000*[.A55]*([.C55]*0.000001)^2*([.B55]*10)/([.D55]+[.E55])" office:value-type="float" office:value="3.40954318104832">
            <text:p>3.409543181</text:p>
          </table:table-cell>
          <table:table-cell table:number-columns-repeated="16"/>
          <table:table-cell office:value-type="float" office:value="5.336689267844">
            <text:p>5.3366892678</text:p>
          </table:table-cell>
          <table:table-cell table:number-columns-repeated="1001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.9861">
            <text:p>0.9861</text:p>
          </table:table-cell>
          <table:table-cell office:value-type="float" office:value="-435.05816">
            <text:p>-435.05816</text:p>
          </table:table-cell>
          <table:table-cell table:formula="of:=100000*[.B56]*[.A56]*2*(1.3806488E-023)^2/(1.602176565E-019)^2" office:value-type="float" office:value="2.021043821884">
            <text:p>2.0210438219</text:p>
          </table:table-cell>
          <table:table-cell office:value-type="float" office:value="5.274795069552">
            <text:p>5.2747950696</text:p>
          </table:table-cell>
          <table:table-cell table:formula="of:=10000*[.A56]*([.C56]*0.000001)^2*([.B56]*10)/([.D56]+[.E56])" office:value-type="float" office:value="3.53036368795875">
            <text:p>3.530363688</text:p>
          </table:table-cell>
          <table:table-cell table:number-columns-repeated="16"/>
          <table:table-cell office:value-type="float" office:value="5.274795069552">
            <text:p>5.2747950696</text:p>
          </table:table-cell>
          <table:table-cell table:number-columns-repeated="1001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.0331">
            <text:p>1.0331</text:p>
          </table:table-cell>
          <table:table-cell office:value-type="float" office:value="-430.95267">
            <text:p>-430.95267</text:p>
          </table:table-cell>
          <table:table-cell table:formula="of:=100000*[.B57]*[.A57]*2*(1.3806488E-023)^2/(1.602176565E-019)^2" office:value-type="float" office:value="2.14805838939792">
            <text:p>2.1480583894</text:p>
          </table:table-cell>
          <table:table-cell office:value-type="float" office:value="5.21400589381">
            <text:p>5.2140058938</text:p>
          </table:table-cell>
          <table:table-cell table:formula="of:=10000*[.A57]*([.C57]*0.000001)^2*([.B57]*10)/([.D57]+[.E57])" office:value-type="float" office:value="3.64863099807526">
            <text:p>3.6486309981</text:p>
          </table:table-cell>
          <table:table-cell table:number-columns-repeated="16"/>
          <table:table-cell office:value-type="float" office:value="5.21400589381">
            <text:p>5.2140058938</text:p>
          </table:table-cell>
          <table:table-cell table:number-columns-repeated="1001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.0808">
            <text:p>1.0808</text:p>
          </table:table-cell>
          <table:table-cell office:value-type="float" office:value="-426.96116">
            <text:p>-426.96116</text:p>
          </table:table-cell>
          <table:table-cell table:formula="of:=100000*[.B58]*[.A58]*2*(1.3806488E-023)^2/(1.602176565E-019)^2" office:value-type="float" office:value="2.27934133074589">
            <text:p>2.2793413307</text:p>
          </table:table-cell>
          <table:table-cell office:value-type="float" office:value="5.154292701135">
            <text:p>5.1542927011</text:p>
          </table:table-cell>
          <table:table-cell table:formula="of:=10000*[.A58]*([.C58]*0.000001)^2*([.B58]*10)/([.D58]+[.E58])" office:value-type="float" office:value="3.76365012117149">
            <text:p>3.7636501212</text:p>
          </table:table-cell>
          <table:table-cell table:number-columns-repeated="16"/>
          <table:table-cell office:value-type="float" office:value="5.154292701135">
            <text:p>5.1542927011</text:p>
          </table:table-cell>
          <table:table-cell table:number-columns-repeated="1001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.1293">
            <text:p>1.1293</text:p>
          </table:table-cell>
          <table:table-cell office:value-type="float" office:value="-423.07902">
            <text:p>-423.07902</text:p>
          </table:table-cell>
          <table:table-cell table:formula="of:=100000*[.B59]*[.A59]*2*(1.3806488E-023)^2/(1.602176565E-019)^2" office:value-type="float" office:value="2.41516888724075">
            <text:p>2.4151688872</text:p>
          </table:table-cell>
          <table:table-cell office:value-type="float" office:value="5.095627451395">
            <text:p>5.0956274514</text:p>
          </table:table-cell>
          <table:table-cell table:formula="of:=10000*[.A59]*([.C59]*0.000001)^2*([.B59]*10)/([.D59]+[.E59])" office:value-type="float" office:value="3.87550957088489">
            <text:p>3.8755095709</text:p>
          </table:table-cell>
          <table:table-cell table:number-columns-repeated="16"/>
          <table:table-cell office:value-type="float" office:value="5.095627451395">
            <text:p>5.0956274514</text:p>
          </table:table-cell>
          <table:table-cell table:number-columns-repeated="1001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.1786">
            <text:p>1.1786</text:p>
          </table:table-cell>
          <table:table-cell office:value-type="float" office:value="-419.30192">
            <text:p>-419.30192</text:p>
          </table:table-cell>
          <table:table-cell table:formula="of:=100000*[.B60]*[.A60]*2*(1.3806488E-023)^2/(1.602176565E-019)^2" office:value-type="float" office:value="2.55561234696324">
            <text:p>2.555612347</text:p>
          </table:table-cell>
          <table:table-cell office:value-type="float" office:value="5.03798306579">
            <text:p>5.0379830658</text:p>
          </table:table-cell>
          <table:table-cell table:formula="of:=10000*[.A60]*([.C60]*0.000001)^2*([.B60]*10)/([.D60]+[.E60])" office:value-type="float" office:value="3.98405697452055">
            <text:p>3.9840569745</text:p>
          </table:table-cell>
          <table:table-cell table:number-columns-repeated="16"/>
          <table:table-cell office:value-type="float" office:value="5.03798306579">
            <text:p>5.0379830658</text:p>
          </table:table-cell>
          <table:table-cell table:number-columns-repeated="1001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.2285">
            <text:p>1.2285</text:p>
          </table:table-cell>
          <table:table-cell office:value-type="float" office:value="-415.62571">
            <text:p>-415.62571</text:p>
          </table:table-cell>
          <table:table-cell table:formula="of:=100000*[.B61]*[.A61]*2*(1.3806488E-023)^2/(1.602176565E-019)^2" office:value-type="float" office:value="2.70030338816289">
            <text:p>2.7003033882</text:p>
          </table:table-cell>
          <table:table-cell office:value-type="float" office:value="4.981333390136">
            <text:p>4.9813333901</text:p>
          </table:table-cell>
          <table:table-cell table:formula="of:=10000*[.A61]*([.C61]*0.000001)^2*([.B61]*10)/([.D61]+[.E61])" office:value-type="float" office:value="4.0887251471833">
            <text:p>4.0887251472</text:p>
          </table:table-cell>
          <table:table-cell table:number-columns-repeated="16"/>
          <table:table-cell office:value-type="float" office:value="4.981333390136">
            <text:p>4.9813333901</text:p>
          </table:table-cell>
          <table:table-cell table:number-columns-repeated="1001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279">
            <text:p>1.279</text:p>
          </table:table-cell>
          <table:table-cell office:value-type="float" office:value="-412.04646">
            <text:p>-412.04646</text:p>
          </table:table-cell>
          <table:table-cell table:formula="of:=100000*[.B62]*[.A62]*2*(1.3806488E-023)^2/(1.602176565E-019)^2" office:value-type="float" office:value="2.84929547690025">
            <text:p>2.8492954769</text:p>
          </table:table-cell>
          <table:table-cell office:value-type="float" office:value="4.925653159442">
            <text:p>4.9256531594</text:p>
          </table:table-cell>
          <table:table-cell table:formula="of:=10000*[.A62]*([.C62]*0.000001)^2*([.B62]*10)/([.D62]+[.E62])" office:value-type="float" office:value="4.18944650812024">
            <text:p>4.1894465081</text:p>
          </table:table-cell>
          <table:table-cell table:number-columns-repeated="16"/>
          <table:table-cell office:value-type="float" office:value="4.925653159442">
            <text:p>4.9256531594</text:p>
          </table:table-cell>
          <table:table-cell table:number-columns-repeated="1001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1.3302">
            <text:p>1.3302</text:p>
          </table:table-cell>
          <table:table-cell office:value-type="float" office:value="-408.56046">
            <text:p>-408.56046</text:p>
          </table:table-cell>
          <table:table-cell table:formula="of:=100000*[.B63]*[.A63]*2*(1.3806488E-023)^2/(1.602176565E-019)^2" office:value-type="float" office:value="3.00286782482488">
            <text:p>3.0028678248</text:p>
          </table:table-cell>
          <table:table-cell office:value-type="float" office:value="4.870917963748">
            <text:p>4.8709179637</text:p>
          </table:table-cell>
          <table:table-cell table:formula="of:=10000*[.A63]*([.C63]*0.000001)^2*([.B63]*10)/([.D63]+[.E63])" office:value-type="float" office:value="4.28636947744681">
            <text:p>4.2863694774</text:p>
          </table:table-cell>
          <table:table-cell table:number-columns-repeated="16"/>
          <table:table-cell office:value-type="float" office:value="4.870917963748">
            <text:p>4.8709179637</text:p>
          </table:table-cell>
          <table:table-cell table:number-columns-repeated="1001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.382">
            <text:p>1.382</text:p>
          </table:table-cell>
          <table:table-cell office:value-type="float" office:value="-405.16413">
            <text:p>-405.16413</text:p>
          </table:table-cell>
          <table:table-cell table:formula="of:=100000*[.B64]*[.A64]*2*(1.3806488E-023)^2/(1.602176565E-019)^2" office:value-type="float" office:value="3.16085409308171">
            <text:p>3.1608540931</text:p>
          </table:table-cell>
          <table:table-cell office:value-type="float" office:value="4.817104215216">
            <text:p>4.8171042152</text:p>
          </table:table-cell>
          <table:table-cell table:formula="of:=10000*[.A64]*([.C64]*0.000001)^2*([.B64]*10)/([.D64]+[.E64])" office:value-type="float" office:value="4.37924235318091">
            <text:p>4.3792423532</text:p>
          </table:table-cell>
          <table:table-cell table:number-columns-repeated="16"/>
          <table:table-cell office:value-type="float" office:value="4.817104215216">
            <text:p>4.8171042152</text:p>
          </table:table-cell>
          <table:table-cell table:number-columns-repeated="1001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.4343">
            <text:p>1.4343</text:p>
          </table:table-cell>
          <table:table-cell office:value-type="float" office:value="-401.85412">
            <text:p>-401.85412</text:p>
          </table:table-cell>
          <table:table-cell table:formula="of:=100000*[.B65]*[.A65]*2*(1.3806488E-023)^2/(1.602176565E-019)^2" office:value-type="float" office:value="3.32307606146892">
            <text:p>3.3230760615</text:p>
          </table:table-cell>
          <table:table-cell office:value-type="float" office:value="4.764189116432">
            <text:p>4.7641891164</text:p>
          </table:table-cell>
          <table:table-cell table:formula="of:=10000*[.A65]*([.C65]*0.000001)^2*([.B65]*10)/([.D65]+[.E65])" office:value-type="float" office:value="4.46786213553881">
            <text:p>4.4678621355</text:p>
          </table:table-cell>
          <table:table-cell table:number-columns-repeated="16"/>
          <table:table-cell office:value-type="float" office:value="4.764189116432">
            <text:p>4.7641891164</text:p>
          </table:table-cell>
          <table:table-cell table:number-columns-repeated="1001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.4872">
            <text:p>1.4872</text:p>
          </table:table-cell>
          <table:table-cell office:value-type="float" office:value="-398.6272">
            <text:p>-398.6272</text:p>
          </table:table-cell>
          <table:table-cell table:formula="of:=100000*[.B66]*[.A66]*2*(1.3806488E-023)^2/(1.602176565E-019)^2" office:value-type="float" office:value="3.48981294163605">
            <text:p>3.4898129416</text:p>
          </table:table-cell>
          <table:table-cell office:value-type="float" office:value="4.712150629892">
            <text:p>4.7121506299</text:p>
          </table:table-cell>
          <table:table-cell table:formula="of:=10000*[.A66]*([.C66]*0.000001)^2*([.B66]*10)/([.D66]+[.E66])" office:value-type="float" office:value="4.55242171084984">
            <text:p>4.5524217108</text:p>
          </table:table-cell>
          <table:table-cell table:number-columns-repeated="16"/>
          <table:table-cell office:value-type="float" office:value="4.712150629892">
            <text:p>4.7121506299</text:p>
          </table:table-cell>
          <table:table-cell table:number-columns-repeated="1001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.5405">
            <text:p>1.5405</text:p>
          </table:table-cell>
          <table:table-cell office:value-type="float" office:value="-395.48032">
            <text:p>-395.48032</text:p>
          </table:table-cell>
          <table:table-cell table:formula="of:=100000*[.B67]*[.A67]*2*(1.3806488E-023)^2/(1.602176565E-019)^2" office:value-type="float" office:value="3.66064294577208">
            <text:p>3.6606429458</text:p>
          </table:table-cell>
          <table:table-cell office:value-type="float" office:value="4.660967448645">
            <text:p>4.6609674486</text:p>
          </table:table-cell>
          <table:table-cell table:formula="of:=10000*[.A67]*([.C67]*0.000001)^2*([.B67]*10)/([.D67]+[.E67])" office:value-type="float" office:value="4.63259207818036">
            <text:p>4.6325920782</text:p>
          </table:table-cell>
          <table:table-cell table:number-columns-repeated="16"/>
          <table:table-cell office:value-type="float" office:value="4.660967448645">
            <text:p>4.6609674486</text:p>
          </table:table-cell>
          <table:table-cell table:number-columns-repeated="1001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.5944">
            <text:p>1.5944</text:p>
          </table:table-cell>
          <table:table-cell office:value-type="float" office:value="-392.41058">
            <text:p>-392.41058</text:p>
          </table:table-cell>
          <table:table-cell table:formula="of:=100000*[.B68]*[.A68]*2*(1.3806488E-023)^2/(1.602176565E-019)^2" office:value-type="float" office:value="3.83608291246235">
            <text:p>3.8360829125</text:p>
          </table:table-cell>
          <table:table-cell office:value-type="float" office:value="4.610618968063">
            <text:p>4.6106189681</text:p>
          </table:table-cell>
          <table:table-cell table:formula="of:=10000*[.A68]*([.C68]*0.000001)^2*([.B68]*10)/([.D68]+[.E68])" office:value-type="float" office:value="4.70875994112993">
            <text:p>4.7087599411</text:p>
          </table:table-cell>
          <table:table-cell table:number-columns-repeated="16"/>
          <table:table-cell office:value-type="float" office:value="4.610618968063">
            <text:p>4.6106189681</text:p>
          </table:table-cell>
          <table:table-cell table:number-columns-repeated="1001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.6486">
            <text:p>1.6486</text:p>
          </table:table-cell>
          <table:table-cell office:value-type="float" office:value="-389.41518">
            <text:p>-389.41518</text:p>
          </table:table-cell>
          <table:table-cell table:formula="of:=100000*[.B69]*[.A69]*2*(1.3806488E-023)^2/(1.602176565E-019)^2" office:value-type="float" office:value="4.01545560493986">
            <text:p>4.0154556049</text:p>
          </table:table-cell>
          <table:table-cell office:value-type="float" office:value="4.561085258699">
            <text:p>4.5610852587</text:p>
          </table:table-cell>
          <table:table-cell table:formula="of:=10000*[.A69]*([.C69]*0.000001)^2*([.B69]*10)/([.D69]+[.E69])" office:value-type="float" office:value="4.78049354733296">
            <text:p>4.7804935473</text:p>
          </table:table-cell>
          <table:table-cell table:number-columns-repeated="16"/>
          <table:table-cell office:value-type="float" office:value="4.561085258699">
            <text:p>4.5610852587</text:p>
          </table:table-cell>
          <table:table-cell table:number-columns-repeated="1001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.7033">
            <text:p>1.7033</text:p>
          </table:table-cell>
          <table:table-cell office:value-type="float" office:value="-386.49148">
            <text:p>-386.49148</text:p>
          </table:table-cell>
          <table:table-cell table:formula="of:=100000*[.B70]*[.A70]*2*(1.3806488E-023)^2/(1.602176565E-019)^2" office:value-type="float" office:value="4.19928083212665">
            <text:p>4.1992808321</text:p>
          </table:table-cell>
          <table:table-cell office:value-type="float" office:value="4.512347040204">
            <text:p>4.5123470402</text:p>
          </table:table-cell>
          <table:table-cell table:formula="of:=10000*[.A70]*([.C70]*0.000001)^2*([.B70]*10)/([.D70]+[.E70])" office:value-type="float" office:value="4.84819152290931">
            <text:p>4.8481915229</text:p>
          </table:table-cell>
          <table:table-cell table:number-columns-repeated="16"/>
          <table:table-cell office:value-type="float" office:value="4.512347040204">
            <text:p>4.5123470402</text:p>
          </table:table-cell>
          <table:table-cell table:number-columns-repeated="1001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1.7584">
            <text:p>1.7584</text:p>
          </table:table-cell>
          <table:table-cell office:value-type="float" office:value="-383.63697">
            <text:p>-383.63697</text:p>
          </table:table-cell>
          <table:table-cell table:formula="of:=100000*[.B71]*[.A71]*2*(1.3806488E-023)^2/(1.602176565E-019)^2" office:value-type="float" office:value="4.3873536407906">
            <text:p>4.3873536408</text:p>
          </table:table-cell>
          <table:table-cell office:value-type="float" office:value="4.464385656278">
            <text:p>4.4643856563</text:p>
          </table:table-cell>
          <table:table-cell table:formula="of:=10000*[.A71]*([.C71]*0.000001)^2*([.B71]*10)/([.D71]+[.E71])" office:value-type="float" office:value="4.91178384928444">
            <text:p>4.9117838493</text:p>
          </table:table-cell>
          <table:table-cell table:number-columns-repeated="16"/>
          <table:table-cell office:value-type="float" office:value="4.464385656278">
            <text:p>4.4643856563</text:p>
          </table:table-cell>
          <table:table-cell table:number-columns-repeated="1001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.8138">
            <text:p>1.8138</text:p>
          </table:table-cell>
          <table:table-cell office:value-type="float" office:value="-380.84923">
            <text:p>-380.84923</text:p>
          </table:table-cell>
          <table:table-cell table:formula="of:=100000*[.B72]*[.A72]*2*(1.3806488E-023)^2/(1.602176565E-019)^2" office:value-type="float" office:value="4.5794571963528">
            <text:p>4.5794571964</text:p>
          </table:table-cell>
          <table:table-cell office:value-type="float" office:value="4.417183050594">
            <text:p>4.4171830506</text:p>
          </table:table-cell>
          <table:table-cell table:formula="of:=10000*[.A72]*([.C72]*0.000001)^2*([.B72]*10)/([.D72]+[.E72])" office:value-type="float" office:value="4.97123310711928">
            <text:p>4.9712331071</text:p>
          </table:table-cell>
          <table:table-cell table:number-columns-repeated="16"/>
          <table:table-cell office:value-type="float" office:value="4.417183050594">
            <text:p>4.4171830506</text:p>
          </table:table-cell>
          <table:table-cell table:number-columns-repeated="1001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1.8695">
            <text:p>1.8695</text:p>
          </table:table-cell>
          <table:table-cell office:value-type="float" office:value="-378.12596">
            <text:p>-378.12596</text:p>
          </table:table-cell>
          <table:table-cell table:formula="of:=100000*[.B73]*[.A73]*2*(1.3806488E-023)^2/(1.602176565E-019)^2" office:value-type="float" office:value="4.77561823184354">
            <text:p>4.7756182318</text:p>
          </table:table-cell>
          <table:table-cell office:value-type="float" office:value="4.370721743703">
            <text:p>4.3707217437</text:p>
          </table:table-cell>
          <table:table-cell table:formula="of:=10000*[.A73]*([.C73]*0.000001)^2*([.B73]*10)/([.D73]+[.E73])" office:value-type="float" office:value="5.02666062979299">
            <text:p>5.0266606298</text:p>
          </table:table-cell>
          <table:table-cell table:number-columns-repeated="16"/>
          <table:table-cell office:value-type="float" office:value="4.370721743703">
            <text:p>4.3707217437</text:p>
          </table:table-cell>
          <table:table-cell table:number-columns-repeated="1001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1.9256">
            <text:p>1.9256</text:p>
          </table:table-cell>
          <table:table-cell office:value-type="float" office:value="-375.46497">
            <text:p>-375.46497</text:p>
          </table:table-cell>
          <table:table-cell table:formula="of:=100000*[.B74]*[.A74]*2*(1.3806488E-023)^2/(1.602176565E-019)^2" office:value-type="float" office:value="4.97612189958576">
            <text:p>4.9761218996</text:p>
          </table:table-cell>
          <table:table-cell office:value-type="float" office:value="4.324984810844">
            <text:p>4.3249848108</text:p>
          </table:table-cell>
          <table:table-cell table:formula="of:=10000*[.A74]*([.C74]*0.000001)^2*([.B74]*10)/([.D74]+[.E74])" office:value-type="float" office:value="5.07831396753037">
            <text:p>5.0783139675</text:p>
          </table:table-cell>
          <table:table-cell table:number-columns-repeated="16"/>
          <table:table-cell office:value-type="float" office:value="4.324984810844">
            <text:p>4.3249848108</text:p>
          </table:table-cell>
          <table:table-cell table:number-columns-repeated="1001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.9819">
            <text:p>1.9819</text:p>
          </table:table-cell>
          <table:table-cell office:value-type="float" office:value="-372.86415">
            <text:p>-372.86415</text:p>
          </table:table-cell>
          <table:table-cell table:formula="of:=100000*[.B75]*[.A75]*2*(1.3806488E-023)^2/(1.602176565E-019)^2" office:value-type="float" office:value="5.18048106436109">
            <text:p>5.1804810644</text:p>
          </table:table-cell>
          <table:table-cell office:value-type="float" office:value="4.27995586067">
            <text:p>4.2799558607</text:p>
          </table:table-cell>
          <table:table-cell table:formula="of:=10000*[.A75]*([.C75]*0.000001)^2*([.B75]*10)/([.D75]+[.E75])" office:value-type="float" office:value="5.12606925006827">
            <text:p>5.1260692501</text:p>
          </table:table-cell>
          <table:table-cell table:number-columns-repeated="16"/>
          <table:table-cell office:value-type="float" office:value="4.27995586067">
            <text:p>4.2799558607</text:p>
          </table:table-cell>
          <table:table-cell table:number-columns-repeated="1001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2.0385">
            <text:p>2.0385</text:p>
          </table:table-cell>
          <table:table-cell office:value-type="float" office:value="-370.3215">
            <text:p>-370.3215</text:p>
          </table:table-cell>
          <table:table-cell table:formula="of:=100000*[.B76]*[.A76]*2*(1.3806488E-023)^2/(1.602176565E-019)^2" office:value-type="float" office:value="5.38897790815578">
            <text:p>5.3889779082</text:p>
          </table:table-cell>
          <table:table-cell office:value-type="float" office:value="4.235619014807">
            <text:p>4.2356190148</text:p>
          </table:table-cell>
          <table:table-cell table:formula="of:=10000*[.A76]*([.C76]*0.000001)^2*([.B76]*10)/([.D76]+[.E76])" office:value-type="float" office:value="5.17018426442469">
            <text:p>5.1701842644</text:p>
          </table:table-cell>
          <table:table-cell table:number-columns-repeated="16"/>
          <table:table-cell office:value-type="float" office:value="4.235619014807">
            <text:p>4.2356190148</text:p>
          </table:table-cell>
          <table:table-cell table:number-columns-repeated="1001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.0954">
            <text:p>2.0954</text:p>
          </table:table-cell>
          <table:table-cell office:value-type="float" office:value="-367.8351">
            <text:p>-367.8351</text:p>
          </table:table-cell>
          <table:table-cell table:formula="of:=100000*[.B77]*[.A77]*2*(1.3806488E-023)^2/(1.602176565E-019)^2" office:value-type="float" office:value="5.60163916400011">
            <text:p>5.601639164</text:p>
          </table:table-cell>
          <table:table-cell office:value-type="float" office:value="4.191958888273">
            <text:p>4.1919588883</text:p>
          </table:table-cell>
          <table:table-cell table:formula="of:=10000*[.A77]*([.C77]*0.000001)^2*([.B77]*10)/([.D77]+[.E77])" office:value-type="float" office:value="5.21078922208772">
            <text:p>5.2107892221</text:p>
          </table:table-cell>
          <table:table-cell table:number-columns-repeated="16"/>
          <table:table-cell office:value-type="float" office:value="4.191958888273">
            <text:p>4.1919588883</text:p>
          </table:table-cell>
          <table:table-cell table:number-columns-repeated="1001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2.1524">
            <text:p>2.1524</text:p>
          </table:table-cell>
          <table:table-cell office:value-type="float" office:value="-365.40311">
            <text:p>-365.40311</text:p>
          </table:table-cell>
          <table:table-cell table:formula="of:=100000*[.B78]*[.A78]*2*(1.3806488E-023)^2/(1.602176565E-019)^2" office:value-type="float" office:value="5.81795096364544">
            <text:p>5.8179509636</text:p>
          </table:table-cell>
          <table:table-cell office:value-type="float" office:value="4.148960570667">
            <text:p>4.1489605707</text:p>
          </table:table-cell>
          <table:table-cell table:formula="of:=10000*[.A78]*([.C78]*0.000001)^2*([.B78]*10)/([.D78]+[.E78])" office:value-type="float" office:value="5.24781173806047">
            <text:p>5.2478117381</text:p>
          </table:table-cell>
          <table:table-cell table:number-columns-repeated="16"/>
          <table:table-cell office:value-type="float" office:value="4.148960570667">
            <text:p>4.1489605707</text:p>
          </table:table-cell>
          <table:table-cell table:number-columns-repeated="1001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.2096">
            <text:p>2.2096</text:p>
          </table:table-cell>
          <table:table-cell office:value-type="float" office:value="-363.02378">
            <text:p>-363.02378</text:p>
          </table:table-cell>
          <table:table-cell table:formula="of:=100000*[.B79]*[.A79]*2*(1.3806488E-023)^2/(1.602176565E-019)^2" office:value-type="float" office:value="6.03819548907802">
            <text:p>6.0381954891</text:p>
          </table:table-cell>
          <table:table-cell office:value-type="float" office:value="4.106609608152">
            <text:p>4.1066096082</text:p>
          </table:table-cell>
          <table:table-cell table:formula="of:=10000*[.A79]*([.C79]*0.000001)^2*([.B79]*10)/([.D79]+[.E79])" office:value-type="float" office:value="5.28150780169315">
            <text:p>5.2815078017</text:p>
          </table:table-cell>
          <table:table-cell table:number-columns-repeated="16"/>
          <table:table-cell office:value-type="float" office:value="4.106609608152">
            <text:p>4.1066096082</text:p>
          </table:table-cell>
          <table:table-cell table:number-columns-repeated="1001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.267">
            <text:p>2.267</text:p>
          </table:table-cell>
          <table:table-cell office:value-type="float" office:value="-360.69542">
            <text:p>-360.69542</text:p>
          </table:table-cell>
          <table:table-cell table:formula="of:=100000*[.B80]*[.A80]*2*(1.3806488E-023)^2/(1.602176565E-019)^2" office:value-type="float" office:value="6.26239056231803">
            <text:p>6.2623905623</text:p>
          </table:table-cell>
          <table:table-cell office:value-type="float" office:value="4.064891986155">
            <text:p>4.0648919862</text:p>
          </table:table-cell>
          <table:table-cell table:formula="of:=10000*[.A80]*([.C80]*0.000001)^2*([.B80]*10)/([.D80]+[.E80])" office:value-type="float" office:value="5.312019501493">
            <text:p>5.3120195015</text:p>
          </table:table-cell>
          <table:table-cell table:number-columns-repeated="16"/>
          <table:table-cell office:value-type="float" office:value="4.064891986155">
            <text:p>4.0648919862</text:p>
          </table:table-cell>
          <table:table-cell table:number-columns-repeated="1001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.3246">
            <text:p>2.3246</text:p>
          </table:table-cell>
          <table:table-cell office:value-type="float" office:value="-358.41641">
            <text:p>-358.41641</text:p>
          </table:table-cell>
          <table:table-cell table:formula="of:=100000*[.B81]*[.A81]*2*(1.3806488E-023)^2/(1.602176565E-019)^2" office:value-type="float" office:value="6.49055400538565">
            <text:p>6.4905540054</text:p>
          </table:table-cell>
          <table:table-cell office:value-type="float" office:value="4.023794112788">
            <text:p>4.0237941128</text:p>
          </table:table-cell>
          <table:table-cell table:formula="of:=10000*[.A81]*([.C81]*0.000001)^2*([.B81]*10)/([.D81]+[.E81])" office:value-type="float" office:value="5.33948661076822">
            <text:p>5.3394866108</text:p>
          </table:table-cell>
          <table:table-cell table:number-columns-repeated="16"/>
          <table:table-cell office:value-type="float" office:value="4.023794112788">
            <text:p>4.0237941128</text:p>
          </table:table-cell>
          <table:table-cell table:number-columns-repeated="1001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.3823">
            <text:p>2.3823</text:p>
          </table:table-cell>
          <table:table-cell office:value-type="float" office:value="-356.18521">
            <text:p>-356.18521</text:p>
          </table:table-cell>
          <table:table-cell table:formula="of:=100000*[.B82]*[.A82]*2*(1.3806488E-023)^2/(1.602176565E-019)^2" office:value-type="float" office:value="6.72242145831482">
            <text:p>6.7224214583</text:p>
          </table:table-cell>
          <table:table-cell office:value-type="float" office:value="3.983302802954">
            <text:p>3.983302803</text:p>
          </table:table-cell>
          <table:table-cell table:formula="of:=10000*[.A82]*([.C82]*0.000001)^2*([.B82]*10)/([.D82]+[.E82])" office:value-type="float" office:value="5.36396286520923">
            <text:p>5.3639628652</text:p>
          </table:table-cell>
          <table:table-cell table:number-columns-repeated="16"/>
          <table:table-cell office:value-type="float" office:value="3.983302802954">
            <text:p>3.983302803</text:p>
          </table:table-cell>
          <table:table-cell table:number-columns-repeated="100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.4401">
            <text:p>2.4401</text:p>
          </table:table-cell>
          <table:table-cell office:value-type="float" office:value="-354.00034">
            <text:p>-354.00034</text:p>
          </table:table-cell>
          <table:table-cell table:formula="of:=100000*[.B83]*[.A83]*2*(1.3806488E-023)^2/(1.602176565E-019)^2" office:value-type="float" office:value="6.95800183211564">
            <text:p>6.9580018321</text:p>
          </table:table-cell>
          <table:table-cell office:value-type="float" office:value="3.943405263101">
            <text:p>3.9434052631</text:p>
          </table:table-cell>
          <table:table-cell table:formula="of:=10000*[.A83]*([.C83]*0.000001)^2*([.B83]*10)/([.D83]+[.E83])" office:value-type="float" office:value="5.38559453945563">
            <text:p>5.3855945395</text:p>
          </table:table-cell>
          <table:table-cell table:number-columns-repeated="16"/>
          <table:table-cell office:value-type="float" office:value="3.943405263101">
            <text:p>3.9434052631</text:p>
          </table:table-cell>
          <table:table-cell table:number-columns-repeated="1001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2.498">
            <text:p>2.498</text:p>
          </table:table-cell>
          <table:table-cell office:value-type="float" office:value="-351.86037">
            <text:p>-351.86037</text:p>
          </table:table-cell>
          <table:table-cell table:formula="of:=100000*[.B84]*[.A84]*2*(1.3806488E-023)^2/(1.602176565E-019)^2" office:value-type="float" office:value="7.1973040377982">
            <text:p>7.1973040378</text:p>
          </table:table-cell>
          <table:table-cell office:value-type="float" office:value="3.904089076605">
            <text:p>3.9040890766</text:p>
          </table:table-cell>
          <table:table-cell table:formula="of:=10000*[.A84]*([.C84]*0.000001)^2*([.B84]*10)/([.D84]+[.E84])" office:value-type="float" office:value="5.40452328378743">
            <text:p>5.4045232838</text:p>
          </table:table-cell>
          <table:table-cell table:number-columns-repeated="16"/>
          <table:table-cell office:value-type="float" office:value="3.904089076605">
            <text:p>3.9040890766</text:p>
          </table:table-cell>
          <table:table-cell table:number-columns-repeated="1001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.5559">
            <text:p>2.5559</text:p>
          </table:table-cell>
          <table:table-cell office:value-type="float" office:value="-349.76395">
            <text:p>-349.76395</text:p>
          </table:table-cell>
          <table:table-cell table:formula="of:=100000*[.B85]*[.A85]*2*(1.3806488E-023)^2/(1.602176565E-019)^2" office:value-type="float" office:value="7.44004589337625">
            <text:p>7.4400458934</text:p>
          </table:table-cell>
          <table:table-cell office:value-type="float" office:value="3.865342189764">
            <text:p>3.8653421898</text:p>
          </table:table-cell>
          <table:table-cell table:formula="of:=10000*[.A85]*([.C85]*0.000001)^2*([.B85]*10)/([.D85]+[.E85])" office:value-type="float" office:value="5.42081447639388">
            <text:p>5.4208144764</text:p>
          </table:table-cell>
          <table:table-cell table:number-columns-repeated="16"/>
          <table:table-cell office:value-type="float" office:value="3.865342189764">
            <text:p>3.8653421898</text:p>
          </table:table-cell>
          <table:table-cell table:number-columns-repeated="1001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.614">
            <text:p>2.614</text:p>
          </table:table-cell>
          <table:table-cell office:value-type="float" office:value="-347.70974">
            <text:p>-347.70974</text:p>
          </table:table-cell>
          <table:table-cell table:formula="of:=100000*[.B86]*[.A86]*2*(1.3806488E-023)^2/(1.602176565E-019)^2" office:value-type="float" office:value="7.68681552551586">
            <text:p>7.6868155255</text:p>
          </table:table-cell>
          <table:table-cell office:value-type="float" office:value="3.827152898358">
            <text:p>3.8271528984</text:p>
          </table:table-cell>
          <table:table-cell table:formula="of:=10000*[.A86]*([.C86]*0.000001)^2*([.B86]*10)/([.D86]+[.E86])" office:value-type="float" office:value="5.43474850702496">
            <text:p>5.434748507</text:p>
          </table:table-cell>
          <table:table-cell table:number-columns-repeated="16"/>
          <table:table-cell office:value-type="float" office:value="3.827152898358">
            <text:p>3.8271528984</text:p>
          </table:table-cell>
          <table:table-cell table:number-columns-repeated="100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672">
            <text:p>2.672</text:p>
          </table:table-cell>
          <table:table-cell office:value-type="float" office:value="-345.69651">
            <text:p>-345.69651</text:p>
          </table:table-cell>
          <table:table-cell table:formula="of:=100000*[.B87]*[.A87]*2*(1.3806488E-023)^2/(1.602176565E-019)^2" office:value-type="float" office:value="7.93673965522801">
            <text:p>7.9367396552</text:p>
          </table:table-cell>
          <table:table-cell office:value-type="float" office:value="3.789509834777">
            <text:p>3.7895098348</text:p>
          </table:table-cell>
          <table:table-cell table:formula="of:=10000*[.A87]*([.C87]*0.000001)^2*([.B87]*10)/([.D87]+[.E87])" office:value-type="float" office:value="5.44624669782319">
            <text:p>5.4462466978</text:p>
          </table:table-cell>
          <table:table-cell table:number-columns-repeated="16"/>
          <table:table-cell office:value-type="float" office:value="3.789509834777">
            <text:p>3.7895098348</text:p>
          </table:table-cell>
          <table:table-cell table:number-columns-repeated="1001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.7301">
            <text:p>2.7301</text:p>
          </table:table-cell>
          <table:table-cell office:value-type="float" office:value="-343.72303">
            <text:p>-343.72303</text:p>
          </table:table-cell>
          <table:table-cell table:formula="of:=100000*[.B88]*[.A88]*2*(1.3806488E-023)^2/(1.602176565E-019)^2" office:value-type="float" office:value="8.19040937951549">
            <text:p>8.1904093795</text:p>
          </table:table-cell>
          <table:table-cell office:value-type="float" office:value="3.752401955674">
            <text:p>3.7524019557</text:p>
          </table:table-cell>
          <table:table-cell table:formula="of:=10000*[.A88]*([.C88]*0.000001)^2*([.B88]*10)/([.D88]+[.E88])" office:value-type="float" office:value="5.45557607131718">
            <text:p>5.4555760713</text:p>
          </table:table-cell>
          <table:table-cell table:number-columns-repeated="16"/>
          <table:table-cell office:value-type="float" office:value="3.752401955674">
            <text:p>3.7524019557</text:p>
          </table:table-cell>
          <table:table-cell table:number-columns-repeated="1001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2.7882">
            <text:p>2.7882</text:p>
          </table:table-cell>
          <table:table-cell office:value-type="float" office:value="-341.78815">
            <text:p>-341.78815</text:p>
          </table:table-cell>
          <table:table-cell table:formula="of:=100000*[.B89]*[.A89]*2*(1.3806488E-023)^2/(1.602176565E-019)^2" office:value-type="float" office:value="8.44753063504524">
            <text:p>8.447530635</text:p>
          </table:table-cell>
          <table:table-cell office:value-type="float" office:value="3.715818530126">
            <text:p>3.7158185301</text:p>
          </table:table-cell>
          <table:table-cell table:formula="of:=10000*[.A89]*([.C89]*0.000001)^2*([.B89]*10)/([.D89]+[.E89])" office:value-type="float" office:value="5.46279520026626">
            <text:p>5.4627952003</text:p>
          </table:table-cell>
          <table:table-cell table:number-columns-repeated="16"/>
          <table:table-cell office:value-type="float" office:value="3.715818530126">
            <text:p>3.7158185301</text:p>
          </table:table-cell>
          <table:table-cell table:number-columns-repeated="1001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2.8463">
            <text:p>2.8463</text:p>
          </table:table-cell>
          <table:table-cell office:value-type="float" office:value="-339.89075">
            <text:p>-339.89075</text:p>
          </table:table-cell>
          <table:table-cell table:formula="of:=100000*[.B90]*[.A90]*2*(1.3806488E-023)^2/(1.602176565E-019)^2" office:value-type="float" office:value="8.70810342181728">
            <text:p>8.7081034218</text:p>
          </table:table-cell>
          <table:table-cell office:value-type="float" office:value="3.67974912829">
            <text:p>3.6797491283</text:p>
          </table:table-cell>
          <table:table-cell table:formula="of:=10000*[.A90]*([.C90]*0.000001)^2*([.B90]*10)/([.D90]+[.E90])" office:value-type="float" office:value="5.46802582361403">
            <text:p>5.4680258236</text:p>
          </table:table-cell>
          <table:table-cell table:number-columns-repeated="16"/>
          <table:table-cell office:value-type="float" office:value="3.67974912829">
            <text:p>3.6797491283</text:p>
          </table:table-cell>
          <table:table-cell table:number-columns-repeated="1001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.9044">
            <text:p>2.9044</text:p>
          </table:table-cell>
          <table:table-cell office:value-type="float" office:value="-338.02975">
            <text:p>-338.02975</text:p>
          </table:table-cell>
          <table:table-cell table:formula="of:=100000*[.B91]*[.A91]*2*(1.3806488E-023)^2/(1.602176565E-019)^2" office:value-type="float" office:value="8.97212773983159">
            <text:p>8.9721277398</text:p>
          </table:table-cell>
          <table:table-cell office:value-type="float" office:value="3.644183610522">
            <text:p>3.6441836105</text:p>
          </table:table-cell>
          <table:table-cell table:formula="of:=10000*[.A91]*([.C91]*0.000001)^2*([.B91]*10)/([.D91]+[.E91])" office:value-type="float" office:value="5.47138421741092">
            <text:p>5.4713842174</text:p>
          </table:table-cell>
          <table:table-cell table:number-columns-repeated="16"/>
          <table:table-cell office:value-type="float" office:value="3.644183610522">
            <text:p>3.6441836105</text:p>
          </table:table-cell>
          <table:table-cell table:number-columns-repeated="1001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.9625">
            <text:p>2.9625</text:p>
          </table:table-cell>
          <table:table-cell office:value-type="float" office:value="-336.20411">
            <text:p>-336.20411</text:p>
          </table:table-cell>
          <table:table-cell table:formula="of:=100000*[.B92]*[.A92]*2*(1.3806488E-023)^2/(1.602176565E-019)^2" office:value-type="float" office:value="9.23960358908819">
            <text:p>9.2396035891</text:p>
          </table:table-cell>
          <table:table-cell office:value-type="float" office:value="3.609112116943">
            <text:p>3.6091121169</text:p>
          </table:table-cell>
          <table:table-cell table:formula="of:=10000*[.A92]*([.C92]*0.000001)^2*([.B92]*10)/([.D92]+[.E92])" office:value-type="float" office:value="5.47298137702229">
            <text:p>5.472981377</text:p>
          </table:table-cell>
          <table:table-cell table:number-columns-repeated="16"/>
          <table:table-cell office:value-type="float" office:value="3.609112116943">
            <text:p>3.6091121169</text:p>
          </table:table-cell>
          <table:table-cell table:number-columns-repeated="1001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3.0205">
            <text:p>3.0205</text:p>
          </table:table-cell>
          <table:table-cell office:value-type="float" office:value="-334.41284">
            <text:p>-334.41284</text:p>
          </table:table-cell>
          <table:table-cell table:formula="of:=100000*[.B93]*[.A93]*2*(1.3806488E-023)^2/(1.602176565E-019)^2" office:value-type="float" office:value="9.51021611389715">
            <text:p>9.5102161139</text:p>
          </table:table-cell>
          <table:table-cell office:value-type="float" office:value="3.574525057442">
            <text:p>3.5745250574</text:p>
          </table:table-cell>
          <table:table-cell table:formula="of:=10000*[.A93]*([.C93]*0.000001)^2*([.B93]*10)/([.D93]+[.E93])" office:value-type="float" office:value="5.47287404103231">
            <text:p>5.472874041</text:p>
          </table:table-cell>
          <table:table-cell table:number-columns-repeated="16"/>
          <table:table-cell office:value-type="float" office:value="3.574525057442">
            <text:p>3.5745250574</text:p>
          </table:table-cell>
          <table:table-cell table:number-columns-repeated="1001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3.0784">
            <text:p>3.0784</text:p>
          </table:table-cell>
          <table:table-cell office:value-type="float" office:value="-332.65498">
            <text:p>-332.65498</text:p>
          </table:table-cell>
          <table:table-cell table:formula="of:=100000*[.B94]*[.A94]*2*(1.3806488E-023)^2/(1.602176565E-019)^2" office:value-type="float" office:value="9.78395640324839">
            <text:p>9.7839564032</text:p>
          </table:table-cell>
          <table:table-cell office:value-type="float" office:value="3.540413102086">
            <text:p>3.5404131021</text:p>
          </table:table-cell>
          <table:table-cell table:formula="of:=10000*[.A94]*([.C94]*0.000001)^2*([.B94]*10)/([.D94]+[.E94])" office:value-type="float" office:value="5.4711700672396">
            <text:p>5.4711700672</text:p>
          </table:table-cell>
          <table:table-cell table:number-columns-repeated="16"/>
          <table:table-cell office:value-type="float" office:value="3.540413102086">
            <text:p>3.5404131021</text:p>
          </table:table-cell>
          <table:table-cell table:number-columns-repeated="1001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.1363">
            <text:p>3.1363</text:p>
          </table:table-cell>
          <table:table-cell office:value-type="float" office:value="-330.92961">
            <text:p>-330.92961</text:p>
          </table:table-cell>
          <table:table-cell table:formula="of:=100000*[.B95]*[.A95]*2*(1.3806488E-023)^2/(1.602176565E-019)^2" office:value-type="float" office:value="10.0611363424951">
            <text:p>10.0611363425</text:p>
          </table:table-cell>
          <table:table-cell office:value-type="float" office:value="3.506767171912">
            <text:p>3.5067671719</text:p>
          </table:table-cell>
          <table:table-cell table:formula="of:=10000*[.A95]*([.C95]*0.000001)^2*([.B95]*10)/([.D95]+[.E95])" office:value-type="float" office:value="5.46801701959593">
            <text:p>5.4680170196</text:p>
          </table:table-cell>
          <table:table-cell table:number-columns-repeated="16"/>
          <table:table-cell office:value-type="float" office:value="3.506767171912">
            <text:p>3.5067671719</text:p>
          </table:table-cell>
          <table:table-cell table:number-columns-repeated="1001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3.1941">
            <text:p>3.1941</text:p>
          </table:table-cell>
          <table:table-cell office:value-type="float" office:value="-329.23583">
            <text:p>-329.23583</text:p>
          </table:table-cell>
          <table:table-cell table:formula="of:=100000*[.B96]*[.A96]*2*(1.3806488E-023)^2/(1.602176565E-019)^2" office:value-type="float" office:value="10.3414321649373">
            <text:p>10.3414321649</text:p>
          </table:table-cell>
          <table:table-cell office:value-type="float" office:value="3.473578430115">
            <text:p>3.4735784301</text:p>
          </table:table-cell>
          <table:table-cell table:formula="of:=10000*[.A96]*([.C96]*0.000001)^2*([.B96]*10)/([.D96]+[.E96])" office:value-type="float" office:value="5.46346247947037">
            <text:p>5.4634624795</text:p>
          </table:table-cell>
          <table:table-cell table:number-columns-repeated="16"/>
          <table:table-cell office:value-type="float" office:value="3.473578430115">
            <text:p>3.4735784301</text:p>
          </table:table-cell>
          <table:table-cell table:number-columns-repeated="1001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.2518">
            <text:p>3.2518</text:p>
          </table:table-cell>
          <table:table-cell office:value-type="float" office:value="-327.57279">
            <text:p>-327.57279</text:p>
          </table:table-cell>
          <table:table-cell table:formula="of:=100000*[.B97]*[.A97]*2*(1.3806488E-023)^2/(1.602176565E-019)^2" office:value-type="float" office:value="10.6248349595649">
            <text:p>10.6248349596</text:p>
          </table:table-cell>
          <table:table-cell office:value-type="float" office:value="3.440838273596">
            <text:p>3.4408382736</text:p>
          </table:table-cell>
          <table:table-cell table:formula="of:=10000*[.A97]*([.C97]*0.000001)^2*([.B97]*10)/([.D97]+[.E97])" office:value-type="float" office:value="5.45759900716902">
            <text:p>5.4575990072</text:p>
          </table:table-cell>
          <table:table-cell table:number-columns-repeated="16"/>
          <table:table-cell office:value-type="float" office:value="3.440838273596">
            <text:p>3.4408382736</text:p>
          </table:table-cell>
          <table:table-cell table:number-columns-repeated="1001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3.3095">
            <text:p>3.3095</text:p>
          </table:table-cell>
          <table:table-cell office:value-type="float" office:value="-325.93966">
            <text:p>-325.93966</text:p>
          </table:table-cell>
          <table:table-cell table:formula="of:=100000*[.B98]*[.A98]*2*(1.3806488E-023)^2/(1.602176565E-019)^2" office:value-type="float" office:value="10.9116655227412">
            <text:p>10.9116655227</text:p>
          </table:table-cell>
          <table:table-cell office:value-type="float" office:value="3.408538324826">
            <text:p>3.4085383248</text:p>
          </table:table-cell>
          <table:table-cell table:formula="of:=10000*[.A98]*([.C98]*0.000001)^2*([.B98]*10)/([.D98]+[.E98])" office:value-type="float" office:value="5.4505531138722">
            <text:p>5.4505531139</text:p>
          </table:table-cell>
          <table:table-cell table:number-columns-repeated="16"/>
          <table:table-cell office:value-type="float" office:value="3.408538324826">
            <text:p>3.4085383248</text:p>
          </table:table-cell>
          <table:table-cell table:number-columns-repeated="1001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3.367">
            <text:p>3.367</text:p>
          </table:table-cell>
          <table:table-cell office:value-type="float" office:value="-324.33564">
            <text:p>-324.33564</text:p>
          </table:table-cell>
          <table:table-cell table:formula="of:=100000*[.B99]*[.A99]*2*(1.3806488E-023)^2/(1.602176565E-019)^2" office:value-type="float" office:value="11.2012584990461">
            <text:p>11.201258499</text:p>
          </table:table-cell>
          <table:table-cell office:value-type="float" office:value="3.376670424077">
            <text:p>3.3766704241</text:p>
          </table:table-cell>
          <table:table-cell table:formula="of:=10000*[.A99]*([.C99]*0.000001)^2*([.B99]*10)/([.D99]+[.E99])" office:value-type="float" office:value="5.44232727768652">
            <text:p>5.4423272777</text:p>
          </table:table-cell>
          <table:table-cell table:number-columns-repeated="16"/>
          <table:table-cell office:value-type="float" office:value="3.376670424077">
            <text:p>3.3766704241</text:p>
          </table:table-cell>
          <table:table-cell table:number-columns-repeated="1001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3.4244">
            <text:p>3.4244</text:p>
          </table:table-cell>
          <table:table-cell office:value-type="float" office:value="-322.75996">
            <text:p>-322.75996</text:p>
          </table:table-cell>
          <table:table-cell table:formula="of:=100000*[.B100]*[.A100]*2*(1.3806488E-023)^2/(1.602176565E-019)^2" office:value-type="float" office:value="11.493931714506">
            <text:p>11.4939317145</text:p>
          </table:table-cell>
          <table:table-cell office:value-type="float" office:value="3.345226621953">
            <text:p>3.345226622</text:p>
          </table:table-cell>
          <table:table-cell table:formula="of:=10000*[.A100]*([.C100]*0.000001)^2*([.B100]*10)/([.D100]+[.E100])" office:value-type="float" office:value="5.4330407773413">
            <text:p>5.4330407773</text:p>
          </table:table-cell>
          <table:table-cell table:number-columns-repeated="16"/>
          <table:table-cell office:value-type="float" office:value="3.345226621953">
            <text:p>3.345226622</text:p>
          </table:table-cell>
          <table:table-cell table:number-columns-repeated="1001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3.4816">
            <text:p>3.4816</text:p>
          </table:table-cell>
          <table:table-cell office:value-type="float" office:value="-321.21188">
            <text:p>-321.21188</text:p>
          </table:table-cell>
          <table:table-cell table:formula="of:=100000*[.B101]*[.A101]*2*(1.3806488E-023)^2/(1.602176565E-019)^2" office:value-type="float" office:value="11.7893376397274">
            <text:p>11.7893376397</text:p>
          </table:table-cell>
          <table:table-cell office:value-type="float" office:value="3.314199172212">
            <text:p>3.3141991722</text:p>
          </table:table-cell>
          <table:table-cell table:formula="of:=10000*[.A101]*([.C101]*0.000001)^2*([.B101]*10)/([.D101]+[.E101])" office:value-type="float" office:value="5.42273348996101">
            <text:p>5.42273349</text:p>
          </table:table-cell>
          <table:table-cell table:number-columns-repeated="16"/>
          <table:table-cell office:value-type="float" office:value="3.314199172212">
            <text:p>3.3141991722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8:51:14.79</meta:creation-date>
    <dc:date>2015-04-26T20:21:47.59</dc:date>
    <meta:editing-duration>PT39M44S</meta:editing-duration>
    <meta:editing-cycles>4</meta:editing-cycles>
    <meta:generator>LibreOffice/3.5$Windows_x86 LibreOffice_project/281b639-6baa1d3-ef66a77-d866f25-f36d45f</meta:generator>
    <meta:document-statistic meta:table-count="4" meta:cell-count="181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3.402cm" style:legend-expansion="high" chart:style-name="ch2"/>
        <chart:plot-area chart:style-name="ch3" table:cell-range-address="'Fermi Level'.A2:'Fermi Level'.E101 'Fermi Level'.B1:'Fermi Level'.E1" chart:data-source-has-labels="row" svg:x="0.77cm" svg:y="0.855cm" svg:width="12.115cm" svg:height="7.545cm">
          <chartooo:coordinate-region svg:x="1.603cm" svg:y="1.067cm" svg:width="10.91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ermi Level'.B2:'Fermi Level'.B101" chart:label-cell-address="'Fermi Level'.B1:'Fermi Level'.B1" chart:class="chart:scatter">
            <chart:domain table:cell-range-address="'Fermi Level'.A2:'Fermi Level'.A101"/>
            <chart:data-point chart:repeated="100"/>
          </chart:series>
          <chart:series chart:style-name="ch7" chart:values-cell-range-address="'Fermi Level'.C2:'Fermi Level'.C101" chart:label-cell-address="'Fermi Level'.C1:'Fermi Level'.C1" chart:class="chart:scatter">
            <chart:data-point chart:repeated="100"/>
          </chart:series>
          <chart:series chart:style-name="ch8" chart:values-cell-range-address="'Fermi Level'.D2:'Fermi Level'.D101" chart:label-cell-address="'Fermi Level'.D1:'Fermi Level'.D1" chart:class="chart:scatter">
            <chart:data-point chart:repeated="100"/>
          </chart:series>
          <chart:series chart:style-name="ch9" chart:values-cell-range-address="'Fermi Level'.E2:'Fermi Level'.E101" chart:label-cell-address="'Fermi Level'.E1:'Fermi Level'.E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 extrinsic</text:p>
                <draw:g>
                  <svg:desc>'Fermi Level'.B1:'Fermi Level'.B1</svg:desc>
                </draw:g>
              </table:table-cell>
              <table:table-cell office:value-type="string">
                <text:p>Ef intrinsic</text:p>
                <draw:g>
                  <svg:desc>'Fermi Level'.C1:'Fermi Level'.C1</svg:desc>
                </draw:g>
              </table:table-cell>
              <table:table-cell office:value-type="string">
                <text:p>Conduction</text:p>
                <draw:g>
                  <svg:desc>'Fermi Level'.D1:'Fermi Level'.D1</svg:desc>
                </draw:g>
              </table:table-cell>
              <table:table-cell office:value-type="string">
                <text:p>Valence</text:p>
                <draw:g>
                  <svg:desc>'Fermi Level'.E1:'Fermi Leve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Fermi Level'.A2:'Fermi Level'.A101</svg:desc>
                </draw:g>
              </table:table-cell>
              <table:table-cell office:value-type="float" office:value="-0.14017">
                <text:p>-0.14017</text:p>
                <draw:g>
                  <svg:desc>'Fermi Level'.B2:'Fermi Level'.B101</svg:desc>
                </draw:g>
              </table:table-cell>
              <table:table-cell office:value-type="float" office:value="-0.39212">
                <text:p>-0.39212</text:p>
                <draw:g>
                  <svg:desc>'Fermi Level'.C2:'Fermi Level'.C101</svg:desc>
                </draw:g>
              </table:table-cell>
              <table:table-cell office:value-type="float" office:value="0">
                <text:p>0</text:p>
                <draw:g>
                  <svg:desc>'Fermi Level'.D2:'Fermi Level'.D101</svg:desc>
                </draw:g>
              </table:table-cell>
              <table:table-cell office:value-type="float" office:value="-0.8">
                <text:p>-0.8</text:p>
                <draw:g>
                  <svg:desc>'Fermi Level'.E2:'Fermi Level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-0.15219">
                <text:p>-0.15219</text:p>
              </table:table-cell>
              <table:table-cell office:value-type="float" office:value="-0.3916">
                <text:p>-0.3916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-0.16437">
                <text:p>-0.16437</text:p>
              </table:table-cell>
              <table:table-cell office:value-type="float" office:value="-0.39107">
                <text:p>-0.3910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-0.17671">
                <text:p>-0.17671</text:p>
              </table:table-cell>
              <table:table-cell office:value-type="float" office:value="-0.39055">
                <text:p>-0.3905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-0.18918">
                <text:p>-0.18918</text:p>
              </table:table-cell>
              <table:table-cell office:value-type="float" office:value="-0.39002">
                <text:p>-0.3900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0.2018">
                <text:p>-0.2018</text:p>
              </table:table-cell>
              <table:table-cell office:value-type="float" office:value="-0.3895">
                <text:p>-0.389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-0.21454">
                <text:p>-0.21454</text:p>
              </table:table-cell>
              <table:table-cell office:value-type="float" office:value="-0.38897">
                <text:p>-0.3889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-0.2274">
                <text:p>-0.2274</text:p>
              </table:table-cell>
              <table:table-cell office:value-type="float" office:value="-0.38845">
                <text:p>-0.3884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-0.24037">
                <text:p>-0.24037</text:p>
              </table:table-cell>
              <table:table-cell office:value-type="float" office:value="-0.38792">
                <text:p>-0.3879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-0.25342">
                <text:p>-0.25342</text:p>
              </table:table-cell>
              <table:table-cell office:value-type="float" office:value="-0.3874">
                <text:p>-0.387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0.26653">
                <text:p>-0.26653</text:p>
              </table:table-cell>
              <table:table-cell office:value-type="float" office:value="-0.38687">
                <text:p>-0.3868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-0.27962">
                <text:p>-0.27962</text:p>
              </table:table-cell>
              <table:table-cell office:value-type="float" office:value="-0.38635">
                <text:p>-0.3863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-0.29255">
                <text:p>-0.29255</text:p>
              </table:table-cell>
              <table:table-cell office:value-type="float" office:value="-0.38582">
                <text:p>-0.3858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-0.30513">
                <text:p>-0.30513</text:p>
              </table:table-cell>
              <table:table-cell office:value-type="float" office:value="-0.3853">
                <text:p>-0.3853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-0.31705">
                <text:p>-0.31705</text:p>
              </table:table-cell>
              <table:table-cell office:value-type="float" office:value="-0.38477">
                <text:p>-0.3847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-0.32795">
                <text:p>-0.32795</text:p>
              </table:table-cell>
              <table:table-cell office:value-type="float" office:value="-0.38425">
                <text:p>-0.3842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-0.3375">
                <text:p>-0.3375</text:p>
              </table:table-cell>
              <table:table-cell office:value-type="float" office:value="-0.38372">
                <text:p>-0.3837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-0.34552">
                <text:p>-0.34552</text:p>
              </table:table-cell>
              <table:table-cell office:value-type="float" office:value="-0.3832">
                <text:p>-0.383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-0.35201">
                <text:p>-0.35201</text:p>
              </table:table-cell>
              <table:table-cell office:value-type="float" office:value="-0.38267">
                <text:p>-0.3826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-0.35714">
                <text:p>-0.35714</text:p>
              </table:table-cell>
              <table:table-cell office:value-type="float" office:value="-0.38215">
                <text:p>-0.3821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-0.36111">
                <text:p>-0.36111</text:p>
              </table:table-cell>
              <table:table-cell office:value-type="float" office:value="-0.38162">
                <text:p>-0.3816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-0.36415">
                <text:p>-0.36415</text:p>
              </table:table-cell>
              <table:table-cell office:value-type="float" office:value="-0.3811">
                <text:p>-0.3811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-0.36647">
                <text:p>-0.36647</text:p>
              </table:table-cell>
              <table:table-cell office:value-type="float" office:value="-0.38057">
                <text:p>-0.3805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-0.36821">
                <text:p>-0.36821</text:p>
              </table:table-cell>
              <table:table-cell office:value-type="float" office:value="-0.38005">
                <text:p>-0.3800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-0.36951">
                <text:p>-0.36951</text:p>
              </table:table-cell>
              <table:table-cell office:value-type="float" office:value="-0.37952">
                <text:p>-0.3795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-0.37047">
                <text:p>-0.37047</text:p>
              </table:table-cell>
              <table:table-cell office:value-type="float" office:value="-0.379">
                <text:p>-0.37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-0.37115">
                <text:p>-0.37115</text:p>
              </table:table-cell>
              <table:table-cell office:value-type="float" office:value="-0.37847">
                <text:p>-0.3784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-0.37162">
                <text:p>-0.37162</text:p>
              </table:table-cell>
              <table:table-cell office:value-type="float" office:value="-0.37795">
                <text:p>-0.3779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-0.37192">
                <text:p>-0.37192</text:p>
              </table:table-cell>
              <table:table-cell office:value-type="float" office:value="-0.37742">
                <text:p>-0.3774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-0.37208">
                <text:p>-0.37208</text:p>
              </table:table-cell>
              <table:table-cell office:value-type="float" office:value="-0.3769">
                <text:p>-0.376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-0.37214">
                <text:p>-0.37214</text:p>
              </table:table-cell>
              <table:table-cell office:value-type="float" office:value="-0.37637">
                <text:p>-0.3763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-0.3721">
                <text:p>-0.3721</text:p>
              </table:table-cell>
              <table:table-cell office:value-type="float" office:value="-0.37585">
                <text:p>-0.3758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-0.37199">
                <text:p>-0.37199</text:p>
              </table:table-cell>
              <table:table-cell office:value-type="float" office:value="-0.37532">
                <text:p>-0.3753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-0.37182">
                <text:p>-0.37182</text:p>
              </table:table-cell>
              <table:table-cell office:value-type="float" office:value="-0.3748">
                <text:p>-0.3748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-0.3716">
                <text:p>-0.3716</text:p>
              </table:table-cell>
              <table:table-cell office:value-type="float" office:value="-0.37427">
                <text:p>-0.3742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-0.37134">
                <text:p>-0.37134</text:p>
              </table:table-cell>
              <table:table-cell office:value-type="float" office:value="-0.37375">
                <text:p>-0.3737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-0.37105">
                <text:p>-0.37105</text:p>
              </table:table-cell>
              <table:table-cell office:value-type="float" office:value="-0.37322">
                <text:p>-0.3732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-0.37073">
                <text:p>-0.37073</text:p>
              </table:table-cell>
              <table:table-cell office:value-type="float" office:value="-0.3727">
                <text:p>-0.372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-0.37038">
                <text:p>-0.37038</text:p>
              </table:table-cell>
              <table:table-cell office:value-type="float" office:value="-0.37217">
                <text:p>-0.3721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-0.37001">
                <text:p>-0.37001</text:p>
              </table:table-cell>
              <table:table-cell office:value-type="float" office:value="-0.37165">
                <text:p>-0.3716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-0.36962">
                <text:p>-0.36962</text:p>
              </table:table-cell>
              <table:table-cell office:value-type="float" office:value="-0.37112">
                <text:p>-0.3711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-0.36921">
                <text:p>-0.36921</text:p>
              </table:table-cell>
              <table:table-cell office:value-type="float" office:value="-0.3706">
                <text:p>-0.3706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-0.3688">
                <text:p>-0.3688</text:p>
              </table:table-cell>
              <table:table-cell office:value-type="float" office:value="-0.37007">
                <text:p>-0.3700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-0.36837">
                <text:p>-0.36837</text:p>
              </table:table-cell>
              <table:table-cell office:value-type="float" office:value="-0.36955">
                <text:p>-0.3695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-0.36793">
                <text:p>-0.36793</text:p>
              </table:table-cell>
              <table:table-cell office:value-type="float" office:value="-0.36902">
                <text:p>-0.3690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-0.36748">
                <text:p>-0.36748</text:p>
              </table:table-cell>
              <table:table-cell office:value-type="float" office:value="-0.3685">
                <text:p>-0.368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-0.36703">
                <text:p>-0.36703</text:p>
              </table:table-cell>
              <table:table-cell office:value-type="float" office:value="-0.36797">
                <text:p>-0.3679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-0.36657">
                <text:p>-0.36657</text:p>
              </table:table-cell>
              <table:table-cell office:value-type="float" office:value="-0.36745">
                <text:p>-0.3674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-0.3661">
                <text:p>-0.3661</text:p>
              </table:table-cell>
              <table:table-cell office:value-type="float" office:value="-0.36692">
                <text:p>-0.3669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-0.36562">
                <text:p>-0.36562</text:p>
              </table:table-cell>
              <table:table-cell office:value-type="float" office:value="-0.3664">
                <text:p>-0.366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-0.36515">
                <text:p>-0.36515</text:p>
              </table:table-cell>
              <table:table-cell office:value-type="float" office:value="-0.36587">
                <text:p>-0.3658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-0.36467">
                <text:p>-0.36467</text:p>
              </table:table-cell>
              <table:table-cell office:value-type="float" office:value="-0.36534">
                <text:p>-0.3653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-0.36418">
                <text:p>-0.36418</text:p>
              </table:table-cell>
              <table:table-cell office:value-type="float" office:value="-0.36482">
                <text:p>-0.3648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-0.36369">
                <text:p>-0.36369</text:p>
              </table:table-cell>
              <table:table-cell office:value-type="float" office:value="-0.36429">
                <text:p>-0.3642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-0.3632">
                <text:p>-0.3632</text:p>
              </table:table-cell>
              <table:table-cell office:value-type="float" office:value="-0.36377">
                <text:p>-0.3637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-0.3627">
                <text:p>-0.3627</text:p>
              </table:table-cell>
              <table:table-cell office:value-type="float" office:value="-0.36324">
                <text:p>-0.3632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-0.36221">
                <text:p>-0.36221</text:p>
              </table:table-cell>
              <table:table-cell office:value-type="float" office:value="-0.36272">
                <text:p>-0.3627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-0.36171">
                <text:p>-0.36171</text:p>
              </table:table-cell>
              <table:table-cell office:value-type="float" office:value="-0.36219">
                <text:p>-0.3621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-0.36121">
                <text:p>-0.36121</text:p>
              </table:table-cell>
              <table:table-cell office:value-type="float" office:value="-0.36167">
                <text:p>-0.3616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-0.3607">
                <text:p>-0.3607</text:p>
              </table:table-cell>
              <table:table-cell office:value-type="float" office:value="-0.36114">
                <text:p>-0.3611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-0.3602">
                <text:p>-0.3602</text:p>
              </table:table-cell>
              <table:table-cell office:value-type="float" office:value="-0.36062">
                <text:p>-0.3606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-0.35969">
                <text:p>-0.35969</text:p>
              </table:table-cell>
              <table:table-cell office:value-type="float" office:value="-0.36009">
                <text:p>-0.3600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-0.35919">
                <text:p>-0.35919</text:p>
              </table:table-cell>
              <table:table-cell office:value-type="float" office:value="-0.35957">
                <text:p>-0.3595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-0.35868">
                <text:p>-0.35868</text:p>
              </table:table-cell>
              <table:table-cell office:value-type="float" office:value="-0.35904">
                <text:p>-0.3590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-0.35817">
                <text:p>-0.35817</text:p>
              </table:table-cell>
              <table:table-cell office:value-type="float" office:value="-0.35852">
                <text:p>-0.3585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-0.35766">
                <text:p>-0.35766</text:p>
              </table:table-cell>
              <table:table-cell office:value-type="float" office:value="-0.35799">
                <text:p>-0.3579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-0.35715">
                <text:p>-0.35715</text:p>
              </table:table-cell>
              <table:table-cell office:value-type="float" office:value="-0.35747">
                <text:p>-0.3574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-0.35664">
                <text:p>-0.35664</text:p>
              </table:table-cell>
              <table:table-cell office:value-type="float" office:value="-0.35694">
                <text:p>-0.3569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-0.35612">
                <text:p>-0.35612</text:p>
              </table:table-cell>
              <table:table-cell office:value-type="float" office:value="-0.35642">
                <text:p>-0.3564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-0.35561">
                <text:p>-0.35561</text:p>
              </table:table-cell>
              <table:table-cell office:value-type="float" office:value="-0.35589">
                <text:p>-0.3558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-0.3551">
                <text:p>-0.3551</text:p>
              </table:table-cell>
              <table:table-cell office:value-type="float" office:value="-0.35537">
                <text:p>-0.3553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-0.35458">
                <text:p>-0.35458</text:p>
              </table:table-cell>
              <table:table-cell office:value-type="float" office:value="-0.35484">
                <text:p>-0.3548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-0.35406">
                <text:p>-0.35406</text:p>
              </table:table-cell>
              <table:table-cell office:value-type="float" office:value="-0.35432">
                <text:p>-0.3543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-0.35355">
                <text:p>-0.35355</text:p>
              </table:table-cell>
              <table:table-cell office:value-type="float" office:value="-0.35379">
                <text:p>-0.3537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-0.35303">
                <text:p>-0.35303</text:p>
              </table:table-cell>
              <table:table-cell office:value-type="float" office:value="-0.35327">
                <text:p>-0.3532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-0.35251">
                <text:p>-0.35251</text:p>
              </table:table-cell>
              <table:table-cell office:value-type="float" office:value="-0.35274">
                <text:p>-0.3527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-0.352">
                <text:p>-0.352</text:p>
              </table:table-cell>
              <table:table-cell office:value-type="float" office:value="-0.35222">
                <text:p>-0.3522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-0.35148">
                <text:p>-0.35148</text:p>
              </table:table-cell>
              <table:table-cell office:value-type="float" office:value="-0.35169">
                <text:p>-0.3516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-0.35096">
                <text:p>-0.35096</text:p>
              </table:table-cell>
              <table:table-cell office:value-type="float" office:value="-0.35117">
                <text:p>-0.3511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-0.35044">
                <text:p>-0.35044</text:p>
              </table:table-cell>
              <table:table-cell office:value-type="float" office:value="-0.35064">
                <text:p>-0.3506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-0.34992">
                <text:p>-0.34992</text:p>
              </table:table-cell>
              <table:table-cell office:value-type="float" office:value="-0.35012">
                <text:p>-0.3501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-0.3494">
                <text:p>-0.3494</text:p>
              </table:table-cell>
              <table:table-cell office:value-type="float" office:value="-0.34959">
                <text:p>-0.3495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-0.34888">
                <text:p>-0.34888</text:p>
              </table:table-cell>
              <table:table-cell office:value-type="float" office:value="-0.34907">
                <text:p>-0.3490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-0.34837">
                <text:p>-0.34837</text:p>
              </table:table-cell>
              <table:table-cell office:value-type="float" office:value="-0.34854">
                <text:p>-0.3485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-0.34785">
                <text:p>-0.34785</text:p>
              </table:table-cell>
              <table:table-cell office:value-type="float" office:value="-0.34802">
                <text:p>-0.3480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-0.34732">
                <text:p>-0.34732</text:p>
              </table:table-cell>
              <table:table-cell office:value-type="float" office:value="-0.34749">
                <text:p>-0.3474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-0.3468">
                <text:p>-0.3468</text:p>
              </table:table-cell>
              <table:table-cell office:value-type="float" office:value="-0.34697">
                <text:p>-0.3469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-0.34628">
                <text:p>-0.34628</text:p>
              </table:table-cell>
              <table:table-cell office:value-type="float" office:value="-0.34644">
                <text:p>-0.3464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-0.34576">
                <text:p>-0.34576</text:p>
              </table:table-cell>
              <table:table-cell office:value-type="float" office:value="-0.34592">
                <text:p>-0.3459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-0.34524">
                <text:p>-0.34524</text:p>
              </table:table-cell>
              <table:table-cell office:value-type="float" office:value="-0.34539">
                <text:p>-0.3453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-0.34472">
                <text:p>-0.34472</text:p>
              </table:table-cell>
              <table:table-cell office:value-type="float" office:value="-0.34487">
                <text:p>-0.3448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-0.3442">
                <text:p>-0.3442</text:p>
              </table:table-cell>
              <table:table-cell office:value-type="float" office:value="-0.34434">
                <text:p>-0.3443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-0.34368">
                <text:p>-0.34368</text:p>
              </table:table-cell>
              <table:table-cell office:value-type="float" office:value="-0.34382">
                <text:p>-0.3438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-0.34316">
                <text:p>-0.34316</text:p>
              </table:table-cell>
              <table:table-cell office:value-type="float" office:value="-0.34329">
                <text:p>-0.3432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-0.34263">
                <text:p>-0.34263</text:p>
              </table:table-cell>
              <table:table-cell office:value-type="float" office:value="-0.34277">
                <text:p>-0.3427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-0.34211">
                <text:p>-0.34211</text:p>
              </table:table-cell>
              <table:table-cell office:value-type="float" office:value="-0.34224">
                <text:p>-0.3422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-0.34159">
                <text:p>-0.34159</text:p>
              </table:table-cell>
              <table:table-cell office:value-type="float" office:value="-0.34172">
                <text:p>-0.34172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-0.34107">
                <text:p>-0.34107</text:p>
              </table:table-cell>
              <table:table-cell office:value-type="float" office:value="-0.34119">
                <text:p>-0.34119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-0.34055">
                <text:p>-0.34055</text:p>
              </table:table-cell>
              <table:table-cell office:value-type="float" office:value="-0.34067">
                <text:p>-0.34067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-0.34002">
                <text:p>-0.34002</text:p>
              </table:table-cell>
              <table:table-cell office:value-type="float" office:value="-0.34014">
                <text:p>-0.34014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88cm" svg:y="3.926cm" style:legend-expansion="high" chart:style-name="ch2"/>
        <chart:plot-area chart:style-name="ch3" table:cell-range-address="Seebeck.A2:Seebeck.C101 Seebeck.B1:Seebeck.C1" chart:data-source-has-labels="row" svg:x="0.77cm" svg:y="0.855cm" svg:width="10.078cm" svg:height="7.545cm">
          <chartooo:coordinate-region svg:x="1.682cm" svg:y="1.067cm" svg:width="8.794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ebeck.B2:Seebeck.B101" chart:label-cell-address="Seebeck.B1:Seebeck.B1" chart:class="chart:scatter">
            <chart:domain table:cell-range-address="Seebeck.A2:Seebeck.A101"/>
            <chart:data-point chart:repeated="100"/>
          </chart:series>
          <chart:series chart:style-name="ch7" chart:values-cell-range-address="Seebeck.C2:Seebeck.C101" chart:label-cell-address="Seebeck.C1:Seebeck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ebeck (microVolts/K))</text:p>
                <draw:g>
                  <svg:desc>Seebeck.B1:Seebeck.B1</svg:desc>
                </draw:g>
              </table:table-cell>
              <table:table-cell office:value-type="string">
                <text:p>Seebeck2</text:p>
                <draw:g>
                  <svg:desc>Seebeck.C1:Seebec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eebeck.A2:Seebeck.A101</svg:desc>
                </draw:g>
              </table:table-cell>
              <table:table-cell office:value-type="float" office:value="-638.73554">
                <text:p>-638.73554</text:p>
                <draw:g>
                  <svg:desc>Seebeck.B2:Seebeck.B101</svg:desc>
                </draw:g>
              </table:table-cell>
              <table:table-cell office:value-type="float" office:value="-639.09964">
                <text:p>-639.09964</text:p>
                <draw:g>
                  <svg:desc>Seebeck.C2:Seebeck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-647.07801">
                <text:p>-647.07801</text:p>
              </table:table-cell>
              <table:table-cell office:value-type="float" office:value="-647.42445">
                <text:p>-647.42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-654.91454">
                <text:p>-654.91454</text:p>
              </table:table-cell>
              <table:table-cell office:value-type="float" office:value="-655.24587">
                <text:p>-655.24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-662.30296">
                <text:p>-662.30296</text:p>
              </table:table-cell>
              <table:table-cell office:value-type="float" office:value="-662.62124">
                <text:p>-662.62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-669.29156">
                <text:p>-669.29156</text:p>
              </table:table-cell>
              <table:table-cell office:value-type="float" office:value="-669.59848">
                <text:p>-669.59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675.92068">
                <text:p>-675.92068</text:p>
              </table:table-cell>
              <table:table-cell office:value-type="float" office:value="-676.21766">
                <text:p>-676.21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-682.22339">
                <text:p>-682.22339</text:p>
              </table:table-cell>
              <table:table-cell office:value-type="float" office:value="-682.51159">
                <text:p>-682.5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-688.22454">
                <text:p>-688.22454</text:p>
              </table:table-cell>
              <table:table-cell office:value-type="float" office:value="-688.50495">
                <text:p>-688.50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-693.93735">
                <text:p>-693.93735</text:p>
              </table:table-cell>
              <table:table-cell office:value-type="float" office:value="-694.21083">
                <text:p>-694.2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-699.35568">
                <text:p>-699.35568</text:p>
              </table:table-cell>
              <table:table-cell office:value-type="float" office:value="-699.623">
                <text:p>-699.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704.43951">
                <text:p>-704.43951</text:p>
              </table:table-cell>
              <table:table-cell office:value-type="float" office:value="-704.70139">
                <text:p>-704.70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-709.09133">
                <text:p>-709.09133</text:p>
              </table:table-cell>
              <table:table-cell office:value-type="float" office:value="-709.34852">
                <text:p>-709.34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-713.12404">
                <text:p>-713.12404</text:p>
              </table:table-cell>
              <table:table-cell office:value-type="float" office:value="-713.37735">
                <text:p>-713.37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-716.23096">
                <text:p>-716.23096</text:p>
              </table:table-cell>
              <table:table-cell office:value-type="float" office:value="-716.4814">
                <text:p>-716.4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-717.9877">
                <text:p>-717.9877</text:p>
              </table:table-cell>
              <table:table-cell office:value-type="float" office:value="-718.23657">
                <text:p>-718.23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-717.92877">
                <text:p>-717.92877</text:p>
              </table:table-cell>
              <table:table-cell office:value-type="float" office:value="-718.1777">
                <text:p>-718.1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-715.70482">
                <text:p>-715.70482</text:p>
              </table:table-cell>
              <table:table-cell office:value-type="float" office:value="-715.95574">
                <text:p>-715.95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-711.23403">
                <text:p>-711.23403</text:p>
              </table:table-cell>
              <table:table-cell office:value-type="float" office:value="-711.48913">
                <text:p>-711.48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-704.72938">
                <text:p>-704.72938</text:p>
              </table:table-cell>
              <table:table-cell office:value-type="float" office:value="-704.99097">
                <text:p>-704.99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-696.5935">
                <text:p>-696.5935</text:p>
              </table:table-cell>
              <table:table-cell office:value-type="float" office:value="-696.86392">
                <text:p>-696.86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-687.27936">
                <text:p>-687.27936</text:p>
              </table:table-cell>
              <table:table-cell office:value-type="float" office:value="-687.56096">
                <text:p>-687.56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-677.19628">
                <text:p>-677.19628</text:p>
              </table:table-cell>
              <table:table-cell office:value-type="float" office:value="-677.49142">
                <text:p>-677.4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-666.67282">
                <text:p>-666.67282</text:p>
              </table:table-cell>
              <table:table-cell office:value-type="float" office:value="-666.98389">
                <text:p>-666.98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-655.95512">
                <text:p>-655.95512</text:p>
              </table:table-cell>
              <table:table-cell office:value-type="float" office:value="-656.28454">
                <text:p>-656.2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-645.21982">
                <text:p>-645.21982</text:p>
              </table:table-cell>
              <table:table-cell office:value-type="float" office:value="-645.57005">
                <text:p>-645.57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-634.58978">
                <text:p>-634.58978</text:p>
              </table:table-cell>
              <table:table-cell office:value-type="float" office:value="-634.96331">
                <text:p>-634.96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-624.14811">
                <text:p>-624.14811</text:p>
              </table:table-cell>
              <table:table-cell office:value-type="float" office:value="-624.54752">
                <text:p>-624.54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-613.94928">
                <text:p>-613.94928</text:p>
              </table:table-cell>
              <table:table-cell office:value-type="float" office:value="-614.37714">
                <text:p>-614.37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-604.02728">
                <text:p>-604.02728</text:p>
              </table:table-cell>
              <table:table-cell office:value-type="float" office:value="-604.48624">
                <text:p>-604.48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-594.40171">
                <text:p>-594.40171</text:p>
              </table:table-cell>
              <table:table-cell office:value-type="float" office:value="-594.89445">
                <text:p>-594.89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-585.08205">
                <text:p>-585.08205</text:p>
              </table:table-cell>
              <table:table-cell office:value-type="float" office:value="-585.61126">
                <text:p>-585.61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-576.07073">
                <text:p>-576.07073</text:p>
              </table:table-cell>
              <table:table-cell office:value-type="float" office:value="-576.63914">
                <text:p>-576.63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-567.36535">
                <text:p>-567.36535</text:p>
              </table:table-cell>
              <table:table-cell office:value-type="float" office:value="-567.97569">
                <text:p>-567.97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-558.9602">
                <text:p>-558.9602</text:p>
              </table:table-cell>
              <table:table-cell office:value-type="float" office:value="-559.61523">
                <text:p>-559.61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-550.84742">
                <text:p>-550.84742</text:p>
              </table:table-cell>
              <table:table-cell office:value-type="float" office:value="-551.54986">
                <text:p>-551.5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-543.01775">
                <text:p>-543.01775</text:p>
              </table:table-cell>
              <table:table-cell office:value-type="float" office:value="-543.77035">
                <text:p>-543.77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-535.46111">
                <text:p>-535.46111</text:p>
              </table:table-cell>
              <table:table-cell office:value-type="float" office:value="-536.26658">
                <text:p>-536.26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-528.167">
                <text:p>-528.167</text:p>
              </table:table-cell>
              <table:table-cell office:value-type="float" office:value="-529.02805">
                <text:p>-529.02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-521.12479">
                <text:p>-521.12479</text:p>
              </table:table-cell>
              <table:table-cell office:value-type="float" office:value="-522.04409">
                <text:p>-522.04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-514.32389">
                <text:p>-514.32389</text:p>
              </table:table-cell>
              <table:table-cell office:value-type="float" office:value="-515.30409">
                <text:p>-515.30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-507.75394">
                <text:p>-507.75394</text:p>
              </table:table-cell>
              <table:table-cell office:value-type="float" office:value="-508.79763">
                <text:p>-508.79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-501.40481">
                <text:p>-501.40481</text:p>
              </table:table-cell>
              <table:table-cell office:value-type="float" office:value="-502.51457">
                <text:p>-502.51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-495.26677">
                <text:p>-495.26677</text:p>
              </table:table-cell>
              <table:table-cell office:value-type="float" office:value="-496.44511">
                <text:p>-496.44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-489.33042">
                <text:p>-489.33042</text:p>
              </table:table-cell>
              <table:table-cell office:value-type="float" office:value="-490.57982">
                <text:p>-490.57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-483.58681">
                <text:p>-483.58681</text:p>
              </table:table-cell>
              <table:table-cell office:value-type="float" office:value="-484.90967">
                <text:p>-484.90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-478.02735">
                <text:p>-478.02735</text:p>
              </table:table-cell>
              <table:table-cell office:value-type="float" office:value="-479.42604">
                <text:p>-479.42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-472.6439">
                <text:p>-472.6439</text:p>
              </table:table-cell>
              <table:table-cell office:value-type="float" office:value="-474.12072">
                <text:p>-474.12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-467.42867">
                <text:p>-467.42867</text:p>
              </table:table-cell>
              <table:table-cell office:value-type="float" office:value="-468.98587">
                <text:p>-468.98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-462.3743">
                <text:p>-462.3743</text:p>
              </table:table-cell>
              <table:table-cell office:value-type="float" office:value="-464.01406">
                <text:p>-464.01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-457.47378">
                <text:p>-457.47378</text:p>
              </table:table-cell>
              <table:table-cell office:value-type="float" office:value="-459.19822">
                <text:p>-459.19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-452.72048">
                <text:p>-452.72048</text:p>
              </table:table-cell>
              <table:table-cell office:value-type="float" office:value="-454.53165">
                <text:p>-454.53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-448.10809">
                <text:p>-448.10809</text:p>
              </table:table-cell>
              <table:table-cell office:value-type="float" office:value="-450.00798">
                <text:p>-450.00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-443.63063">
                <text:p>-443.63063</text:p>
              </table:table-cell>
              <table:table-cell office:value-type="float" office:value="-445.62116">
                <text:p>-445.62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-439.28244">
                <text:p>-439.28244</text:p>
              </table:table-cell>
              <table:table-cell office:value-type="float" office:value="-441.36547">
                <text:p>-441.365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-435.05816">
                <text:p>-435.05816</text:p>
              </table:table-cell>
              <table:table-cell office:value-type="float" office:value="-437.23547">
                <text:p>-437.235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-430.95267">
                <text:p>-430.95267</text:p>
              </table:table-cell>
              <table:table-cell office:value-type="float" office:value="-433.22599">
                <text:p>-433.22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-426.96116">
                <text:p>-426.96116</text:p>
              </table:table-cell>
              <table:table-cell office:value-type="float" office:value="-429.33214">
                <text:p>-429.332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-423.07902">
                <text:p>-423.07902</text:p>
              </table:table-cell>
              <table:table-cell office:value-type="float" office:value="-425.54926">
                <text:p>-425.54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-419.30192">
                <text:p>-419.30192</text:p>
              </table:table-cell>
              <table:table-cell office:value-type="float" office:value="-421.87292">
                <text:p>-421.87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-415.62571">
                <text:p>-415.62571</text:p>
              </table:table-cell>
              <table:table-cell office:value-type="float" office:value="-418.29894">
                <text:p>-418.29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-412.04646">
                <text:p>-412.04646</text:p>
              </table:table-cell>
              <table:table-cell office:value-type="float" office:value="-414.82332">
                <text:p>-414.8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-408.56046">
                <text:p>-408.56046</text:p>
              </table:table-cell>
              <table:table-cell office:value-type="float" office:value="-411.44226">
                <text:p>-411.44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-405.16413">
                <text:p>-405.16413</text:p>
              </table:table-cell>
              <table:table-cell office:value-type="float" office:value="-408.15214">
                <text:p>-408.15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-401.85412">
                <text:p>-401.85412</text:p>
              </table:table-cell>
              <table:table-cell office:value-type="float" office:value="-404.94954">
                <text:p>-404.949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-398.6272">
                <text:p>-398.6272</text:p>
              </table:table-cell>
              <table:table-cell office:value-type="float" office:value="-401.83118">
                <text:p>-401.83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-395.48032">
                <text:p>-395.48032</text:p>
              </table:table-cell>
              <table:table-cell office:value-type="float" office:value="-398.79394">
                <text:p>-398.79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-392.41058">
                <text:p>-392.41058</text:p>
              </table:table-cell>
              <table:table-cell office:value-type="float" office:value="-395.83486">
                <text:p>-395.83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-389.41518">
                <text:p>-389.41518</text:p>
              </table:table-cell>
              <table:table-cell office:value-type="float" office:value="-392.95108">
                <text:p>-392.95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-386.49148">
                <text:p>-386.49148</text:p>
              </table:table-cell>
              <table:table-cell office:value-type="float" office:value="-390.13992">
                <text:p>-390.13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-383.63697">
                <text:p>-383.63697</text:p>
              </table:table-cell>
              <table:table-cell office:value-type="float" office:value="-387.3988">
                <text:p>-387.3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-380.84923">
                <text:p>-380.84923</text:p>
              </table:table-cell>
              <table:table-cell office:value-type="float" office:value="-384.72525">
                <text:p>-384.72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-378.12596">
                <text:p>-378.12596</text:p>
              </table:table-cell>
              <table:table-cell office:value-type="float" office:value="-382.11692">
                <text:p>-382.11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-375.46497">
                <text:p>-375.46497</text:p>
              </table:table-cell>
              <table:table-cell office:value-type="float" office:value="-379.57156">
                <text:p>-379.57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-372.86415">
                <text:p>-372.86415</text:p>
              </table:table-cell>
              <table:table-cell office:value-type="float" office:value="-377.08703">
                <text:p>-377.08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-370.3215">
                <text:p>-370.3215</text:p>
              </table:table-cell>
              <table:table-cell office:value-type="float" office:value="-374.66126">
                <text:p>-374.66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-367.8351">
                <text:p>-367.8351</text:p>
              </table:table-cell>
              <table:table-cell office:value-type="float" office:value="-372.2923">
                <text:p>-372.2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-365.40311">
                <text:p>-365.40311</text:p>
              </table:table-cell>
              <table:table-cell office:value-type="float" office:value="-369.97826">
                <text:p>-369.97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-363.02378">
                <text:p>-363.02378</text:p>
              </table:table-cell>
              <table:table-cell office:value-type="float" office:value="-367.71734">
                <text:p>-367.71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-360.69542">
                <text:p>-360.69542</text:p>
              </table:table-cell>
              <table:table-cell office:value-type="float" office:value="-365.50781">
                <text:p>-365.50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-358.41641">
                <text:p>-358.41641</text:p>
              </table:table-cell>
              <table:table-cell office:value-type="float" office:value="-363.34801">
                <text:p>-363.34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-356.18521">
                <text:p>-356.18521</text:p>
              </table:table-cell>
              <table:table-cell office:value-type="float" office:value="-361.23636">
                <text:p>-361.23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-354.00034">
                <text:p>-354.00034</text:p>
              </table:table-cell>
              <table:table-cell office:value-type="float" office:value="-359.17135">
                <text:p>-359.17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-351.86037">
                <text:p>-351.86037</text:p>
              </table:table-cell>
              <table:table-cell office:value-type="float" office:value="-357.1515">
                <text:p>-357.1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-349.76395">
                <text:p>-349.76395</text:p>
              </table:table-cell>
              <table:table-cell office:value-type="float" office:value="-355.17541">
                <text:p>-355.17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-347.70974">
                <text:p>-347.70974</text:p>
              </table:table-cell>
              <table:table-cell office:value-type="float" office:value="-353.24175">
                <text:p>-353.24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-345.69651">
                <text:p>-345.69651</text:p>
              </table:table-cell>
              <table:table-cell office:value-type="float" office:value="-351.34921">
                <text:p>-351.34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-343.72303">
                <text:p>-343.72303</text:p>
              </table:table-cell>
              <table:table-cell office:value-type="float" office:value="-349.49655">
                <text:p>-349.49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-341.78815">
                <text:p>-341.78815</text:p>
              </table:table-cell>
              <table:table-cell office:value-type="float" office:value="-347.68259">
                <text:p>-347.68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-339.89075">
                <text:p>-339.89075</text:p>
              </table:table-cell>
              <table:table-cell office:value-type="float" office:value="-345.90617">
                <text:p>-345.90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-338.02975">
                <text:p>-338.02975</text:p>
              </table:table-cell>
              <table:table-cell office:value-type="float" office:value="-344.16618">
                <text:p>-344.16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-336.20411">
                <text:p>-336.20411</text:p>
              </table:table-cell>
              <table:table-cell office:value-type="float" office:value="-342.46157">
                <text:p>-342.46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-334.41284">
                <text:p>-334.41284</text:p>
              </table:table-cell>
              <table:table-cell office:value-type="float" office:value="-340.79131">
                <text:p>-340.79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-332.65498">
                <text:p>-332.65498</text:p>
              </table:table-cell>
              <table:table-cell office:value-type="float" office:value="-339.15441">
                <text:p>-339.15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-330.92961">
                <text:p>-330.92961</text:p>
              </table:table-cell>
              <table:table-cell office:value-type="float" office:value="-337.54993">
                <text:p>-337.54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-329.23583">
                <text:p>-329.23583</text:p>
              </table:table-cell>
              <table:table-cell office:value-type="float" office:value="-335.97695">
                <text:p>-335.97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-327.57279">
                <text:p>-327.57279</text:p>
              </table:table-cell>
              <table:table-cell office:value-type="float" office:value="-334.43459">
                <text:p>-334.43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-325.93966">
                <text:p>-325.93966</text:p>
              </table:table-cell>
              <table:table-cell office:value-type="float" office:value="-332.922">
                <text:p>-332.9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-324.33564">
                <text:p>-324.33564</text:p>
              </table:table-cell>
              <table:table-cell office:value-type="float" office:value="-331.43836">
                <text:p>-331.43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-322.75996">
                <text:p>-322.75996</text:p>
              </table:table-cell>
              <table:table-cell office:value-type="float" office:value="-329.98289">
                <text:p>-329.98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-321.21188">
                <text:p>-321.21188</text:p>
              </table:table-cell>
              <table:table-cell office:value-type="float" office:value="-328.55481">
                <text:p>-328.55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44cm" svg:y="4.188cm" style:legend-expansion="high" chart:style-name="ch2"/>
        <chart:plot-area chart:style-name="ch3" table:cell-range-address="ZT.A1:ZT.A101 ZT.D1:ZT.D101" chart:data-source-has-labels="row" svg:x="0.77cm" svg:y="0.855cm" svg:width="9.734cm" svg:height="7.545cm">
          <chartooo:coordinate-region svg:x="1.391cm" svg:y="1.068cm" svg:width="8.74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T.D2:ZT.D101" chart:label-cell-address="ZT.D1:ZT.D1" chart:class="chart:scatter">
            <chart:domain table:cell-range-address="ZT.A2:Z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ctrical Thermal (watt/m)</text:p>
                <draw:g>
                  <svg:desc>ZT.D1:Z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ZT.A2:ZT.A101</svg:desc>
                </draw:g>
              </table:table-cell>
              <table:table-cell office:value-type="float" office:value="0.0422381878358317">
                <text:p>0.0422381878358317</text:p>
                <draw:g>
                  <svg:desc>ZT.D2:Z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0.0408718329550664">
                <text:p>0.0408718329550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0.0396896389495347">
                <text:p>0.0396896389495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.0385490296577654">
                <text:p>0.038549029657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0.0375302041705861">
                <text:p>0.0375302041705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365945481109316">
                <text:p>0.0365945481109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357420614788019">
                <text:p>0.0357420614788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0.0348955155200669">
                <text:p>0.0348955155200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0.0341588720191325">
                <text:p>0.0341588720191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.0334341098649875">
                <text:p>0.0334341098649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328964789227733">
                <text:p>0.0328964789227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0.0323588479805591">
                <text:p>0.0323588479805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0320796363310114">
                <text:p>0.0320796363310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3210339902459">
                <text:p>0.03210339902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0.0325608308759766">
                <text:p>0.0325608308759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033683618147562">
                <text:p>0.033683618147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0357272097953153">
                <text:p>0.0357272097953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0.0388757666944701">
                <text:p>0.0388757666944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0.0432273099560379">
                <text:p>0.0432273099560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0.0489808521387388">
                <text:p>0.0489808521387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0.05613936357927">
                <text:p>0.05613936357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0.0649077975097465">
                <text:p>0.0649077975097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0.0753930860512715">
                <text:p>0.0753930860512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0.0875892885304505">
                <text:p>0.087589288530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0.101826112320685">
                <text:p>0.101826112320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118100587085279">
                <text:p>0.118100587085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0.136641428749925">
                <text:p>0.136641428749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0.157439726304531">
                <text:p>0.157439726304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0.180857860826169">
                <text:p>0.180857860826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0.206889891641445">
                <text:p>0.206889891641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0.235651661881555">
                <text:p>0.235651661881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0.267259014677693">
                <text:p>0.267259014677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0.301967398985829">
                <text:p>0.301967398985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0.339758992785779">
                <text:p>0.3397589927857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0.380895185706906">
                <text:p>0.380895185706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0.425352215055633">
                <text:p>0.4253522150556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0.473397411134717">
                <text:p>0.473397411134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0.525001070577186">
                <text:p>0.525001070577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0.580279036514234">
                <text:p>0.5802790365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0.639186753895403">
                <text:p>0.639186753895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0.702157891878499">
                <text:p>0.702157891878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0.768984526894712">
                <text:p>0.768984526894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0.839773591065144">
                <text:p>0.83977359106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0.914804296039343">
                <text:p>0.914804296039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0.993841985218221">
                <text:p>0.99384198521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1.07716289991463">
                <text:p>1.07716289991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1.1645115911726">
                <text:p>1.1645115911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1.25634549084351">
                <text:p>1.25634549084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1.35239726862461">
                <text:p>1.352397268624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1.45275603461683">
                <text:p>1.45275603461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1.55770397080639">
                <text:p>1.55770397080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1.66694701386027">
                <text:p>1.66694701386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1.7805653628693">
                <text:p>1.7805653628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1.89863921692431">
                <text:p>1.89863921692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2.021043821884">
                <text:p>2.021043821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2.14805838939792">
                <text:p>2.14805838939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2.27934133074589">
                <text:p>2.27934133074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2.41516888724075">
                <text:p>2.41516888724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2.55561234696324">
                <text:p>2.55561234696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2.70030338816289">
                <text:p>2.70030338816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2.84929547690025">
                <text:p>2.84929547690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3.00286782482488">
                <text:p>3.00286782482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3.16085409308171">
                <text:p>3.16085409308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3.32307606146892">
                <text:p>3.32307606146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3.48981294163605">
                <text:p>3.48981294163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3.66064294577208">
                <text:p>3.66064294577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3.83608291246235">
                <text:p>3.83608291246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4.01545560493986">
                <text:p>4.01545560493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4.19928083212665">
                <text:p>4.19928083212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4.3873536407906">
                <text:p>4.3873536407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4.5794571963528">
                <text:p>4.5794571963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4.77561823184354">
                <text:p>4.77561823184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4.97612189958576">
                <text:p>4.97612189958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5.18048106436109">
                <text:p>5.18048106436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5.38897790815578">
                <text:p>5.38897790815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5.60163916400011">
                <text:p>5.6016391640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5.81795096364544">
                <text:p>5.81795096364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6.03819548907802">
                <text:p>6.03819548907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6.26239056231803">
                <text:p>6.26239056231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6.49055400538565">
                <text:p>6.49055400538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6.72242145831482">
                <text:p>6.72242145831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6.95800183211564">
                <text:p>6.95800183211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7.1973040377982">
                <text:p>7.1973040377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7.44004589337625">
                <text:p>7.44004589337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7.68681552551586">
                <text:p>7.68681552551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7.93673965522801">
                <text:p>7.93673965522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8.19040937951549">
                <text:p>8.19040937951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8.44753063504524">
                <text:p>8.447530635045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8.70810342181728">
                <text:p>8.70810342181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8.97212773983159">
                <text:p>8.97212773983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9.23960358908819">
                <text:p>9.2396035890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9.51021611389715">
                <text:p>9.510216113897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9.78395640324839">
                <text:p>9.78395640324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10.0611363424951">
                <text:p>10.0611363424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10.3414321649373">
                <text:p>10.34143216493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10.6248349595649">
                <text:p>10.6248349595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10.9116655227412">
                <text:p>10.9116655227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11.2012584990461">
                <text:p>11.2012584990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11.493931714506">
                <text:p>11.493931714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11.7893376397274">
                <text:p>11.7893376397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02cm" svg:y="4.188cm" style:legend-expansion="high" chart:style-name="ch2"/>
        <chart:plot-area chart:style-name="ch3" table:cell-range-address="ZT.A1:ZT.B101" chart:data-source-has-labels="row" svg:x="0.77cm" svg:y="0.855cm" svg:width="10.792cm" svg:height="7.545cm">
          <chartooo:coordinate-region svg:x="1.497cm" svg:y="1.067cm" svg:width="9.69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T.B2:ZT.B101" chart:label-cell-address="ZT.B1:ZT.B1" chart:class="chart:scatter">
            <chart:domain table:cell-range-address="ZT.A2:Z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(1/{ohm.cm))</text:p>
                <draw:g>
                  <svg:desc>ZT.B1:Z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ZT.A2:ZT.A101</svg:desc>
                </draw:g>
              </table:table-cell>
              <table:table-cell office:value-type="float" office:value="0.0948">
                <text:p>0.0948</text:p>
                <draw:g>
                  <svg:desc>ZT.B2:Z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0.0786">
                <text:p>0.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0994">
                <text:p>0.0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0.1583">
                <text:p>0.1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0.1763">
                <text:p>0.1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0.2383">
                <text:p>0.2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0.2617">
                <text:p>0.2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0.3399">
                <text:p>0.3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0.3985">
                <text:p>0.39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0.4623">
                <text:p>0.4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0.5671">
                <text:p>0.5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0.6822">
                <text:p>0.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0.8068">
                <text:p>0.8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0.8503">
                <text:p>0.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0.8947">
                <text:p>0.8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1.0331">
                <text:p>1.0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1.0808">
                <text:p>1.0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.1293">
                <text:p>1.1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1.1786">
                <text:p>1.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1.2285">
                <text:p>1.2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1.3302">
                <text:p>1.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1.4343">
                <text:p>1.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1.4872">
                <text:p>1.4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1.5405">
                <text:p>1.5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1.5944">
                <text:p>1.5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1.6486">
                <text:p>1.6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1.7033">
                <text:p>1.7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1.7584">
                <text:p>1.7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1.8138">
                <text:p>1.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1.8695">
                <text:p>1.86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1.9256">
                <text:p>1.9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1.9819">
                <text:p>1.9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2.0385">
                <text:p>2.0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2.0954">
                <text:p>2.0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2.1524">
                <text:p>2.1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2.2096">
                <text:p>2.2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2.267">
                <text:p>2.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2.3246">
                <text:p>2.3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2.3823">
                <text:p>2.3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2.4401">
                <text:p>2.4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2.5559">
                <text:p>2.5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2.614">
                <text:p>2.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2.7301">
                <text:p>2.7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2.7882">
                <text:p>2.7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2.8463">
                <text:p>2.8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2.9044">
                <text:p>2.9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2.9625">
                <text:p>2.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3.0205">
                <text:p>3.0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3.0784">
                <text:p>3.0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3.1363">
                <text:p>3.1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3.2518">
                <text:p>3.2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3.3095">
                <text:p>3.3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3.4244">
                <text:p>3.4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3.4816">
                <text:p>3.48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02cm" svg:y="4.188cm" style:legend-expansion="high" chart:style-name="ch2"/>
        <chart:plot-area chart:style-name="ch3" table:cell-range-address="'Electrical Conductivity'.A2:'Electrical Conductivity'.B101 'Electrical Conductivity'.B1:'Electrical Conductivity'.B1" chart:data-source-has-labels="row" svg:x="0.77cm" svg:y="0.855cm" svg:width="10.792cm" svg:height="7.545cm">
          <chartooo:coordinate-region svg:x="1.682cm" svg:y="1.068cm" svg:width="9.5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lectrical Conductivity'.B2:'Electrical Conductivity'.B101" chart:label-cell-address="'Electrical Conductivity'.B1:'Electrical Conductivity'.B1" chart:class="chart:scatter">
            <chart:domain table:cell-range-address="'Electrical Conductivity'.A2:'Electrical Conductivity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(1/{ohm.cm))</text:p>
                <draw:g>
                  <svg:desc>'Electrical Conductivity'.B1:'Electrical Conductivit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Electrical Conductivity'.A2:'Electrical Conductivity'.A101</svg:desc>
                </draw:g>
              </table:table-cell>
              <table:table-cell office:value-type="float" office:value="0.00948">
                <text:p>0.00948</text:p>
                <draw:g>
                  <svg:desc>'Electrical Conductivity'.B2:'Electrical Conductivity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0.00786">
                <text:p>0.0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.00721">
                <text:p>0.00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0.00665">
                <text:p>0.00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616">
                <text:p>0.00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00573">
                <text:p>0.00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0.00419">
                <text:p>0.00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0.00409">
                <text:p>0.00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0.00441">
                <text:p>0.00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0.00607">
                <text:p>0.00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0.00686">
                <text:p>0.00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0.00879">
                <text:p>0.00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00994">
                <text:p>0.00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0.01122">
                <text:p>0.01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0.01262">
                <text:p>0.01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0.01416">
                <text:p>0.01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0.01583">
                <text:p>0.01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0.01956">
                <text:p>0.01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0.02163">
                <text:p>0.021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0.02383">
                <text:p>0.02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0.02617">
                <text:p>0.02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0.02864">
                <text:p>0.02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0.03399">
                <text:p>0.03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0.03985">
                <text:p>0.039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0.04298">
                <text:p>0.04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0.04623">
                <text:p>0.04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0.05671">
                <text:p>0.05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0.06044">
                <text:p>0.06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0.06427">
                <text:p>0.06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0.06822">
                <text:p>0.06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0.07227">
                <text:p>0.07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0.07642">
                <text:p>0.0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0.08068">
                <text:p>0.08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0.08503">
                <text:p>0.0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0.08947">
                <text:p>0.08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0.09861">
                <text:p>0.09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0.10331">
                <text:p>0.10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0.10808">
                <text:p>0.10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0.11293">
                <text:p>0.11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0.11786">
                <text:p>0.1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0.12285">
                <text:p>0.12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0.1279">
                <text:p>0.1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0.13302">
                <text:p>0.1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0.1382">
                <text:p>0.1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0.14343">
                <text:p>0.1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0.14872">
                <text:p>0.14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0.15405">
                <text:p>0.15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0.15944">
                <text:p>0.15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0.16486">
                <text:p>0.16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0.17584">
                <text:p>0.17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0.18138">
                <text:p>0.18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0.18695">
                <text:p>0.186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0.19256">
                <text:p>0.19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0.19819">
                <text:p>0.19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0.20385">
                <text:p>0.20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0.20954">
                <text:p>0.20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0.21524">
                <text:p>0.21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0.22096">
                <text:p>0.22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0.2267">
                <text:p>0.2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0.23246">
                <text:p>0.23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0.23823">
                <text:p>0.23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0.24401">
                <text:p>0.24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0.2614">
                <text:p>0.2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0.2672">
                <text:p>0.2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0.27301">
                <text:p>0.27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0.27882">
                <text:p>0.27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0.28463">
                <text:p>0.28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0.29044">
                <text:p>0.29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0.29625">
                <text:p>0.2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0.30205">
                <text:p>0.30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0.30784">
                <text:p>0.30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0.31363">
                <text:p>0.31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0.31941">
                <text:p>0.319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0.32518">
                <text:p>0.32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0.33095">
                <text:p>0.33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0.3367">
                <text:p>0.3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0.34244">
                <text:p>0.34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0.34816">
                <text:p>0.348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94cm" svg:y="4.188cm" style:legend-expansion="high" chart:style-name="ch2"/>
        <chart:plot-area chart:style-name="ch3" table:cell-range-address="ZT.A1:ZT.A101 ZT.C1:ZT.C101" chart:data-source-has-labels="row" svg:x="0.77cm" svg:y="0.855cm" svg:width="10.184cm" svg:height="7.545cm">
          <chartooo:coordinate-region svg:x="1.682cm" svg:y="1.067cm" svg:width="8.9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T.C2:ZT.C101" chart:label-cell-address="ZT.C1:ZT.C1" chart:class="chart:scatter">
            <chart:domain table:cell-range-address="ZT.A2:Z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ebeck (microVolts/K)</text:p>
                <draw:g>
                  <svg:desc>ZT.C1:Z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ZT.A2:ZT.A101</svg:desc>
                </draw:g>
              </table:table-cell>
              <table:table-cell office:value-type="float" office:value="-638.73554">
                <text:p>-638.73554</text:p>
                <draw:g>
                  <svg:desc>ZT.C2:ZT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-647.07801">
                <text:p>-647.07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-654.91454">
                <text:p>-654.91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-662.30296">
                <text:p>-662.3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-669.29156">
                <text:p>-669.29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675.92068">
                <text:p>-675.92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-682.22339">
                <text:p>-682.22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-688.22454">
                <text:p>-688.22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-693.93735">
                <text:p>-693.93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-699.35568">
                <text:p>-699.3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704.43951">
                <text:p>-704.43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-709.09133">
                <text:p>-709.09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-713.12404">
                <text:p>-713.12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-716.23096">
                <text:p>-716.23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-717.9877">
                <text:p>-717.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-717.92877">
                <text:p>-717.92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-715.70482">
                <text:p>-715.70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-711.23403">
                <text:p>-711.23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-704.72938">
                <text:p>-704.7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-696.5935">
                <text:p>-696.5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-687.27936">
                <text:p>-687.27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-677.19628">
                <text:p>-677.19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-666.67282">
                <text:p>-666.67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-655.95512">
                <text:p>-655.95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-645.21982">
                <text:p>-645.21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-634.58978">
                <text:p>-634.58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-624.14811">
                <text:p>-624.14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-613.94928">
                <text:p>-613.94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-604.02728">
                <text:p>-604.0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-594.40171">
                <text:p>-594.40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-585.08205">
                <text:p>-585.0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-576.07073">
                <text:p>-576.07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-567.36535">
                <text:p>-567.36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-558.9602">
                <text:p>-558.9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-550.84742">
                <text:p>-550.84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-543.01775">
                <text:p>-543.0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-535.46111">
                <text:p>-535.46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-528.167">
                <text:p>-528.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-521.12479">
                <text:p>-521.12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-514.32389">
                <text:p>-514.32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-507.75394">
                <text:p>-507.75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-501.40481">
                <text:p>-501.40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-495.26677">
                <text:p>-495.26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-489.33042">
                <text:p>-489.33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-483.58681">
                <text:p>-483.58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-478.02735">
                <text:p>-478.02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-472.6439">
                <text:p>-472.6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-467.42867">
                <text:p>-467.42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-462.3743">
                <text:p>-462.3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-457.47378">
                <text:p>-457.47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-452.72048">
                <text:p>-452.72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-448.10809">
                <text:p>-448.10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-443.63063">
                <text:p>-443.63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-439.28244">
                <text:p>-439.28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-435.05816">
                <text:p>-435.05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-430.95267">
                <text:p>-430.95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-426.96116">
                <text:p>-426.96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-423.07902">
                <text:p>-423.07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-419.30192">
                <text:p>-419.3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-415.62571">
                <text:p>-415.62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-412.04646">
                <text:p>-412.04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-408.56046">
                <text:p>-408.560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-405.16413">
                <text:p>-405.16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-401.85412">
                <text:p>-401.85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-398.6272">
                <text:p>-398.6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-395.48032">
                <text:p>-395.48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-392.41058">
                <text:p>-392.41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-389.41518">
                <text:p>-389.41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-386.49148">
                <text:p>-386.49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-383.63697">
                <text:p>-383.63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-380.84923">
                <text:p>-380.849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-378.12596">
                <text:p>-378.12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-375.46497">
                <text:p>-375.46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-372.86415">
                <text:p>-372.86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-370.3215">
                <text:p>-370.3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-367.8351">
                <text:p>-367.8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-365.40311">
                <text:p>-365.403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-363.02378">
                <text:p>-363.02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-360.69542">
                <text:p>-360.69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-358.41641">
                <text:p>-358.41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-356.18521">
                <text:p>-356.185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-354.00034">
                <text:p>-354.00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-351.86037">
                <text:p>-351.86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-349.76395">
                <text:p>-349.76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-347.70974">
                <text:p>-347.70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-345.69651">
                <text:p>-345.69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-343.72303">
                <text:p>-343.72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-341.78815">
                <text:p>-341.78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-339.89075">
                <text:p>-339.89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-338.02975">
                <text:p>-338.02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-336.20411">
                <text:p>-336.20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-334.41284">
                <text:p>-334.41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-332.65498">
                <text:p>-332.65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-330.92961">
                <text:p>-330.92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-329.23583">
                <text:p>-329.235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-327.57279">
                <text:p>-327.572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-325.93966">
                <text:p>-325.939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-324.33564">
                <text:p>-324.335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-322.75996">
                <text:p>-322.75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-321.21188">
                <text:p>-321.211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4.188cm" style:legend-expansion="high" chart:style-name="ch2"/>
        <chart:plot-area chart:style-name="ch3" table:cell-range-address="ZT.A1:ZT.A101 ZT.F1:ZT.F101" chart:data-source-has-labels="row" svg:x="0.77cm" svg:y="0.855cm" svg:width="13.465cm" svg:height="7.545cm">
          <chartooo:coordinate-region svg:x="1.206cm" svg:y="1.068cm" svg:width="12.657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T.F2:ZT.F101" chart:label-cell-address="ZT.F1:ZT.F1" chart:class="chart:scatter">
            <chart:domain table:cell-range-address="ZT.A2:Z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T</text:p>
                <draw:g>
                  <svg:desc>ZT.F1:Z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ZT.A2:ZT.A101</svg:desc>
                </draw:g>
              </table:table-cell>
              <table:table-cell office:value-type="float" office:value="0.111994187134126">
                <text:p>0.111994187134126</text:p>
                <draw:g>
                  <svg:desc>ZT.F2:Z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0.112057109173528">
                <text:p>0.112057109173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0.112332875827784">
                <text:p>0.11233287582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0.112561714902281">
                <text:p>0.112561714902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0.113000834365965">
                <text:p>0.113000834365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113481970792176">
                <text:p>0.113481970792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0.114329053737429">
                <text:p>0.114329053737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0.115015761165242">
                <text:p>0.115015761165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0.11589517944947">
                <text:p>0.11589517944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.11665202435447">
                <text:p>0.11665202435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117898376529545">
                <text:p>0.117898376529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0.119098947717468">
                <text:p>0.119098947717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121022721286863">
                <text:p>0.121022721286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0.123798163144503">
                <text:p>0.123798163144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0.127844052351469">
                <text:p>0.127844052351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0.133954469282367">
                <text:p>0.133954469282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0.142219684048724">
                <text:p>0.142219684048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0.154016370372947">
                <text:p>0.154016370372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0.169807510331036">
                <text:p>0.169807510331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0.190078468248745">
                <text:p>0.190078468248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0.214809737771316">
                <text:p>0.214809737771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0.244332319067943">
                <text:p>0.244332319067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0.278699112813607">
                <text:p>0.278699112813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0.317579833818808">
                <text:p>0.317579833818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0.361702802909632">
                <text:p>0.361702802909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410823704198337">
                <text:p>0.410823704198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0.465272619250735">
                <text:p>0.465272619250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0.524627281533838">
                <text:p>0.524627281533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0.589669533157745">
                <text:p>0.589669533157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0.659941484414047">
                <text:p>0.659941484414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0.735374704583737">
                <text:p>0.735374704583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0.815882118880645">
                <text:p>0.815882118880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0.901756722435663">
                <text:p>0.901756722435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0.992466387371109">
                <text:p>0.992466387371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1.08825521189499">
                <text:p>1.08825521189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1.18855069369396">
                <text:p>1.18855069369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1.29354349428416">
                <text:p>1.29354349428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1.40262032895282">
                <text:p>1.40262032895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1.51553890005702">
                <text:p>1.51553890005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1.63166252992929">
                <text:p>1.63166252992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1.75145453511164">
                <text:p>1.75145453511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1.87387042908457">
                <text:p>1.87387042908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1.99860354574971">
                <text:p>1.99860354574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2.12567931638426">
                <text:p>2.12567931638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2.2540608775506">
                <text:p>2.2540608775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2.38375631426155">
                <text:p>2.38375631426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2.51376000197276">
                <text:p>2.51376000197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2.64439423570653">
                <text:p>2.64439423570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2.7746774891493">
                <text:p>2.77467748914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2.90429673889339">
                <text:p>2.90429673889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3.0332369995232">
                <text:p>3.0332369995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3.1606011961235">
                <text:p>3.160601196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3.28612186916362">
                <text:p>3.28612186916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3.40954318104832">
                <text:p>3.40954318104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3.53036368795875">
                <text:p>3.53036368795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3.64863099807526">
                <text:p>3.64863099807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3.76365012117149">
                <text:p>3.76365012117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3.87550957088489">
                <text:p>3.87550957088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3.98405697452055">
                <text:p>3.98405697452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4.0887251471833">
                <text:p>4.0887251471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4.18944650812024">
                <text:p>4.18944650812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4.28636947744681">
                <text:p>4.28636947744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4.37924235318091">
                <text:p>4.37924235318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4.46786213553881">
                <text:p>4.46786213553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4.55242171084984">
                <text:p>4.55242171084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4.63259207818036">
                <text:p>4.63259207818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4.70875994112993">
                <text:p>4.70875994112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4.78049354733296">
                <text:p>4.78049354733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4.84819152290931">
                <text:p>4.848191522909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4.91178384928444">
                <text:p>4.91178384928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4.97123310711928">
                <text:p>4.97123310711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5.02666062979299">
                <text:p>5.02666062979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5.07831396753037">
                <text:p>5.07831396753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5.12606925006827">
                <text:p>5.126069250068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5.17018426442469">
                <text:p>5.170184264424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5.21078922208772">
                <text:p>5.21078922208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5.24781173806047">
                <text:p>5.24781173806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5.28150780169315">
                <text:p>5.281507801693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5.312019501493">
                <text:p>5.3120195014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5.33948661076822">
                <text:p>5.33948661076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5.36396286520923">
                <text:p>5.36396286520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5.38559453945563">
                <text:p>5.38559453945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5.40452328378743">
                <text:p>5.40452328378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5.42081447639388">
                <text:p>5.42081447639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5.43474850702496">
                <text:p>5.43474850702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5.44624669782319">
                <text:p>5.44624669782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5.45557607131718">
                <text:p>5.455576071317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5.46279520026626">
                <text:p>5.462795200266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5.46802582361403">
                <text:p>5.46802582361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5.47138421741092">
                <text:p>5.47138421741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5.47298137702229">
                <text:p>5.47298137702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5.47287404103231">
                <text:p>5.47287404103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5.4711700672396">
                <text:p>5.4711700672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5.46801701959593">
                <text:p>5.46801701959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5.46346247947037">
                <text:p>5.46346247947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5.45759900716902">
                <text:p>5.45759900716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5.4505531138722">
                <text:p>5.4505531138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5.44232727768652">
                <text:p>5.44232727768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5.4330407773413">
                <text:p>5.4330407773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5.42273348996101">
                <text:p>5.42273348996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cm" svg:y="4.188cm" style:legend-expansion="high" chart:style-name="ch2"/>
        <chart:plot-area chart:style-name="ch3" table:cell-range-address="ZT.A1:ZT.A101 ZT.E1:ZT.E101" chart:data-source-has-labels="row" svg:x="0.77cm" svg:y="0.855cm" svg:width="10.29cm" svg:height="7.545cm">
          <chartooo:coordinate-region svg:x="1.391cm" svg:y="1.068cm" svg:width="9.297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T.E2:ZT.E101" chart:label-cell-address="ZT.E1:ZT.E1" chart:class="chart:scatter">
            <chart:domain table:cell-range-address="ZT.A2:Z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onon thermal (w/mk)</text:p>
                <draw:g>
                  <svg:desc>ZT.E1:Z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ZT.A2:ZT.A101</svg:desc>
                </draw:g>
              </table:table-cell>
              <table:table-cell office:value-type="float" office:value="10.31815584528">
                <text:p>10.31815584528</text:p>
                <draw:g>
                  <svg:desc>ZT.E2:Z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10.2421864551">
                <text:p>10.2421864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10.16415530798">
                <text:p>10.1641553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10.07632448844">
                <text:p>10.07632448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9.979853023672">
                <text:p>9.979853023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.883259951308">
                <text:p>9.883259951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9.761424996506">
                <text:p>9.761424996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9.641127305569">
                <text:p>9.641127305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9.522431923463">
                <text:p>9.522431923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9.405392607607">
                <text:p>9.405392607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9.290052732521">
                <text:p>9.290052732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9.166072956091">
                <text:p>9.166072956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9.044390671061">
                <text:p>9.04439067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8.924994290556">
                <text:p>8.924994290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8.807866809057">
                <text:p>8.807866809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8.692986454801">
                <text:p>8.692986454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8.628535052588">
                <text:p>8.628535052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8.558411798201">
                <text:p>8.558411798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8.469532611403">
                <text:p>8.469532611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8.370330360411">
                <text:p>8.370330360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8.255839651631">
                <text:p>8.255839651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8.138029614776">
                <text:p>8.138029614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8.020145519128">
                <text:p>8.020145519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7.902849868702">
                <text:p>7.902849868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7.789445702238">
                <text:p>7.78944570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7.676736169538">
                <text:p>7.676736169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7.56661816067">
                <text:p>7.56661816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7.459013139938">
                <text:p>7.459013139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7.353844857191">
                <text:p>7.353844857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7.251039339979">
                <text:p>7.251039339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7.150524876641">
                <text:p>7.150524876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7.052231991682">
                <text:p>7.052231991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6.95609341461">
                <text:p>6.95609341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6.862044043312">
                <text:p>6.862044043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6.770020902948">
                <text:p>6.770020902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6.679963101144">
                <text:p>6.679963101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6.591811780254">
                <text:p>6.591811780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6.505510067306">
                <text:p>6.505510067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6.421003022229">
                <text:p>6.421003022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6.338237584814">
                <text:p>6.338237584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6.257162520866">
                <text:p>6.257162520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6.177728367897">
                <text:p>6.177728367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6.099887380702">
                <text:p>6.09988738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6.02359347705">
                <text:p>6.02359347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5.948802183796">
                <text:p>5.948802183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5.875470583509">
                <text:p>5.875470583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5.803557261903">
                <text:p>5.803557261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5.733022256107">
                <text:p>5.733022256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5.663827003952">
                <text:p>5.663827003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5.595934294341">
                <text:p>5.595934294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5.529308218795">
                <text:p>5.529308218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5.463914124205">
                <text:p>5.463914124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5.399718566873">
                <text:p>5.399718566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5.336689267844">
                <text:p>5.336689267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5.274795069552">
                <text:p>5.274795069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5.21400589381">
                <text:p>5.21400589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5.154292701135">
                <text:p>5.154292701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5.095627451395">
                <text:p>5.09562745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5.03798306579">
                <text:p>5.03798306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4.981333390136">
                <text:p>4.981333390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4.925653159442">
                <text:p>4.925653159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4.870917963748">
                <text:p>4.870917963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4.817104215216">
                <text:p>4.817104215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4.764189116432">
                <text:p>4.764189116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4.712150629892">
                <text:p>4.712150629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4.660967448645">
                <text:p>4.6609674486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4.610618968063">
                <text:p>4.610618968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4.561085258699">
                <text:p>4.561085258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4.512347040204">
                <text:p>4.512347040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4.464385656278">
                <text:p>4.464385656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4.417183050594">
                <text:p>4.417183050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4.370721743703">
                <text:p>4.3707217437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4.324984810844">
                <text:p>4.324984810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4.27995586067">
                <text:p>4.279955860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4.235619014807">
                <text:p>4.235619014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4.191958888273">
                <text:p>4.191958888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4.148960570667">
                <text:p>4.148960570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4.106609608152">
                <text:p>4.106609608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4.064891986155">
                <text:p>4.064891986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4.023794112788">
                <text:p>4.023794112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3.983302802954">
                <text:p>3.983302802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3.943405263101">
                <text:p>3.943405263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3.904089076605">
                <text:p>3.904089076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3.865342189764">
                <text:p>3.865342189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3.827152898358">
                <text:p>3.827152898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3.789509834777">
                <text:p>3.7895098347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3.752401955674">
                <text:p>3.752401955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3.715818530126">
                <text:p>3.71581853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3.67974912829">
                <text:p>3.679749128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3.644183610522">
                <text:p>3.6441836105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3.609112116943">
                <text:p>3.609112116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3.574525057442">
                <text:p>3.574525057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3.540413102086">
                <text:p>3.540413102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3.506767171912">
                <text:p>3.506767171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3.473578430115">
                <text:p>3.473578430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3.440838273596">
                <text:p>3.440838273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3.408538324826">
                <text:p>3.408538324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3.376670424077">
                <text:p>3.376670424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3.345226621953">
                <text:p>3.3452266219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3.314199172212">
                <text:p>3.314199172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